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urier" svg:font-family="Courier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fo:background-color="#D9D9D9"/>
      <style:text-properties fo:font-size="14pt" style:font-size-asian="14pt" style:font-size-complex="14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fo:background-color="#D9D9D9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F2F2F2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fo:background-color="#F2F2F2"/>
      <style:text-properties fo:font-weight="bold" style:font-weight-asian="bold" style:font-weight-complex="bold"/>
    </style:style>
    <style:style style:name="ce12" style:family="table-cell" style:parent-style-name="Default" style:data-style-name="N30">
      <style:table-cell-properties fo:border="thin solid #000000" fo:background-color="#FFFF00"/>
    </style:style>
    <style:style style:name="ce13" style:family="table-cell" style:parent-style-name="Default" style:data-style-name="N0">
      <style:table-cell-properties fo:border="thin solid #000000" fo:background-color="#FFFF00"/>
    </style:style>
    <style:style style:name="ce14" style:family="table-cell" style:parent-style-name="Default" style:data-style-name="N0">
      <style:table-cell-properties fo:border="thin solid #000000" fo:background-color="#FFFF00"/>
    </style:style>
    <style:style style:name="ce15" style:family="table-cell" style:parent-style-name="Default" style:data-style-name="N0">
      <style:table-cell-properties fo:border="thin solid #000000" fo:background-color="#E7E6E6"/>
    </style:style>
    <style:style style:name="ce16" style:family="table-cell" style:parent-style-name="Default" style:data-style-name="N0">
      <style:text-properties fo:font-size="18pt" style:font-size-asian="18pt" style:font-size-complex="18pt" fo:font-weight="bold" style:font-weight-asian="bold" style:font-weight-complex="bold"/>
    </style:style>
    <style:style style:name="ce17" style:family="table-cell" style:parent-style-name="Default" style:data-style-name="N0">
      <style:text-properties fo:font-size="20pt" style:font-size-asian="20pt" style:font-size-complex="20pt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automatic" fo:background-color="transparent"/>
      <style:text-properties fo:font-size="14pt" style:font-size-asian="14pt" style:font-size-complex="14pt"/>
    </style:style>
    <style:style style:name="ce19" style:family="table-cell" style:parent-style-name="Default" style:data-style-name="N30">
      <style:table-cell-properties fo:border="thin solid #000000" fo:background-color="#F2F2F2"/>
      <style:text-properties fo:font-weight="bold" style:font-weight-asian="bold" style:font-weight-complex="bold"/>
    </style:style>
    <style:style style:name="ce20" style:family="table-cell" style:parent-style-name="Default" style:data-style-name="N0"/>
    <style:style style:name="ce21" style:family="table-cell" style:parent-style-name="Default" style:data-style-name="N0">
      <style:table-cell-properties style:vertical-align="automatic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transparent"/>
    </style:style>
    <style:style style:name="ce23" style:family="table-cell" style:parent-style-name="Default" style:data-style-name="N0">
      <style:table-cell-properties fo:background-color="#FFFF00"/>
    </style:style>
    <style:style style:name="ce24" style:family="table-cell" style:parent-style-name="Default" style:data-style-name="N0">
      <style:table-cell-properties fo:border="thin solid #000000" fo:background-color="#E7E6E6"/>
      <style:text-properties fo:font-weight="bold" style:font-weight-asian="bold" style:font-weight-complex="bold"/>
    </style:style>
    <style:style style:name="ce25" style:family="table-cell" style:parent-style-name="Default" style:data-style-name="N0"/>
    <style:style style:name="ce26" style:family="table-cell" style:parent-style-name="Default" style:data-style-name="N0">
      <style:table-cell-properties fo:background-color="transparent"/>
      <style:text-properties style:font-name="Courier" style:font-name-asian="Courier" style:font-name-complex="Courier" style:font-family-generic="roman"/>
    </style:style>
    <style:style style:name="ce27" style:family="table-cell" style:parent-style-name="Default" style:data-style-name="N0">
      <style:table-cell-properties fo:background-color="transparent"/>
      <style:text-properties style:font-name="Courier" style:font-name-asian="Courier" style:font-name-complex="Courier" style:font-family-generic="roman"/>
    </style:style>
    <style:style style:name="ce28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29" style:family="table-cell" style:parent-style-name="Default" style:data-style-name="N0">
      <style:text-properties fo:color="#111111" fo:font-size="13pt" style:font-size-asian="13pt" style:font-size-complex="13pt"/>
    </style:style>
    <style:style style:name="ce30" style:family="table-cell" style:parent-style-name="Default" style:data-style-name="N0">
      <style:text-properties style:font-name="Courier" style:font-name-asian="Courier" style:font-name-complex="Courier" fo:font-weight="bold" style:font-weight-asian="bold" style:font-weight-complex="bold" style:font-family-generic="roman"/>
    </style:style>
    <style:style style:name="ce31" style:family="table-cell" style:parent-style-name="Default" style:data-style-name="N0">
      <style:text-properties style:font-name="Courier" style:font-name-asian="Courier" style:font-name-complex="Courier" fo:font-weight="bold" style:font-weight-asian="bold" style:font-weight-complex="bold" style:font-family-generic="roman"/>
    </style:style>
    <style:style style:name="ce32" style:family="table-cell" style:parent-style-name="Default" style:data-style-name="N0">
      <style:text-properties fo:color="#111111" style:font-name="Courier" style:font-name-asian="Courier" style:font-name-complex="Courier" fo:font-size="13pt" style:font-size-asian="13pt" style:font-size-complex="13pt" fo:font-weight="bold" style:font-weight-asian="bold" style:font-weight-complex="bold" style:font-family-generic="roman"/>
    </style:style>
    <style:style style:name="ce33" style:family="table-cell" style:parent-style-name="Default" style:data-style-name="N0">
      <style:text-properties fo:font-weight="bold" style:font-weight-asian="bold" style:font-weight-complex="bold"/>
    </style:style>
    <style:style style:name="ce34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35" style:family="table-cell" style:parent-style-name="Default" style:data-style-name="N0"/>
    <style:style style:name="ce36" style:family="table-cell" style:parent-style-name="Default" style:data-style-name="N0">
      <style:table-cell-properties fo:background-color="#E7E6E6"/>
      <style:text-properties style:font-name="Courier" style:font-name-asian="Courier" style:font-name-complex="Courier" fo:font-weight="bold" style:font-weight-asian="bold" style:font-weight-complex="bold" style:font-family-generic="roman"/>
    </style:style>
    <style:style style:name="ce37" style:family="table-cell" style:parent-style-name="Default" style:data-style-name="N0">
      <style:table-cell-properties fo:background-color="#E7E6E6"/>
    </style:style>
    <style:style style:name="ce38" style:family="table-cell" style:parent-style-name="Default" style:data-style-name="N0">
      <style:table-cell-properties style:vertical-align="automatic" fo:background-color="#E7E6E6" style:cell-protect="none"/>
      <style:text-properties style:font-name="Courier" style:font-name-asian="Courier" style:font-name-complex="Courier" fo:font-weight="bold" style:font-weight-asian="bold" style:font-weight-complex="bold" style:font-family-generic="roman"/>
    </style:style>
    <style:style style:name="ce39" style:family="table-cell" style:parent-style-name="Default" style:data-style-name="N0">
      <style:table-cell-properties fo:background-color="#E7E6E6"/>
      <style:text-properties fo:color="#111111" style:font-name="Courier" style:font-name-asian="Courier" style:font-name-complex="Courier" fo:font-size="13pt" style:font-size-asian="13pt" style:font-size-complex="13pt" fo:font-weight="bold" style:font-weight-asian="bold" style:font-weight-complex="bold" style:font-family-generic="roman"/>
    </style:style>
    <style:style style:name="ce40" style:family="table-cell" style:parent-style-name="Default" style:data-style-name="N0">
      <style:table-cell-properties fo:background-color="transparent"/>
    </style:style>
    <style:style style:name="ce41" style:family="table-cell" style:parent-style-name="Default" style:data-style-name="N0">
      <style:table-cell-properties fo:background-color="transparent"/>
    </style:style>
    <style:style style:name="ce42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43" style:family="table-cell" style:parent-style-name="Default" style:data-style-name="N0">
      <style:text-properties style:font-name="Courier" style:font-name-asian="Courier" style:font-name-complex="Courier" style:font-family-generic="roman"/>
    </style:style>
    <style:style style:name="ce44" style:family="table-cell" style:parent-style-name="Default" style:data-style-name="N0">
      <style:table-cell-properties fo:background-color="transparent"/>
      <style:text-properties style:font-name="Courier" style:font-name-asian="Courier" style:font-name-complex="Courier" style:font-family-generic="roman"/>
    </style:style>
    <style:style style:name="ce45" style:family="table-cell" style:parent-style-name="Default" style:data-style-name="N0">
      <style:table-cell-properties fo:background-color="#F2F2F2"/>
      <style:text-properties style:font-name="Courier" style:font-name-asian="Courier" style:font-name-complex="Courier" fo:font-weight="bold" style:font-weight-asian="bold" style:font-weight-complex="bold" style:font-family-generic="roman"/>
    </style:style>
    <style:style style:name="ce46" style:family="table-cell" style:parent-style-name="Default" style:data-style-name="N0">
      <style:table-cell-properties fo:background-color="#F2F2F2"/>
    </style:style>
    <style:style style:name="ce47" style:family="table-cell" style:parent-style-name="Default" style:data-style-name="N0">
      <style:table-cell-properties fo:background-color="#F2F2F2"/>
      <style:text-properties style:font-name="Courier" style:font-name-asian="Courier" style:font-name-complex="Courier" fo:font-weight="bold" style:font-weight-asian="bold" style:font-weight-complex="bold" style:font-family-generic="roman"/>
    </style:style>
    <style:style style:name="ce48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49" style:family="table-cell" style:parent-style-name="Hyperlink" style:data-style-name="N0">
      <style:text-properties fo:color="#0563C1" style:text-underline-style="solid" style:text-underline-type="single"/>
    </style:style>
    <style:style style:name="ce50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51" style:family="table-cell" style:parent-style-name="Default" style:data-style-name="N0">
      <style:table-cell-properties fo:background-color="#F2F2F2"/>
      <style:text-properties style:font-name="Courier New" style:font-name-asian="Courier New" style:font-name-complex="Courier New" fo:font-weight="bold" style:font-weight-asian="bold" style:font-weight-complex="bold" style:font-family-generic="modern"/>
    </style:style>
    <style:style style:name="ce52" style:family="table-cell" style:parent-style-name="Default" style:data-style-name="N0">
      <style:table-cell-properties fo:background-color="#F2F2F2"/>
      <style:text-properties style:font-name="Courier New" style:font-name-asian="Courier New" style:font-name-complex="Courier New" fo:font-weight="bold" style:font-weight-asian="bold" style:font-weight-complex="bold" style:font-family-generic="modern"/>
    </style:style>
    <style:style style:name="ce53" style:family="table-cell" style:parent-style-name="Default" style:data-style-name="N0">
      <style:text-properties fo:color="#C00000" fo:font-weight="bold" style:font-weight-asian="bold" style:font-weight-complex="bold"/>
    </style:style>
    <style:style style:name="ce54" style:family="table-cell" style:parent-style-name="Default" style:data-style-name="N0">
      <style:text-properties fo:color="#C00000" fo:font-size="14pt" style:font-size-asian="14pt" style:font-size-complex="14pt" fo:font-weight="bold" style:font-weight-asian="bold" style:font-weight-complex="bold"/>
    </style:style>
    <style:style style:name="ce55" style:family="table-cell" style:parent-style-name="Default" style:data-style-name="N0">
      <style:table-cell-properties fo:background-color="transparent"/>
      <style:text-properties fo:color="#C00000" fo:font-size="14pt" style:font-size-asian="14pt" style:font-size-complex="14pt" fo:font-weight="bold" style:font-weight-asian="bold" style:font-weight-complex="bold"/>
    </style:style>
    <style:style style:name="ce56" style:family="table-cell" style:parent-style-name="Default" style:data-style-name="N0">
      <style:table-cell-properties fo:background-color="transparent"/>
      <style:text-properties fo:font-size="16pt" style:font-size-asian="16pt" style:font-size-complex="16pt" fo:font-weight="bold" style:font-weight-asian="bold" style:font-weight-complex="bold"/>
    </style:style>
    <style:style style:name="ce57" style:family="table-cell" style:parent-style-name="Default" style:data-style-name="N0">
      <style:table-cell-properties fo:background-color="transparent"/>
      <style:text-properties style:font-name="Courier New" style:font-name-asian="Courier New" style:font-name-complex="Courier New" fo:font-weight="bold" style:font-weight-asian="bold" style:font-weight-complex="bold" style:font-family-generic="modern"/>
    </style:style>
    <style:style style:name="ce58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59" style:family="table-cell" style:parent-style-name="Default" style:data-style-name="N0">
      <style:text-properties style:font-name="Courier" style:font-name-asian="Courier" style:font-name-complex="Courier" style:font-family-generic="roman"/>
    </style:style>
    <style:style style:name="ce60" style:family="table-cell" style:parent-style-name="Default" style:data-style-name="N0">
      <style:table-cell-properties fo:border-top="thin solid #000000" fo:border-bottom="none" fo:border-left="none" fo:border-right="none" fo:background-color="transparent"/>
    </style:style>
    <style:style style:name="ce61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62" style:family="table-cell" style:parent-style-name="Default" style:data-style-name="N0">
      <style:table-cell-properties fo:background-color="transparent"/>
      <style:text-properties style:font-name="Courier" style:font-name-asian="Courier" style:font-name-complex="Courier" fo:font-weight="bold" style:font-weight-asian="bold" style:font-weight-complex="bold" style:font-family-generic="roman"/>
    </style:style>
    <style:style style:name="ce63" style:family="table-cell" style:parent-style-name="Default" style:data-style-name="N0">
      <style:table-cell-properties fo:background-color="transparent"/>
      <style:text-properties fo:color="#C00000" fo:font-weight="bold" style:font-weight-asian="bold" style:font-weight-complex="bold"/>
    </style:style>
    <style:style style:name="ce64" style:family="table-cell" style:parent-style-name="Default" style:data-style-name="N0">
      <style:table-cell-properties style:vertical-align="automatic" fo:background-color="#F2F2F2"/>
      <style:text-properties style:font-name="Courier" style:font-name-asian="Courier" style:font-name-complex="Courier" fo:font-weight="bold" style:font-weight-asian="bold" style:font-weight-complex="bold" style:font-family-generic="roman"/>
    </style:style>
    <style:style style:name="ce65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fo:background-color="transparent"/>
    </style:style>
    <style:style style:name="ce67" style:family="table-cell" style:parent-style-name="Hyperlink" style:data-style-name="N0">
      <style:table-cell-properties fo:border="thin solid #000000" style:vertical-align="automatic" fo:background-color="#FFFF00"/>
      <style:text-properties fo:color="#0563C1" style:text-underline-style="solid" style:text-underline-type="single"/>
    </style:style>
    <style:style style:name="ce68" style:family="table-cell" style:parent-style-name="Default" style:data-style-name="N30">
      <style:table-cell-properties fo:border="thin solid #000000" style:vertical-align="automatic" fo:background-color="#FFFF00"/>
    </style:style>
    <style:style style:name="ce69" style:family="table-cell" style:parent-style-name="Default" style:data-style-name="N0">
      <style:table-cell-properties fo:border="thin solid #000000" style:vertical-align="automatic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5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co1" style:family="table-column">
      <style:table-column-properties fo:break-before="auto" style:column-width="1.666875cm"/>
    </style:style>
    <style:style style:name="co2" style:family="table-column">
      <style:table-column-properties fo:break-before="auto" style:column-width="4.841875cm"/>
    </style:style>
    <style:style style:name="co3" style:family="table-column">
      <style:table-column-properties fo:break-before="auto" style:column-width="2.936875cm"/>
    </style:style>
    <style:style style:name="co4" style:family="table-column">
      <style:table-column-properties fo:break-before="auto" style:column-width="1.825625cm"/>
    </style:style>
    <style:style style:name="co5" style:family="table-column">
      <style:table-column-properties fo:break-before="auto" style:column-width="2.38125cm"/>
    </style:style>
    <style:style style:name="co6" style:family="table-column">
      <style:table-column-properties fo:break-before="auto" style:column-width="2.19604166666667cm"/>
    </style:style>
    <style:style style:name="co7" style:family="table-column">
      <style:table-column-properties fo:break-before="auto" style:column-width="2.301875cm"/>
    </style:style>
    <style:style style:name="co8" style:family="table-column">
      <style:table-column-properties fo:break-before="auto" style:column-width="2.06375cm"/>
    </style:style>
    <style:style style:name="co9" style:family="table-column">
      <style:table-column-properties fo:break-before="auto" style:column-width="2.778125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1.984375cm"/>
    </style:style>
    <style:style style:name="co12" style:family="table-column">
      <style:table-column-properties fo:break-before="auto" style:column-width="2.43416666666667cm"/>
    </style:style>
    <style:style style:name="co13" style:family="table-column">
      <style:table-column-properties fo:break-before="auto" style:column-width="2.03729166666667cm"/>
    </style:style>
    <style:style style:name="co14" style:family="table-column">
      <style:table-column-properties fo:break-before="auto" style:column-width="4.57729166666667cm"/>
    </style:style>
    <style:style style:name="co15" style:family="table-column">
      <style:table-column-properties fo:break-before="auto" style:column-width="1.74625cm"/>
    </style:style>
    <style:style style:name="co16" style:family="table-column">
      <style:table-column-properties fo:break-before="auto" style:column-width="3.33375cm"/>
    </style:style>
    <style:style style:name="co17" style:family="table-column">
      <style:table-column-properties fo:break-before="auto" style:column-width="4.683125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24pt" style:use-optimal-row-height="true" fo:break-before="auto"/>
    </style:style>
    <style:style style:name="ro3" style:family="table-row">
      <style:table-row-properties style:row-height="19pt" style:use-optimal-row-height="true" fo:break-before="auto"/>
    </style:style>
    <style:style style:name="ro4" style:family="table-row">
      <style:table-row-properties style:row-height="26pt" style:use-optimal-row-height="true" fo:break-before="auto"/>
    </style:style>
    <style:style style:name="ro5" style:family="table-row">
      <style:table-row-properties style:row-height="21pt" style:use-optimal-row-height="true" fo:break-before="auto"/>
    </style:style>
    <style:style style:name="ro6" style:family="table-row">
      <style:table-row-properties style:row-height="17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Genera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6375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table:number-columns-repeated="2" table:style-name="ce1"/>
          <table:table-cell office:value-type="string" table:style-name="ce16">
            <text:p>OpenStack Installation Checklist v 1.1</text:p>
          </table:table-cell>
          <table:table-cell table:number-columns-repeated="3" table:style-name="ce1"/>
          <table:table-cell office:value-type="string" table:style-name="ce16">
            <text:p>General Parameters</text:p>
          </table:table-cell>
          <table:table-cell table:number-columns-repeated="16376" table:style-name="ce1"/>
        </table:table-row>
        <table:table-row table:style-name="ro3">
          <table:table-cell/>
          <table:table-cell office:value-type="string" table:style-name="ce4">
            <text:p>Network Environment</text:p>
          </table:table-cell>
          <table:table-cell table:number-columns-repeated="16382" table:style-name="ce1"/>
        </table:table-row>
        <table:table-row table:style-name="ro3">
          <table:table-cell/>
          <table:table-cell table:number-columns-repeated="4" table:style-name="ce1"/>
          <table:table-cell table:style-name="ce20"/>
          <table:table-cell office:value-type="string" table:style-name="ce21">
            <text:p>Host Systems Operating System</text:p>
          </table:table-cell>
          <table:table-cell table:style-name="ce18"/>
          <table:table-cell table:number-columns-repeated="16376" table:style-name="ce1"/>
        </table:table-row>
        <table:table-row table:style-name="ro1">
          <table:table-cell/>
          <table:table-cell office:value-type="string" table:style-name="ce9">
            <text:p>Network Type</text:p>
          </table:table-cell>
          <table:table-cell office:value-type="string" table:style-name="ce9">
            <text:p>CIDR</text:p>
          </table:table-cell>
          <table:table-cell office:value-type="string" table:style-name="ce9">
            <text:p>Gateway</text:p>
          </table:table-cell>
          <table:table-cell office:value-type="string" table:style-name="ce9">
            <text:p>Default Interfac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5">
            <text:p>Management Network</text:p>
          </table:table-cell>
          <table:table-cell office:value-type="string" table:style-name="ce12">
            <text:p>10.0.0.0/24</text:p>
          </table:table-cell>
          <table:table-cell office:value-type="string" table:style-name="ce12">
            <text:p>10.0.0.1</text:p>
          </table:table-cell>
          <table:table-cell office:value-type="string" table:style-name="ce12">
            <text:p>eth0</text:p>
          </table:table-cell>
          <table:table-cell table:style-name="ce1"/>
          <table:table-cell office:value-type="string" table:style-name="ce19">
            <text:p>Name</text:p>
          </table:table-cell>
          <table:table-cell office:value-type="string" table:number-columns-spanned="3" table:number-rows-spanned="1" table:style-name="ce68">
            <text:p>Ubuntu Server 16.04 LTS</text:p>
          </table:table-cell>
          <table:covered-table-cell table:number-columns-repeated="2"/>
          <table:table-cell table:number-columns-repeated="16374"/>
        </table:table-row>
        <table:table-row table:style-name="ro1">
          <table:table-cell/>
          <table:table-cell office:value-type="string" table:style-name="ce5">
            <text:p>Provider Network</text:p>
          </table:table-cell>
          <table:table-cell office:value-type="string" table:style-name="ce12">
            <text:p>203.0.113.0/24</text:p>
          </table:table-cell>
          <table:table-cell office:value-type="string" table:style-name="ce12">
            <text:p>203.0.113.1</text:p>
          </table:table-cell>
          <table:table-cell office:value-type="string" table:style-name="ce12">
            <text:p>eth1</text:p>
          </table:table-cell>
          <table:table-cell table:style-name="ce1"/>
          <table:table-cell office:value-type="string" table:style-name="ce19">
            <text:p>Download Link</text:p>
          </table:table-cell>
          <table:table-cell office:value-type="string" table:number-columns-spanned="3" table:number-rows-spanned="1" table:style-name="ce67">
            <text:p><text:a xlink:href="https://www.ubuntu.com/download/server">https://www.ubuntu.com/download/server</text:a></text:p>
          </table:table-cell>
          <table:covered-table-cell table:number-columns-repeated="2"/>
          <table:table-cell table:number-columns-repeated="16374"/>
        </table:table-row>
        <table:table-row table:number-rows-repeated="4" table:style-name="ro1">
          <table:table-cell table:number-columns-repeated="16384"/>
        </table:table-row>
        <table:table-row table:style-name="ro3">
          <table:table-cell/>
          <table:table-cell office:value-type="string" table:style-name="ce4">
            <text:p>Passwords</text:p>
          </table:table-cell>
          <table:table-cell table:number-columns-repeated="3" table:style-name="ce1"/>
          <table:table-cell office:value-type="string" table:style-name="ce4">
            <text:p>Host Addresses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office:value-type="string" table:style-name="ce8">
            <text:p>Description</text:p>
          </table:table-cell>
          <table:table-cell office:value-type="string" table:style-name="ce8">
            <text:p>Parameter</text:p>
          </table:table-cell>
          <table:table-cell office:value-type="string" table:style-name="ce8">
            <text:p>Value</text:p>
          </table:table-cell>
          <table:table-cell table:style-name="ce1"/>
          <table:table-cell office:value-type="string" table:style-name="ce8">
            <text:p>Name</text:p>
          </table:table-cell>
          <table:table-cell office:value-type="string" table:style-name="ce8">
            <text:p>IPv4 Address</text:p>
          </table:table-cell>
          <table:table-cell office:value-type="string" table:style-name="ce8">
            <text:p>Netmask</text:p>
          </table:table-cell>
          <table:table-cell office:value-type="string" table:style-name="ce8">
            <text:p>DNS Nameserver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5">
            <text:p>SQL Database 'root' Password</text:p>
          </table:table-cell>
          <table:table-cell office:value-type="string" table:style-name="ce5">
            <text:p>MySQL_root</text:p>
          </table:table-cell>
          <table:table-cell office:value-type="string" table:style-name="ce13">
            <text:p>openstack</text:p>
          </table:table-cell>
          <table:table-cell table:style-name="ce1"/>
          <table:table-cell office:value-type="string" table:style-name="ce14">
            <text:p>controller</text:p>
          </table:table-cell>
          <table:table-cell office:value-type="string" table:style-name="ce13">
            <text:p>10.0.0.11</text:p>
          </table:table-cell>
          <table:table-cell office:value-type="string" table:style-name="ce13">
            <text:p>255.255.255.0</text:p>
          </table:table-cell>
          <table:table-cell office:value-type="string" table:style-name="ce13">
            <text:p>8.8.8.8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6">
            <text:p>'<text:span text:style-name="T2">admin</text:span>' User Password</text:p>
          </table:table-cell>
          <table:table-cell office:value-type="string" table:style-name="ce5">
            <text:p>ADMIN_PASS</text:p>
          </table:table-cell>
          <table:table-cell office:value-type="string" table:style-name="ce13">
            <text:p>openstack</text:p>
          </table:table-cell>
          <table:table-cell table:style-name="ce1"/>
          <table:table-cell office:value-type="string" table:style-name="ce13">
            <text:p>compute1</text:p>
          </table:table-cell>
          <table:table-cell office:value-type="string" table:style-name="ce13">
            <text:p>10.0.0.31</text:p>
          </table:table-cell>
          <table:table-cell office:value-type="string" table:style-name="ce13">
            <text:p>255.255.255.0</text:p>
          </table:table-cell>
          <table:table-cell office:value-type="string" table:style-name="ce13">
            <text:p>8.8.8.8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5">
            <text:p>Database password for Cinder</text:p>
          </table:table-cell>
          <table:table-cell office:value-type="string" table:style-name="ce5">
            <text:p>CINDER_DBPASS</text:p>
          </table:table-cell>
          <table:table-cell office:value-type="string" table:style-name="ce13">
            <text:p>openstack</text:p>
          </table:table-cell>
          <table:table-cell table:style-name="ce1"/>
          <table:table-cell office:value-type="string" table:style-name="ce13">
            <text:p>compute2</text:p>
          </table:table-cell>
          <table:table-cell office:value-type="string" table:style-name="ce13">
            <text:p>10.0.0.32</text:p>
          </table:table-cell>
          <table:table-cell office:value-type="string" table:style-name="ce13">
            <text:p>255.255.255.0</text:p>
          </table:table-cell>
          <table:table-cell office:value-type="string" table:style-name="ce13">
            <text:p>8.8.8.8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6">
            <text:p>'<text:span text:style-name="T2">cinder</text:span>' User Password</text:p>
          </table:table-cell>
          <table:table-cell office:value-type="string" table:style-name="ce5">
            <text:p>CINDER_PASS</text:p>
          </table:table-cell>
          <table:table-cell office:value-type="string" table:style-name="ce13">
            <text:p>openstack</text:p>
          </table:table-cell>
          <table:table-cell table:style-name="ce1"/>
          <table:table-cell office:value-type="string" table:style-name="ce13">
            <text:p>block1</text:p>
          </table:table-cell>
          <table:table-cell office:value-type="string" table:style-name="ce13">
            <text:p>10.0.0.41</text:p>
          </table:table-cell>
          <table:table-cell office:value-type="string" table:style-name="ce13">
            <text:p>255.255.255.0</text:p>
          </table:table-cell>
          <table:table-cell office:value-type="string" table:style-name="ce13">
            <text:p>8.8.8.8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5">
            <text:p>Database password for Horizon</text:p>
          </table:table-cell>
          <table:table-cell office:value-type="string" table:style-name="ce5">
            <text:p>DASH_DBPASS</text:p>
          </table:table-cell>
          <table:table-cell office:value-type="string" table:style-name="ce13">
            <text:p>openstack</text:p>
          </table:table-cell>
          <table:table-cell table:number-columns-repeated="16380" table:style-name="ce1"/>
        </table:table-row>
        <table:table-row table:style-name="ro3">
          <table:table-cell/>
          <table:table-cell office:value-type="string" table:style-name="ce6">
            <text:p>'<text:span text:style-name="T2">demo</text:span><text:span text:style-name="T3">' User Password</text:span></text:p>
          </table:table-cell>
          <table:table-cell office:value-type="string" table:style-name="ce5">
            <text:p>DEMO_PASS</text:p>
          </table:table-cell>
          <table:table-cell office:value-type="string" table:style-name="ce13">
            <text:p>openstack</text:p>
          </table:table-cell>
          <table:table-cell table:style-name="ce1"/>
          <table:table-cell office:value-type="string" table:style-name="ce4">
            <text:p>Host SSH Users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5">
            <text:p>Database password for Glance</text:p>
          </table:table-cell>
          <table:table-cell office:value-type="string" table:style-name="ce5">
            <text:p>GLANCE_DBPASS</text:p>
          </table:table-cell>
          <table:table-cell office:value-type="string" table:style-name="ce13">
            <text:p>openstack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6">
            <text:p>'<text:span text:style-name="T2">glance</text:span><text:span text:style-name="T3">' User Password</text:span></text:p>
          </table:table-cell>
          <table:table-cell office:value-type="string" table:style-name="ce5">
            <text:p>GLANCE_PASS</text:p>
          </table:table-cell>
          <table:table-cell office:value-type="string" table:style-name="ce13">
            <text:p>openstack</text:p>
          </table:table-cell>
          <table:table-cell table:style-name="ce1"/>
          <table:table-cell office:value-type="string" table:style-name="ce11">
            <text:p>Host</text:p>
          </table:table-cell>
          <table:table-cell office:value-type="string" table:style-name="ce11">
            <text:p>Username</text:p>
          </table:table-cell>
          <table:table-cell office:value-type="string" table:style-name="ce11">
            <text:p>Password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5">
            <text:p>Database password for Keystone</text:p>
          </table:table-cell>
          <table:table-cell office:value-type="string" table:style-name="ce5">
            <text:p>KEYSTONE_DBPASS</text:p>
          </table:table-cell>
          <table:table-cell office:value-type="string" table:style-name="ce13">
            <text:p>openstack</text:p>
          </table:table-cell>
          <table:table-cell table:style-name="ce1"/>
          <table:table-cell office:value-type="string" office:string-value="controller" table:formula="of:=$$CONTROLLER_NAME" table:style-name="ce15">
            <text:p>controller</text:p>
          </table:table-cell>
          <table:table-cell office:value-type="string" table:style-name="ce13">
            <text:p>kris</text:p>
          </table:table-cell>
          <table:table-cell office:value-type="string" table:style-name="ce13">
            <text:p>openstack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5">
            <text:p>Secret for metadata server</text:p>
          </table:table-cell>
          <table:table-cell office:value-type="string" table:style-name="ce5">
            <text:p>METADATA_SECRET</text:p>
          </table:table-cell>
          <table:table-cell office:value-type="string" table:style-name="ce13">
            <text:p>openstack</text:p>
          </table:table-cell>
          <table:table-cell table:style-name="ce1"/>
          <table:table-cell office:value-type="string" office:string-value="compute1" table:formula="of:=$$COMPUTE1_NAME" table:style-name="ce15">
            <text:p>compute1</text:p>
          </table:table-cell>
          <table:table-cell office:value-type="string" table:style-name="ce13">
            <text:p>kris</text:p>
          </table:table-cell>
          <table:table-cell office:value-type="string" table:style-name="ce13">
            <text:p>openstack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5">
            <text:p>Database Password for Neutron</text:p>
          </table:table-cell>
          <table:table-cell office:value-type="string" table:style-name="ce5">
            <text:p>NEUTRON_DBPASS</text:p>
          </table:table-cell>
          <table:table-cell office:value-type="string" table:style-name="ce13">
            <text:p>openstack</text:p>
          </table:table-cell>
          <table:table-cell table:style-name="ce1"/>
          <table:table-cell office:value-type="string" office:string-value="compute2" table:formula="of:=$$COMPUTE2_NAME" table:style-name="ce15">
            <text:p>compute2</text:p>
          </table:table-cell>
          <table:table-cell office:value-type="string" table:style-name="ce13">
            <text:p>kris</text:p>
          </table:table-cell>
          <table:table-cell office:value-type="string" table:style-name="ce13">
            <text:p>openstack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6">
            <text:p>'<text:span text:style-name="T2">neutron</text:span><text:span text:style-name="T3">' User Password</text:span></text:p>
          </table:table-cell>
          <table:table-cell office:value-type="string" table:style-name="ce5">
            <text:p>NEUTRON_PASS</text:p>
          </table:table-cell>
          <table:table-cell office:value-type="string" table:style-name="ce13">
            <text:p>openstack</text:p>
          </table:table-cell>
          <table:table-cell table:style-name="ce1"/>
          <table:table-cell office:value-type="string" office:string-value="block1" table:formula="of:=$$BLOCK1_NAME" table:style-name="ce15">
            <text:p>block1</text:p>
          </table:table-cell>
          <table:table-cell office:value-type="string" table:style-name="ce13">
            <text:p>kris</text:p>
          </table:table-cell>
          <table:table-cell office:value-type="string" table:style-name="ce13">
            <text:p>openstack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5">
            <text:p>Database Password for Nova</text:p>
          </table:table-cell>
          <table:table-cell office:value-type="string" table:style-name="ce5">
            <text:p>NOVA_DBPASS</text:p>
          </table:table-cell>
          <table:table-cell office:value-type="string" table:style-name="ce13">
            <text:p>openstack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6">
            <text:p>'<text:span text:style-name="T2">nova</text:span><text:span text:style-name="T3">' User Password</text:span></text:p>
          </table:table-cell>
          <table:table-cell office:value-type="string" table:style-name="ce5">
            <text:p>NOVA_PASS</text:p>
          </table:table-cell>
          <table:table-cell office:value-type="string" table:style-name="ce13">
            <text:p>openstack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6">
            <text:p>'<text:span text:style-name="T2">placement</text:span><text:span text:style-name="T3">' User Password</text:span></text:p>
          </table:table-cell>
          <table:table-cell office:value-type="string" table:style-name="ce5">
            <text:p>PLACEMENT_PASS</text:p>
          </table:table-cell>
          <table:table-cell office:value-type="string" table:style-name="ce13">
            <text:p>openstack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5">
            <text:p>RabbitMQ Password for '<text:span text:style-name="T2">openstack</text:span><text:span text:style-name="T3">'</text:span></text:p>
          </table:table-cell>
          <table:table-cell office:value-type="string" table:style-name="ce5">
            <text:p>RABBIT_PASS</text:p>
          </table:table-cell>
          <table:table-cell office:value-type="string" table:style-name="ce13">
            <text:p>openstack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16384"/>
        </table:table-row>
        <table:table-row table:style-name="ro3">
          <table:table-cell/>
          <table:table-cell office:value-type="string" table:style-name="ce4">
            <text:p>Firewall and Default Ports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4">
            <text:p>Description</text:p>
          </table:table-cell>
          <table:table-cell office:value-type="string" table:style-name="ce24">
            <text:p>Service</text:p>
          </table:table-cell>
          <table:table-cell office:value-type="string" table:style-name="ce24">
            <text:p>Port</text:p>
          </table:table-cell>
          <table:table-cell table:style-name="ce1"/>
          <table:table-cell office:value-type="string" table:style-name="ce26">
            <text:p>sudo ufw status verbos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5">
            <text:p>Horizon Dashboard unencrypted</text:p>
          </table:table-cell>
          <table:table-cell office:value-type="string" table:style-name="ce5">
            <text:p>HTTP</text:p>
          </table:table-cell>
          <table:table-cell office:value-type="float" office:value="80" table:style-name="ce5">
            <text:p>80</text:p>
          </table:table-cell>
          <table:table-cell table:style-name="ce1"/>
          <table:table-cell office:value-type="string" table:style-name="ce27">
            <text:p>sudo ufw disabl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5">
            <text:p>SSL Enabled Services</text:p>
          </table:table-cell>
          <table:table-cell office:value-type="string" table:style-name="ce5">
            <text:p>HTTPS</text:p>
          </table:table-cell>
          <table:table-cell office:value-type="float" office:value="443" table:style-name="ce5">
            <text:p>443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5">
            <text:p>Block Storage iSCSI target</text:p>
          </table:table-cell>
          <table:table-cell office:value-type="string" table:style-name="ce5">
            <text:p>iSCSI Target</text:p>
          </table:table-cell>
          <table:table-cell office:value-type="float" office:value="3260" table:style-name="ce5">
            <text:p>3260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5">
            <text:p>Common SQL Database</text:p>
          </table:table-cell>
          <table:table-cell office:value-type="string" table:style-name="ce5">
            <text:p>MariaDB</text:p>
          </table:table-cell>
          <table:table-cell office:value-type="float" office:value="3306" table:style-name="ce5">
            <text:p>3306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5">
            <text:p>Message Broker (AMPQ traffic)</text:p>
          </table:table-cell>
          <table:table-cell office:value-type="string" table:style-name="ce5">
            <text:p>RabbitMQ</text:p>
          </table:table-cell>
          <table:table-cell office:value-type="float" office:value="5672" table:style-name="ce5">
            <text:p>5672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5">
            <text:p>Block Storage Endpoints</text:p>
          </table:table-cell>
          <table:table-cell office:value-type="string" table:style-name="ce5">
            <text:p>Cinder</text:p>
          </table:table-cell>
          <table:table-cell office:value-type="float" office:value="8776" table:style-name="ce5">
            <text:p>8776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5">
            <text:p>Compute Endpoints</text:p>
          </table:table-cell>
          <table:table-cell office:value-type="string" table:style-name="ce5">
            <text:p>Nova</text:p>
          </table:table-cell>
          <table:table-cell office:value-type="float" office:value="8774" table:style-name="ce5">
            <text:p>8774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5">
            <text:p>Compute API</text:p>
          </table:table-cell>
          <table:table-cell office:value-type="string" table:style-name="ce5">
            <text:p>Nova</text:p>
          </table:table-cell>
          <table:table-cell office:value-type="float" office:value="8775" table:style-name="ce5">
            <text:p>8775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5">
            <text:p>Compute API</text:p>
          </table:table-cell>
          <table:table-cell office:value-type="string" table:style-name="ce5">
            <text:p>Nova</text:p>
          </table:table-cell>
          <table:table-cell office:value-type="float" office:value="8773" table:style-name="ce5">
            <text:p>8773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5">
            <text:p>Compute VM consoles</text:p>
          </table:table-cell>
          <table:table-cell office:value-type="string" table:style-name="ce5">
            <text:p>Nova</text:p>
          </table:table-cell>
          <table:table-cell office:value-type="string" table:style-name="ce5">
            <text:p>5900-5999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5">
            <text:p>Compute VNC Proxy (browsers)</text:p>
          </table:table-cell>
          <table:table-cell office:value-type="string" table:style-name="ce5">
            <text:p>Nova</text:p>
          </table:table-cell>
          <table:table-cell office:value-type="float" office:value="6080" table:style-name="ce5">
            <text:p>6080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5">
            <text:p>Compute VNC Proxy (clients)</text:p>
          </table:table-cell>
          <table:table-cell office:value-type="string" table:style-name="ce5">
            <text:p>Nova</text:p>
          </table:table-cell>
          <table:table-cell office:value-type="float" office:value="6081" table:style-name="ce5">
            <text:p>6081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5">
            <text:p>Compute HTML5 console</text:p>
          </table:table-cell>
          <table:table-cell office:value-type="string" table:style-name="ce5">
            <text:p>Nova</text:p>
          </table:table-cell>
          <table:table-cell office:value-type="float" office:value="6082" table:style-name="ce5">
            <text:p>6082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5">
            <text:p>Identity Service admin endpoint</text:p>
          </table:table-cell>
          <table:table-cell office:value-type="string" table:style-name="ce5">
            <text:p>Keystone</text:p>
          </table:table-cell>
          <table:table-cell office:value-type="float" office:value="35357" table:style-name="ce5">
            <text:p>3535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5">
            <text:p>Identity Service public endpoint</text:p>
          </table:table-cell>
          <table:table-cell office:value-type="string" table:style-name="ce5">
            <text:p>Keystone</text:p>
          </table:table-cell>
          <table:table-cell office:value-type="float" office:value="5000" table:style-name="ce5">
            <text:p>500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5">
            <text:p>Image Service API</text:p>
          </table:table-cell>
          <table:table-cell office:value-type="string" table:style-name="ce5">
            <text:p>Glance</text:p>
          </table:table-cell>
          <table:table-cell office:value-type="float" office:value="9292" table:style-name="ce5">
            <text:p>929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5">
            <text:p>Image Service Registry</text:p>
          </table:table-cell>
          <table:table-cell office:value-type="string" table:style-name="ce5">
            <text:p>Glance</text:p>
          </table:table-cell>
          <table:table-cell office:value-type="float" office:value="9191" table:style-name="ce5">
            <text:p>919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5">
            <text:p>Networking Service</text:p>
          </table:table-cell>
          <table:table-cell office:value-type="string" table:style-name="ce5">
            <text:p>Neutron</text:p>
          </table:table-cell>
          <table:table-cell office:value-type="float" office:value="9696" table:style-name="ce5">
            <text:p>9696</text:p>
          </table:table-cell>
          <table:table-cell table:number-columns-repeated="16380"/>
        </table:table-row>
        <table:table-row table:number-rows-repeated="1048523" table:style-name="ro1">
          <table:table-cell table:number-columns-repeated="16384"/>
        </table:table-row>
      </table:table>
      <table:table table:name="controller" table:style-name="ta1"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default-cell-style-name="ce1"/>
        <table:table-column table:style-name="co15" table:default-cell-style-name="ce1"/>
        <table:table-column table:style-name="co1" table:default-cell-style-name="ce1"/>
        <table:table-column table:style-name="co16" table:default-cell-style-name="ce1"/>
        <table:table-column table:style-name="co1" table:number-columns-repeated="16373" table:default-cell-style-name="ce1"/>
        <table:table-row table:style-name="ro1">
          <table:table-cell table:number-columns-repeated="16384"/>
        </table:table-row>
        <table:table-row table:style-name="ro4">
          <table:table-cell/>
          <table:table-cell office:value-type="string" table:style-name="ce17">
            <text:p>Controller Installation Checklist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office:value-type="string" table:style-name="ce4">
            <text:p>Set-up 1 - VM</text:p>
          </table:table-cell>
          <table:table-cell table:number-columns-repeated="7" table:style-name="ce1"/>
          <table:table-cell office:value-type="string" table:style-name="ce4">
            <text:p>Set-up 2 - Bare Metal Server</text:p>
          </table:table-cell>
          <table:table-cell table:number-columns-repeated="16374" table:style-name="ce1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office:value-type="string" table:style-name="ce4">
            <text:p>HW Config</text:p>
          </table:table-cell>
          <table:table-cell table:number-columns-repeated="16382" table:style-name="ce1"/>
        </table:table-row>
        <table:table-row table:style-name="ro3">
          <table:table-cell/>
          <table:table-cell table:style-name="ce4"/>
          <table:table-cell table:number-columns-repeated="16382" table:style-name="ce1"/>
        </table:table-row>
        <table:table-row table:style-name="ro1">
          <table:table-cell/>
          <table:table-cell office:value-type="string" table:style-name="ce7">
            <text:p>Virtual</text:p>
          </table:table-cell>
          <table:table-cell office:value-type="string" table:style-name="ce5">
            <text:p>Recommended</text:p>
          </table:table-cell>
          <table:table-cell office:value-type="string" table:style-name="ce5">
            <text:p>Actual</text:p>
          </table:table-cell>
          <table:table-cell table:number-columns-repeated="5" table:style-name="ce1"/>
          <table:table-cell office:value-type="string" table:style-name="ce7">
            <text:p>Bare Metal</text:p>
          </table:table-cell>
          <table:table-cell office:value-type="string" table:style-name="ce5">
            <text:p>Recommended</text:p>
          </table:table-cell>
          <table:table-cell office:value-type="string" table:style-name="ce5">
            <text:p>Actual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5">
            <text:p>VCPU (cores)</text:p>
          </table:table-cell>
          <table:table-cell office:value-type="string" table:style-name="ce5">
            <text:p>1-2+</text:p>
          </table:table-cell>
          <table:table-cell office:value-type="float" office:value="2" table:style-name="ce13">
            <text:p>2</text:p>
          </table:table-cell>
          <table:table-cell table:number-columns-repeated="5" table:style-name="ce1"/>
          <table:table-cell office:value-type="string" table:style-name="ce15">
            <text:p>CPU</text:p>
          </table:table-cell>
          <table:table-cell office:value-type="string" table:style-name="ce5">
            <text:p>1+</text:p>
          </table:table-cell>
          <table:table-cell office:value-type="float" office:value="4" table:style-name="ce13">
            <text:p>4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5">
            <text:p>RAM</text:p>
          </table:table-cell>
          <table:table-cell office:value-type="string" table:style-name="ce5">
            <text:p>4+ GB</text:p>
          </table:table-cell>
          <table:table-cell office:value-type="float" office:value="6" table:style-name="ce13">
            <text:p>6</text:p>
          </table:table-cell>
          <table:table-cell table:number-columns-repeated="5" table:style-name="ce1"/>
          <table:table-cell office:value-type="string" table:style-name="ce15">
            <text:p>RAM</text:p>
          </table:table-cell>
          <table:table-cell office:value-type="string" table:style-name="ce5">
            <text:p>16+</text:p>
          </table:table-cell>
          <table:table-cell office:value-type="float" office:value="32" table:style-name="ce13">
            <text:p>32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5">
            <text:p>Primary Disk</text:p>
          </table:table-cell>
          <table:table-cell office:value-type="string" table:style-name="ce5">
            <text:p>10+ GB</text:p>
          </table:table-cell>
          <table:table-cell office:value-type="float" office:value="20" table:style-name="ce13">
            <text:p>20</text:p>
          </table:table-cell>
          <table:table-cell table:number-columns-repeated="5" table:style-name="ce1"/>
          <table:table-cell office:value-type="string" table:style-name="ce15">
            <text:p>Primary Disk</text:p>
          </table:table-cell>
          <table:table-cell office:value-type="string" table:style-name="ce5">
            <text:p>128+ GB, SSD preffered</text:p>
          </table:table-cell>
          <table:table-cell office:value-type="string" table:style-name="ce13">
            <text:p>512GB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VirtualBox Host-Only Network Ethernet Adapter #2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Configure Adapter Manualy</text:p>
          </table:table-cell>
          <table:table-cell table:style-name="ce1"/>
          <table:table-cell office:value-type="string" table:style-name="ce1">
            <text:p>IPv4 Addr</text:p>
          </table:table-cell>
          <table:table-cell office:value-type="string" office:string-value="10.0.0.1" table:formula="of:=$$MGMT_NET_GW" table:style-name="ce1">
            <text:p>10.0.0.1</text:p>
          </table:table-cell>
          <table:table-cell office:value-type="string" table:style-name="ce1">
            <text:p>IPv4 Net Mask</text:p>
          </table:table-cell>
          <table:table-cell office:value-type="string" office:string-value="255.255.255.0" table:formula="of:=$$CONTROLLER_NETMASK" table:style-name="ce1">
            <text:p>255.255.255.0</text:p>
          </table:table-cell>
          <table:table-cell office:value-type="string" table:style-name="ce1">
            <text:p>DHCP Disabled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NAT Network ProviderNetwork1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CIDR</text:p>
          </table:table-cell>
          <table:table-cell office:value-type="string" office:string-value="203.0.113.0/24" table:formula="of:=$$PROV_NET_CIDR" table:style-name="ce1">
            <text:p>203.0.113.0/24</text:p>
          </table:table-cell>
          <table:table-cell table:style-name="ce1"/>
          <table:table-cell office:value-type="string" table:style-name="ce1">
            <text:p>DHCP Disabled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NAT Network NatNetwork1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CIDR</text:p>
          </table:table-cell>
          <table:table-cell office:value-type="string" table:style-name="ce23">
            <text:p>10.10.10.0/24</text:p>
          </table:table-cell>
          <table:table-cell table:style-name="ce1"/>
          <table:table-cell office:value-type="string" table:style-name="ce1">
            <text:p>DHCP Enabled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office:value-type="string" table:style-name="ce4">
            <text:p>Network Interfaces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1">
            <text:p>Interface</text:p>
          </table:table-cell>
          <table:table-cell office:value-type="string" table:style-name="ce11">
            <text:p>Network</text:p>
          </table:table-cell>
          <table:table-cell office:value-type="string" table:style-name="ce11">
            <text:p>OS Name</text:p>
          </table:table-cell>
          <table:table-cell office:value-type="string" table:style-name="ce11">
            <text:p>Config Type</text:p>
          </table:table-cell>
          <table:table-cell office:value-type="string" table:style-name="ce11">
            <text:p>IP Addr</text:p>
          </table:table-cell>
          <table:table-cell office:value-type="string" table:style-name="ce11">
            <text:p>Netmask</text:p>
          </table:table-cell>
          <table:table-cell office:value-type="string" table:style-name="ce11">
            <text:p>Gateway</text:p>
          </table:table-cell>
          <table:table-cell office:value-type="string" table:style-name="ce11">
            <text:p>DNS Server</text:p>
          </table:table-cell>
          <table:table-cell office:value-type="string" table:style-name="ce1">
            <text:p>VirtualBox Network Name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5">
            <text:p>Adapter 1</text:p>
          </table:table-cell>
          <table:table-cell office:value-type="string" table:style-name="ce5">
            <text:p>Management</text:p>
          </table:table-cell>
          <table:table-cell office:value-type="string" office:string-value="eth0" table:formula="of:=$$MGMT_NET_IFACE" table:style-name="ce5">
            <text:p>eth0</text:p>
          </table:table-cell>
          <table:table-cell office:value-type="string" table:style-name="ce5">
            <text:p>static</text:p>
          </table:table-cell>
          <table:table-cell office:value-type="string" office:string-value="10.0.0.11" table:formula="of:=$$CONTROLLER_IP" table:style-name="ce5">
            <text:p>10.0.0.11</text:p>
          </table:table-cell>
          <table:table-cell office:value-type="string" office:string-value="255.255.255.0" table:formula="of:=$$CONTROLLER_NETMASK" table:style-name="ce5">
            <text:p>255.255.255.0</text:p>
          </table:table-cell>
          <table:table-cell office:value-type="string" office:string-value="10.0.0.1" table:formula="of:=$$MGMT_NET_GW" table:style-name="ce5">
            <text:p>10.0.0.1</text:p>
          </table:table-cell>
          <table:table-cell office:value-type="string" office:string-value="8.8.8.8" table:formula="of:=$$CONTROLLER_DNS" table:style-name="ce5">
            <text:p>8.8.8.8</text:p>
          </table:table-cell>
          <table:table-cell office:value-type="string" table:style-name="ce1">
            <text:p>Host Only Adapter #2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5">
            <text:p>Adapter 2</text:p>
          </table:table-cell>
          <table:table-cell office:value-type="string" table:style-name="ce5">
            <text:p>Provider</text:p>
          </table:table-cell>
          <table:table-cell office:value-type="string" office:string-value="eth1" table:formula="of:=$$PROV_NET_IFACE" table:style-name="ce5">
            <text:p>eth1</text:p>
          </table:table-cell>
          <table:table-cell office:value-type="string" table:style-name="ce5">
            <text:p>manual</text:p>
          </table:table-cell>
          <table:table-cell office:value-type="string" table:style-name="ce6">
            <text:p>---</text:p>
          </table:table-cell>
          <table:table-cell office:value-type="string" table:style-name="ce6">
            <text:p>---</text:p>
          </table:table-cell>
          <table:table-cell office:value-type="string" table:style-name="ce6">
            <text:p>---</text:p>
          </table:table-cell>
          <table:table-cell office:value-type="string" table:style-name="ce6">
            <text:p>---</text:p>
          </table:table-cell>
          <table:table-cell office:value-type="string" table:style-name="ce1">
            <text:p>NAT Network ProviderNetwork1</text:p>
          </table:table-cell>
          <table:table-cell table:style-name="ce1"/>
          <table:table-cell office:value-type="string" table:style-name="ce22">
            <text:p>Promiscuous Mode: Allow All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5">
            <text:p>Adapter 3</text:p>
          </table:table-cell>
          <table:table-cell office:value-type="string" table:style-name="ce5">
            <text:p>Internet</text:p>
          </table:table-cell>
          <table:table-cell office:value-type="string" table:style-name="ce13">
            <text:p>wlan0</text:p>
          </table:table-cell>
          <table:table-cell office:value-type="string" table:style-name="ce13">
            <text:p>NetworkManager</text:p>
          </table:table-cell>
          <table:table-cell office:value-type="string" table:style-name="ce13">
            <text:p>DHCP</text:p>
          </table:table-cell>
          <table:table-cell office:value-type="string" table:style-name="ce13">
            <text:p>DHCP</text:p>
          </table:table-cell>
          <table:table-cell office:value-type="string" table:style-name="ce13">
            <text:p>DHCP</text:p>
          </table:table-cell>
          <table:table-cell office:value-type="string" table:style-name="ce13">
            <text:p>DHCP</text:p>
          </table:table-cell>
          <table:table-cell office:value-type="string" table:style-name="ce1">
            <text:p>NAT Network NatNetwork1</text:p>
          </table:table-cell>
          <table:table-cell table:number-columns-repeated="16374" table:style-name="ce1"/>
        </table:table-row>
        <table:table-row table:number-rows-repeated="2" table:style-name="ro1">
          <table:table-cell table:number-columns-repeated="16384"/>
        </table:table-row>
        <table:table-row table:style-name="ro3">
          <table:table-cell/>
          <table:table-cell office:value-type="string" table:style-name="ce4">
            <text:p>Operating System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0">
            <text:p>Name</text:p>
          </table:table-cell>
          <table:table-cell office:value-type="string" office:string-value="Ubuntu Server 16.04 LTS" table:formula="of:=$$HOST_OS_NAME" table:style-name="ce1">
            <text:p>Ubuntu Server 16.04 LTS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0">
            <text:p>Link</text:p>
          </table:table-cell>
          <table:table-cell office:value-type="string" office:string-value="https://www.ubuntu.com/download/server" table:formula="of:=$$HOST_OS_LINK" table:style-name="ce1">
            <text:p>https://www.ubuntu.com/download/server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Operating System Installation Options</text:p>
          </table:table-cell>
          <table:table-cell table:number-columns-repeated="16382" table:style-name="ce1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Recommended</text:p>
          </table:table-cell>
          <table:table-cell table:style-name="ce1"/>
          <table:table-cell office:value-type="string" table:style-name="ce24">
            <text:p>Actual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1. Language</text:p>
          </table:table-cell>
          <table:table-cell table:number-columns-repeated="2" table:style-name="ce1"/>
          <table:table-cell office:value-type="string" table:style-name="ce1">
            <text:p>English</text:p>
          </table:table-cell>
          <table:table-cell table:style-name="ce1"/>
          <table:table-cell office:value-type="string" table:style-name="ce13">
            <text:p>English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2. Hit F4 to choose 'Modes'</text:p>
          </table:table-cell>
          <table:table-cell table:number-columns-repeated="2" table:style-name="ce1"/>
          <table:table-cell office:value-type="string" table:style-name="ce1">
            <text:p>Install a Minimal Virtual Machine</text:p>
          </table:table-cell>
          <table:table-cell table:style-name="ce1"/>
          <table:table-cell office:value-type="string" table:style-name="ce13">
            <text:p>Install a Minimal Virtual Machin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3. Press Enter to 'Install Ubuntu Server'</text:p>
          </table:table-cell>
          <table:table-cell table:number-columns-repeated="4" table:style-name="ce1"/>
          <table:table-cell table:style-name="ce13"/>
          <table:table-cell table:number-columns-repeated="16377"/>
        </table:table-row>
        <table:table-row table:style-name="ro1">
          <table:table-cell/>
          <table:table-cell office:value-type="string" table:style-name="ce1">
            <text:p>4. Choose Language</text:p>
          </table:table-cell>
          <table:table-cell table:number-columns-repeated="2" table:style-name="ce1"/>
          <table:table-cell office:value-type="string" table:style-name="ce1">
            <text:p>English-English</text:p>
          </table:table-cell>
          <table:table-cell table:style-name="ce1"/>
          <table:table-cell office:value-type="string" table:style-name="ce13">
            <text:p>English-English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5. Select your location<text:s/></text:p>
          </table:table-cell>
          <table:table-cell table:number-columns-repeated="2" table:style-name="ce1"/>
          <table:table-cell office:value-type="string" table:style-name="ce1">
            <text:p>United States</text:p>
          </table:table-cell>
          <table:table-cell table:style-name="ce1"/>
          <table:table-cell office:value-type="string" table:style-name="ce13">
            <text:p>United State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6. Detect keyboard layout?</text:p>
          </table:table-cell>
          <table:table-cell table:number-columns-repeated="2" table:style-name="ce1"/>
          <table:table-cell office:value-type="string" table:style-name="ce1">
            <text:p>No</text:p>
          </table:table-cell>
          <table:table-cell table:style-name="ce1"/>
          <table:table-cell office:value-type="string" table:style-name="ce13">
            <text:p>No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7. Keyboard layout</text:p>
          </table:table-cell>
          <table:table-cell table:number-columns-repeated="2" table:style-name="ce1"/>
          <table:table-cell office:value-type="string" table:style-name="ce1">
            <text:p>English (US)</text:p>
          </table:table-cell>
          <table:table-cell table:style-name="ce1"/>
          <table:table-cell office:value-type="string" table:style-name="ce13">
            <text:p>English (US)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8. Primary network interface</text:p>
          </table:table-cell>
          <table:table-cell table:number-columns-repeated="2" table:style-name="ce1"/>
          <table:table-cell office:value-type="string" table:style-name="ce1">
            <text:p>enp0s3</text:p>
          </table:table-cell>
          <table:table-cell table:style-name="ce1"/>
          <table:table-cell office:value-type="string" table:style-name="ce13">
            <text:p>enp0s3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9. Network configration method</text:p>
          </table:table-cell>
          <table:table-cell table:number-columns-repeated="2" table:style-name="ce1"/>
          <table:table-cell office:value-type="string" table:style-name="ce1">
            <text:p>Configure network manualy</text:p>
          </table:table-cell>
          <table:table-cell table:style-name="ce1"/>
          <table:table-cell office:value-type="string" table:style-name="ce13">
            <text:p>Configure Network manual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10. IP address</text:p>
          </table:table-cell>
          <table:table-cell table:number-columns-repeated="2" table:style-name="ce1"/>
          <table:table-cell office:value-type="string" office:string-value="10.0.0.11" table:formula="of:=$$CONTROLLER_IP" table:style-name="ce1">
            <text:p>10.0.0.11</text:p>
          </table:table-cell>
          <table:table-cell table:style-name="ce1"/>
          <table:table-cell office:value-type="string" table:style-name="ce13">
            <text:p>10.0.0.11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11. Netmask</text:p>
          </table:table-cell>
          <table:table-cell table:number-columns-repeated="2" table:style-name="ce1"/>
          <table:table-cell office:value-type="string" office:string-value="255.255.255.0" table:formula="of:=$$CONTROLLER_NETMASK" table:style-name="ce1">
            <text:p>255.255.255.0</text:p>
          </table:table-cell>
          <table:table-cell table:style-name="ce1"/>
          <table:table-cell office:value-type="string" table:style-name="ce13">
            <text:p>255.255.255.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12. Gateway</text:p>
          </table:table-cell>
          <table:table-cell table:number-columns-repeated="2" table:style-name="ce1"/>
          <table:table-cell office:value-type="string" table:style-name="ce1">
            <text:p>&lt;nothing&gt;</text:p>
          </table:table-cell>
          <table:table-cell table:style-name="ce1"/>
          <table:table-cell office:value-type="string" table:style-name="ce13">
            <text:p>&lt;nothing&gt;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13. Name server address</text:p>
          </table:table-cell>
          <table:table-cell table:number-columns-repeated="2" table:style-name="ce1"/>
          <table:table-cell office:value-type="string" office:string-value="8.8.8.8" table:formula="of:=$$CONTROLLER_DNS" table:style-name="ce1">
            <text:p>8.8.8.8</text:p>
          </table:table-cell>
          <table:table-cell table:style-name="ce1"/>
          <table:table-cell office:value-type="string" table:style-name="ce13">
            <text:p>8.8.8.8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14. Hostname</text:p>
          </table:table-cell>
          <table:table-cell table:number-columns-repeated="2" table:style-name="ce1"/>
          <table:table-cell office:value-type="string" office:string-value="controller" table:formula="of:=$$CONTROLLER_NAME" table:style-name="ce1">
            <text:p>controller</text:p>
          </table:table-cell>
          <table:table-cell table:style-name="ce1"/>
          <table:table-cell office:value-type="string" table:style-name="ce13">
            <text:p>controller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15. Domain name</text:p>
          </table:table-cell>
          <table:table-cell table:number-columns-repeated="2" table:style-name="ce1"/>
          <table:table-cell table:style-name="ce2"/>
          <table:table-cell table:style-name="ce1"/>
          <table:table-cell table:style-name="ce13"/>
          <table:table-cell table:number-columns-repeated="16377"/>
        </table:table-row>
        <table:table-row table:style-name="ro1">
          <table:table-cell/>
          <table:table-cell office:value-type="string" table:style-name="ce1">
            <text:p>16. Full name of the new user</text:p>
          </table:table-cell>
          <table:table-cell table:number-columns-repeated="4" table:style-name="ce1"/>
          <table:table-cell office:value-type="string" table:style-name="ce13">
            <text:p>kri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17. Username for your account</text:p>
          </table:table-cell>
          <table:table-cell table:number-columns-repeated="4" table:style-name="ce1"/>
          <table:table-cell office:value-type="string" table:style-name="ce13">
            <text:p>kri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18. Choose password for the new user</text:p>
          </table:table-cell>
          <table:table-cell table:number-columns-repeated="4" table:style-name="ce1"/>
          <table:table-cell office:value-type="string" table:style-name="ce13">
            <text:p>openstack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19. Encrypt your home directory?</text:p>
          </table:table-cell>
          <table:table-cell table:number-columns-repeated="4" table:style-name="ce1"/>
          <table:table-cell office:value-type="string" table:style-name="ce13">
            <text:p>no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20. Select your time zone</text:p>
          </table:table-cell>
          <table:table-cell table:number-columns-repeated="4" table:style-name="ce1"/>
          <table:table-cell office:value-type="string" table:style-name="ce13">
            <text:p>Easter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21. Partitioning method</text:p>
          </table:table-cell>
          <table:table-cell table:number-columns-repeated="2" table:style-name="ce1"/>
          <table:table-cell office:value-type="string" table:style-name="ce1">
            <text:p>use entire disk and set up LVM</text:p>
          </table:table-cell>
          <table:table-cell table:style-name="ce1"/>
          <table:table-cell office:value-type="string" table:style-name="ce13">
            <text:p>use entire disk and set up LVM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22. HTTP Proxy</text:p>
          </table:table-cell>
          <table:table-cell table:number-columns-repeated="4" table:style-name="ce1"/>
          <table:table-cell office:value-type="string" table:style-name="ce13">
            <text:p>non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23. How to manage upgrades?</text:p>
          </table:table-cell>
          <table:table-cell table:number-columns-repeated="2" table:style-name="ce1"/>
          <table:table-cell office:value-type="string" table:style-name="ce1">
            <text:p>No automatic updates</text:p>
          </table:table-cell>
          <table:table-cell table:style-name="ce1"/>
          <table:table-cell office:value-type="string" table:style-name="ce13">
            <text:p>No automatic update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24. Choose software to install</text:p>
          </table:table-cell>
          <table:table-cell table:number-columns-repeated="2" table:style-name="ce1"/>
          <table:table-cell office:value-type="string" table:style-name="ce1">
            <text:p>OpenSSH Server</text:p>
          </table:table-cell>
          <table:table-cell table:style-name="ce1"/>
          <table:table-cell office:value-type="string" table:style-name="ce13">
            <text:p>OpenSSH Server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25. Install GRUB?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style-name="ce1"/>
          <table:table-cell office:value-type="string" table:style-name="ce13">
            <text:p>Yes</text:p>
          </table:table-cell>
          <table:table-cell table:number-columns-repeated="16377"/>
        </table:table-row>
        <table:table-row table:number-rows-repeated="2" table:style-name="ro1">
          <table:table-cell table:number-columns-repeated="16384"/>
        </table:table-row>
        <table:table-row table:style-name="ro5">
          <table:table-cell/>
          <table:table-cell office:value-type="string" table:style-name="ce28">
            <text:p>Configure Security, Networking, Install Linux Utilities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Configure 'sudo' access for<text:s/></text:p>
          </table:table-cell>
          <table:table-cell table:style-name="ce1"/>
          <table:table-cell office:value-type="string" office:string-value="kris" table:formula="of:=$$CONTROLLER_SSH_USER" table:style-name="ce3">
            <text:p>kris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36">
            <text:p>sudo su</text:p>
          </table:table-cell>
          <table:table-cell table:number-columns-repeated="5" table:style-name="ce37"/>
          <table:table-cell table:number-columns-repeated="16377"/>
        </table:table-row>
        <table:table-row table:style-name="ro1">
          <table:table-cell/>
          <table:table-cell office:value-type="string" table:style-name="ce36">
            <text:p>visudo</text:p>
          </table:table-cell>
          <table:table-cell table:number-columns-repeated="5" table:style-name="ce37"/>
          <table:table-cell table:number-columns-repeated="16377"/>
        </table:table-row>
        <table:table-row table:style-name="ro1">
          <table:table-cell/>
          <table:table-cell office:value-type="string" table:style-name="ce1">
            <text:p>add following line at the bottom of the file: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office:string-value="kris ALL=(ALL) NOPASSWD:ALL" table:formula="of:=$$CONTROLLER_SSH_USER&amp;&quot; ALL=(ALL) NOPASSWD:ALL&quot;" table:style-name="ce36">
            <text:p>kris ALL=(ALL) NOPASSWD:ALL</text:p>
          </table:table-cell>
          <table:table-cell table:number-columns-repeated="5" table:style-name="ce37"/>
          <table:table-cell table:number-columns-repeated="16377"/>
        </table:table-row>
        <table:table-row table:style-name="ro1">
          <table:table-cell/>
          <table:table-cell office:value-type="string" table:style-name="ce25">
            <text:p>save, exit and run sudo su again to test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Edit /etc/host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office:string-value="Remove 127.0.1.1 controller, if present" table:formula="of:=&quot;Remove 127.0.1.1 &quot;&amp;$$CONTROLLER_NAME&amp;&quot;, if present&quot;" table:style-name="ce1">
            <text:p>Remove 127.0.1.1 controller, if present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Make sure following lines are present: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office:string-value="10.0.0.11 controller" table:formula="of:=$$CONTROLLER_IP&amp;&quot; &quot;&amp;$$CONTROLLER_NAME" table:style-name="ce36">
            <text:p>10.0.0.11 controller</text:p>
          </table:table-cell>
          <table:table-cell table:number-columns-repeated="5" table:style-name="ce37"/>
          <table:table-cell table:number-columns-repeated="16377"/>
        </table:table-row>
        <table:table-row table:style-name="ro1">
          <table:table-cell/>
          <table:table-cell office:value-type="string" office:string-value="10.0.0.31 compute1" table:formula="of:=$$COMPUTE1_IP&amp;&quot; &quot;&amp;$$COMPUTE1_NAME" table:style-name="ce36">
            <text:p>10.0.0.31 compute1</text:p>
          </table:table-cell>
          <table:table-cell table:number-columns-repeated="5" table:style-name="ce37"/>
          <table:table-cell table:number-columns-repeated="16377"/>
        </table:table-row>
        <table:table-row table:style-name="ro1">
          <table:table-cell/>
          <table:table-cell office:value-type="string" office:string-value="10.0.0.41 block1" table:formula="of:=$$BLOCK1_IP&amp;&quot; &quot;&amp;$$BLOCK1_NAME" table:style-name="ce36">
            <text:p>10.0.0.41 block1</text:p>
          </table:table-cell>
          <table:table-cell table:number-columns-repeated="5" table:style-name="ce37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Edit /etc/default/grub to include:</text:p>
          </table:table-cell>
          <table:table-cell table:number-columns-repeated="16382" table:style-name="ce1"/>
        </table:table-row>
        <table:table-row table:style-name="ro6">
          <table:table-cell/>
          <table:table-cell office:value-type="string" table:style-name="ce39">
            <text:p>GRUB_CMDLINE_LINUX="net.ifnames=0 biosdevname=0"</text:p>
          </table:table-cell>
          <table:table-cell table:number-columns-repeated="5" table:style-name="ce37"/>
          <table:table-cell table:number-columns-repeated="16377"/>
        </table:table-row>
        <table:table-row table:style-name="ro6">
          <table:table-cell/>
          <table:table-cell office:value-type="string" table:style-name="ce29">
            <text:p>Run command:</text:p>
          </table:table-cell>
          <table:table-cell table:number-columns-repeated="16382" table:style-name="ce1"/>
        </table:table-row>
        <table:table-row table:style-name="ro6">
          <table:table-cell/>
          <table:table-cell office:value-type="string" table:style-name="ce39">
            <text:p>update-grub</text:p>
          </table:table-cell>
          <table:table-cell table:number-columns-repeated="5" table:style-name="ce37"/>
          <table:table-cell table:number-columns-repeated="16377"/>
        </table:table-row>
        <table:table-row table:style-name="ro1">
          <table:table-cell/>
          <table:table-cell office:value-type="string" table:style-name="ce36">
            <text:p>reboot</text:p>
          </table:table-cell>
          <table:table-cell table:number-columns-repeated="5" table:style-name="ce37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Enable Network Interface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30">
            <text:p>sudo su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Edit<text:s/><text:span text:style-name="T2">/etc/network/interfaces</text:span>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Make sure following Interfaces definitions are present: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office:string-value="auto eth0" table:formula="of:=&quot;auto &quot;&amp;$$MGMT_NET_IFACE" table:style-name="ce36">
            <text:p>auto eth0</text:p>
          </table:table-cell>
          <table:table-cell table:number-columns-repeated="5" table:style-name="ce37"/>
          <table:table-cell table:number-columns-repeated="16377"/>
        </table:table-row>
        <table:table-row table:style-name="ro1">
          <table:table-cell/>
          <table:table-cell office:value-type="string" office:string-value="iface eth0 inet static" table:formula="of:=&quot;iface &quot;&amp;$$MGMT_NET_IFACE&amp;&quot; inet static&quot;" table:style-name="ce36">
            <text:p>iface eth0 inet static</text:p>
          </table:table-cell>
          <table:table-cell table:number-columns-repeated="5" table:style-name="ce37"/>
          <table:table-cell table:number-columns-repeated="16377"/>
        </table:table-row>
        <table:table-row table:style-name="ro1">
          <table:table-cell/>
          <table:table-cell office:value-type="string" office:string-value="  address 10.0.0.11" table:formula="of:=&quot;  address &quot;&amp;$$CONTROLLER_IP" table:style-name="ce36">
            <text:p><text:s text:c="2"/>address 10.0.0.11</text:p>
          </table:table-cell>
          <table:table-cell table:number-columns-repeated="5" table:style-name="ce37"/>
          <table:table-cell table:number-columns-repeated="16377"/>
        </table:table-row>
        <table:table-row table:style-name="ro1">
          <table:table-cell/>
          <table:table-cell office:value-type="string" office:string-value="  netmask 255.255.255.0" table:formula="of:=&quot;  netmask &quot;&amp;$$CONTROLLER_NETMASK" table:style-name="ce36">
            <text:p><text:s text:c="2"/>netmask 255.255.255.0</text:p>
          </table:table-cell>
          <table:table-cell table:number-columns-repeated="5" table:style-name="ce37"/>
          <table:table-cell table:number-columns-repeated="16377"/>
        </table:table-row>
        <table:table-row table:style-name="ro1">
          <table:table-cell/>
          <table:table-cell office:value-type="string" office:string-value="  dns-nameservers 8.8.8.8" table:formula="of:=&quot;  dns-nameservers &quot;&amp;$$CONTROLLER_DNS" table:style-name="ce36">
            <text:p><text:s text:c="2"/>dns-nameservers 8.8.8.8</text:p>
          </table:table-cell>
          <table:table-cell table:number-columns-repeated="5" table:style-name="ce37"/>
          <table:table-cell table:number-columns-repeated="16377"/>
        </table:table-row>
        <table:table-row table:style-name="ro1">
          <table:table-cell/>
          <table:table-cell office:value-type="string" office:string-value="auto eth1" table:formula="of:=&quot;auto &quot;&amp;$$PROV_NET_IFACE" table:style-name="ce36">
            <text:p>auto eth1</text:p>
          </table:table-cell>
          <table:table-cell table:number-columns-repeated="5" table:style-name="ce37"/>
          <table:table-cell table:number-columns-repeated="16377"/>
        </table:table-row>
        <table:table-row table:style-name="ro1">
          <table:table-cell/>
          <table:table-cell office:value-type="string" office:string-value="iface eth1 inet manual" table:formula="of:=&quot;iface &quot;&amp;$$PROV_NET_IFACE&amp;&quot; inet manual&quot;" table:style-name="ce36">
            <text:p>iface eth1 inet manual</text:p>
          </table:table-cell>
          <table:table-cell table:number-columns-repeated="5" table:style-name="ce37"/>
          <table:table-cell table:number-columns-repeated="16377"/>
        </table:table-row>
        <table:table-row table:style-name="ro1">
          <table:table-cell/>
          <table:table-cell office:value-type="string" office:string-value="  up ip link set dev eth1 up" table:formula="of:=&quot;  up ip link set dev &quot;&amp;$$PROV_NET_IFACE&amp;&quot; up&quot;" table:style-name="ce36">
            <text:p><text:s text:c="2"/>up ip link set dev eth1 up</text:p>
          </table:table-cell>
          <table:table-cell table:number-columns-repeated="5" table:style-name="ce37"/>
          <table:table-cell table:number-columns-repeated="16377"/>
        </table:table-row>
        <table:table-row table:style-name="ro1">
          <table:table-cell/>
          <table:table-cell office:value-type="string" office:string-value="  down ip link set dev eth1 down" table:formula="of:=&quot;  down ip link set dev &quot;&amp;$$PROV_NET_IFACE&amp;&quot; down&quot;" table:style-name="ce36">
            <text:p><text:s text:c="2"/>down ip link set dev eth1 down</text:p>
          </table:table-cell>
          <table:table-cell table:number-columns-repeated="5" table:style-name="ce37"/>
          <table:table-cell table:number-columns-repeated="16377"/>
        </table:table-row>
        <table:table-row table:style-name="ro1">
          <table:table-cell/>
          <table:table-cell office:value-type="string" table:style-name="ce36">
            <text:p>auto eth2</text:p>
          </table:table-cell>
          <table:table-cell table:number-columns-repeated="5" table:style-name="ce37"/>
          <table:table-cell table:number-columns-repeated="16377"/>
        </table:table-row>
        <table:table-row table:style-name="ro1">
          <table:table-cell/>
          <table:table-cell office:value-type="string" table:style-name="ce36">
            <text:p>iface eth2 inet dhcp</text:p>
          </table:table-cell>
          <table:table-cell table:number-columns-repeated="5" table:style-name="ce37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Reboot the system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Run 'ifconfig' as superuser to verify settings.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Verify connectivity to other hosts, once configured<text:s/>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36">
            <text:p>ping -c 3 openstack.org</text:p>
          </table:table-cell>
          <table:table-cell table:number-columns-repeated="5" table:style-name="ce37"/>
          <table:table-cell table:number-columns-repeated="16377"/>
        </table:table-row>
        <table:table-row table:style-name="ro1">
          <table:table-cell/>
          <table:table-cell office:value-type="string" office:string-value="ping -c 3 compute1" table:formula="of:=&quot;ping -c 3 &quot;&amp;$$COMPUTE1_NAME" table:style-name="ce36">
            <text:p>ping -c 3 compute1</text:p>
          </table:table-cell>
          <table:table-cell table:number-columns-repeated="5" table:style-name="ce37"/>
          <table:table-cell table:number-columns-repeated="16377"/>
        </table:table-row>
        <table:table-row table:style-name="ro1">
          <table:table-cell/>
          <table:table-cell office:value-type="string" office:string-value="ping -c 3 block1" table:formula="of:=&quot;ping -c 3 &quot;&amp;$$BLOCK1_NAME" table:style-name="ce36">
            <text:p>ping -c 3 block1</text:p>
          </table:table-cell>
          <table:table-cell table:number-columns-repeated="5" table:style-name="ce37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Install basic Linux Utilitie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Run following commands: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36">
            <text:p>sudo su</text:p>
          </table:table-cell>
          <table:table-cell table:number-columns-repeated="5" table:style-name="ce37"/>
          <table:table-cell table:number-columns-repeated="16377"/>
        </table:table-row>
        <table:table-row table:style-name="ro1">
          <table:table-cell/>
          <table:table-cell office:value-type="string" table:style-name="ce36">
            <text:p>apt update</text:p>
          </table:table-cell>
          <table:table-cell table:number-columns-repeated="5" table:style-name="ce37"/>
          <table:table-cell table:number-columns-repeated="16377"/>
        </table:table-row>
        <table:table-row table:style-name="ro1">
          <table:table-cell/>
          <table:table-cell office:value-type="string" table:style-name="ce36">
            <text:p>apt install vim glances curl</text:p>
          </table:table-cell>
          <table:table-cell table:number-columns-repeated="5" table:style-name="ce37"/>
          <table:table-cell table:number-columns-repeated="16377"/>
        </table:table-row>
        <table:table-row table:style-name="ro1">
          <table:table-cell/>
          <table:table-cell office:value-type="string" table:style-name="ce36">
            <text:p>apt upgrade -y</text:p>
          </table:table-cell>
          <table:table-cell table:number-columns-repeated="5" table:style-name="ce37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5">
          <table:table-cell/>
          <table:table-cell office:value-type="string" table:style-name="ce28">
            <text:p>Install and Configure Network Time Protocol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Install and Configure Components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6">
            <text:p>sudo su</text:p>
          </table:table-cell>
          <table:table-cell table:number-columns-repeated="5" table:style-name="ce37"/>
          <table:table-cell table:number-columns-repeated="16377"/>
        </table:table-row>
        <table:table-row table:style-name="ro1">
          <table:table-cell/>
          <table:table-cell office:value-type="string" table:style-name="ce36">
            <text:p>apt install chrony</text:p>
          </table:table-cell>
          <table:table-cell table:number-columns-repeated="5" table:style-name="ce37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Edit<text:s/><text:span text:style-name="T2">/etc/chrony/chrony.conf</text:span>: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set<text:s/><text:span text:style-name="T2">server</text:span><text:span text:style-name="T3"><text:s/>to your Orgaznization's NTP Server, if you have one</text:span>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set<text:s/><text:span text:style-name="T2">allow</text:span><text:span text:style-name="T3"><text:s/>to<text:s/></text:span><text:span text:style-name="T2">10.0.0.0/24</text:span>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save and quit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Restart<text:s/><text:span text:style-name="T2">chrony</text:span><text:span text:style-name="T3"><text:s/>service:</text:span>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36">
            <text:p>service chrony restart</text:p>
          </table:table-cell>
          <table:table-cell table:number-columns-repeated="5" table:style-name="ce37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Verify: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36">
            <text:p>chronyc sources</text:p>
          </table:table-cell>
          <table:table-cell table:number-columns-repeated="5" table:style-name="ce37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5">
          <table:table-cell/>
          <table:table-cell office:value-type="string" table:style-name="ce28">
            <text:p>Install Basic OpenStack Packages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6">
            <text:p>sudo su</text:p>
          </table:table-cell>
          <table:table-cell table:number-columns-repeated="5" table:style-name="ce37"/>
          <table:table-cell table:number-columns-repeated="16377"/>
        </table:table-row>
        <table:table-row table:style-name="ro1">
          <table:table-cell/>
          <table:table-cell office:value-type="string" table:style-name="ce36">
            <text:p>apt install software-properties-common</text:p>
          </table:table-cell>
          <table:table-cell table:number-columns-repeated="5" table:style-name="ce37"/>
          <table:table-cell table:number-columns-repeated="16377"/>
        </table:table-row>
        <table:table-row table:style-name="ro1">
          <table:table-cell/>
          <table:table-cell office:value-type="string" table:style-name="ce36">
            <text:p>add-apt-repository cloud-archive:pike</text:p>
          </table:table-cell>
          <table:table-cell table:number-columns-repeated="5" table:style-name="ce37"/>
          <table:table-cell table:number-columns-repeated="16377"/>
        </table:table-row>
        <table:table-row table:style-name="ro1">
          <table:table-cell/>
          <table:table-cell office:value-type="string" table:style-name="ce36">
            <text:p>apt update &amp;&amp; apt dist-upgrade</text:p>
          </table:table-cell>
          <table:table-cell table:number-columns-repeated="5" table:style-name="ce37"/>
          <table:table-cell table:number-columns-repeated="16377"/>
        </table:table-row>
        <table:table-row table:style-name="ro1">
          <table:table-cell/>
          <table:table-cell office:value-type="string" table:style-name="ce36">
            <text:p>reboot</text:p>
          </table:table-cell>
          <table:table-cell table:number-columns-repeated="5" table:style-name="ce37"/>
          <table:table-cell table:number-columns-repeated="16377"/>
        </table:table-row>
        <table:table-row table:style-name="ro1">
          <table:table-cell/>
          <table:table-cell office:value-type="string" table:style-name="ce36">
            <text:p>apt install python-openstackclient</text:p>
          </table:table-cell>
          <table:table-cell table:number-columns-repeated="5" table:style-name="ce37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5">
          <table:table-cell/>
          <table:table-cell office:value-type="string" table:style-name="ce28">
            <text:p>SQL Database - MariaDB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5">
            <text:p>Install and Configure Package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36">
            <text:p>sudo su</text:p>
          </table:table-cell>
          <table:table-cell table:number-columns-repeated="5" table:style-name="ce37"/>
          <table:table-cell table:number-columns-repeated="16377"/>
        </table:table-row>
        <table:table-row table:style-name="ro1">
          <table:table-cell/>
          <table:table-cell office:value-type="string" table:style-name="ce36">
            <text:p>apt install mariadb-server python-pymysql</text:p>
          </table:table-cell>
          <table:table-cell table:number-columns-repeated="5" table:style-name="ce37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Create and edit MariaDB configuration file: /etc/mysql/mariadb.conf.d/99-openstack.cnf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Put following 7 lines in the file: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36">
            <text:p>[mysqld]</text:p>
          </table:table-cell>
          <table:table-cell table:number-columns-repeated="5" table:style-name="ce37"/>
          <table:table-cell table:number-columns-repeated="16377"/>
        </table:table-row>
        <table:table-row table:style-name="ro1">
          <table:table-cell/>
          <table:table-cell office:value-type="string" office:string-value="bind-address = 10.0.0.11" table:formula="of:=&quot;bind-address = &quot;&amp;$$CONTROLLER_IP" table:style-name="ce36">
            <text:p>bind-address = 10.0.0.11</text:p>
          </table:table-cell>
          <table:table-cell table:number-columns-repeated="5" table:style-name="ce37"/>
          <table:table-cell table:number-columns-repeated="16377"/>
        </table:table-row>
        <table:table-row table:style-name="ro1">
          <table:table-cell/>
          <table:table-cell office:value-type="string" table:style-name="ce36">
            <text:p>default-storage-engine = innodb</text:p>
          </table:table-cell>
          <table:table-cell table:number-columns-repeated="5" table:style-name="ce37"/>
          <table:table-cell table:number-columns-repeated="16377"/>
        </table:table-row>
        <table:table-row table:style-name="ro1">
          <table:table-cell/>
          <table:table-cell office:value-type="string" table:style-name="ce36">
            <text:p>innodb_file_per_table = on</text:p>
          </table:table-cell>
          <table:table-cell table:number-columns-repeated="5" table:style-name="ce37"/>
          <table:table-cell table:number-columns-repeated="16377"/>
        </table:table-row>
        <table:table-row table:style-name="ro1">
          <table:table-cell/>
          <table:table-cell office:value-type="string" table:style-name="ce36">
            <text:p>max_connections = 4096</text:p>
          </table:table-cell>
          <table:table-cell table:number-columns-repeated="5" table:style-name="ce37"/>
          <table:table-cell table:number-columns-repeated="16377"/>
        </table:table-row>
        <table:table-row table:style-name="ro1">
          <table:table-cell/>
          <table:table-cell office:value-type="string" table:style-name="ce36">
            <text:p>collation-server = utf8_general_ci</text:p>
          </table:table-cell>
          <table:table-cell table:number-columns-repeated="5" table:style-name="ce37"/>
          <table:table-cell table:number-columns-repeated="16377"/>
        </table:table-row>
        <table:table-row table:style-name="ro1">
          <table:table-cell/>
          <table:table-cell office:value-type="string" table:style-name="ce36">
            <text:p>character-set-server = utf8</text:p>
          </table:table-cell>
          <table:table-cell table:number-columns-repeated="5" table:style-name="ce37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5">
            <text:p>Restart MariaDB service: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36">
            <text:p>service mysql restart</text:p>
          </table:table-cell>
          <table:table-cell table:number-columns-repeated="5" table:style-name="ce37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Secure the Database Service: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36">
            <text:p>mysql_secure_installation</text:p>
          </table:table-cell>
          <table:table-cell table:number-columns-repeated="5" table:style-name="ce37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5">
          <table:table-cell/>
          <table:table-cell office:value-type="string" table:style-name="ce28">
            <text:p>Message Queue - RabbitMQ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Install and Configure Packages: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36">
            <text:p>sudo su</text:p>
          </table:table-cell>
          <table:table-cell table:number-columns-repeated="5" table:style-name="ce37"/>
          <table:table-cell table:number-columns-repeated="16377"/>
        </table:table-row>
        <table:table-row table:style-name="ro1">
          <table:table-cell/>
          <table:table-cell office:value-type="string" table:style-name="ce36">
            <text:p>apt install rabbitmq-server</text:p>
          </table:table-cell>
          <table:table-cell table:number-columns-repeated="5" table:style-name="ce37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Add<text:s/><text:span text:style-name="T2">openstack</text:span><text:span text:style-name="T3"><text:s/>user:</text:span>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office:string-value="rabbitmqctl add_user openstack openstack" table:formula="of:=&quot;rabbitmqctl add_user openstack &quot;&amp;$$RABBIT_PASS" table:style-name="ce36">
            <text:p>rabbitmqctl add_user openstack openstack</text:p>
          </table:table-cell>
          <table:table-cell table:number-columns-repeated="5" table:style-name="ce37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Configure permissions for<text:s/><text:span text:style-name="T2">openstack</text:span><text:span text:style-name="T3"><text:s/>user:</text:span>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36">
            <text:p>rabbitmqctl set_permissions openstack ".*" ".*" ".*"</text:p>
          </table:table-cell>
          <table:table-cell table:number-columns-repeated="5" table:style-name="ce37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5">
          <table:table-cell/>
          <table:table-cell office:value-type="string" table:style-name="ce28">
            <text:p>Memcached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Install and Configure Packages: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36">
            <text:p>sudo su</text:p>
          </table:table-cell>
          <table:table-cell table:number-columns-repeated="5" table:style-name="ce37"/>
          <table:table-cell table:number-columns-repeated="16377"/>
        </table:table-row>
        <table:table-row table:style-name="ro1">
          <table:table-cell/>
          <table:table-cell office:value-type="string" table:style-name="ce36">
            <text:p>apt install memcached python-memcache</text:p>
          </table:table-cell>
          <table:table-cell table:number-columns-repeated="5" table:style-name="ce37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Edit<text:s/><text:span text:style-name="T2">/etc/memcached.conf</text:span><text:span text:style-name="T3"><text:s/>to define IP address:</text:span>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office:string-value="-l 10.0.0.11" table:formula="of:=&quot;-l &quot;&amp;$$CONTROLLER_IP" table:style-name="ce30">
            <text:p>-l 10.0.0.11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Restart Memcached Service: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36">
            <text:p>service memcached restart</text:p>
          </table:table-cell>
          <table:table-cell table:number-columns-repeated="5" table:style-name="ce37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5">
          <table:table-cell/>
          <table:table-cell office:value-type="string" table:style-name="ce28">
            <text:p>Etcd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Create<text:s/><text:span text:style-name="T2">etcd</text:span><text:span text:style-name="T3"><text:s/>User and directories:</text:span>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36">
            <text:p>sudo su</text:p>
          </table:table-cell>
          <table:table-cell table:number-columns-repeated="6" table:style-name="ce37"/>
          <table:table-cell table:number-columns-repeated="16376" table:style-name="ce1"/>
        </table:table-row>
        <table:table-row table:style-name="ro1">
          <table:table-cell/>
          <table:table-cell office:value-type="string" table:style-name="ce36">
            <text:p>groupadd --system etcd</text:p>
          </table:table-cell>
          <table:table-cell table:number-columns-repeated="6" table:style-name="ce37"/>
          <table:table-cell table:number-columns-repeated="16376" table:style-name="ce1"/>
        </table:table-row>
        <table:table-row table:style-name="ro1">
          <table:table-cell/>
          <table:table-cell office:value-type="string" table:style-name="ce36">
            <text:p>useradd --home-dir "/var/lib/etcd" --system --shell /bin/false -g etcd etcd</text:p>
          </table:table-cell>
          <table:table-cell table:number-columns-repeated="6" table:style-name="ce37"/>
          <table:table-cell table:number-columns-repeated="16376" table:style-name="ce1"/>
        </table:table-row>
        <table:table-row table:style-name="ro1">
          <table:table-cell/>
          <table:table-cell office:value-type="string" table:style-name="ce36">
            <text:p>mkdir -p /etc/etcd</text:p>
          </table:table-cell>
          <table:table-cell table:number-columns-repeated="6" table:style-name="ce37"/>
          <table:table-cell table:number-columns-repeated="16376" table:style-name="ce1"/>
        </table:table-row>
        <table:table-row table:style-name="ro1">
          <table:table-cell/>
          <table:table-cell office:value-type="string" table:style-name="ce36">
            <text:p>chown etcd:etcd /etc/etcd</text:p>
          </table:table-cell>
          <table:table-cell table:number-columns-repeated="6" table:style-name="ce37"/>
          <table:table-cell table:number-columns-repeated="16376" table:style-name="ce1"/>
        </table:table-row>
        <table:table-row table:style-name="ro1">
          <table:table-cell/>
          <table:table-cell office:value-type="string" table:style-name="ce36">
            <text:p>mkdir -p /var/lib/etcd</text:p>
          </table:table-cell>
          <table:table-cell table:number-columns-repeated="6" table:style-name="ce37"/>
          <table:table-cell table:number-columns-repeated="16376" table:style-name="ce1"/>
        </table:table-row>
        <table:table-row table:style-name="ro1">
          <table:table-cell/>
          <table:table-cell office:value-type="string" table:style-name="ce36">
            <text:p>chown etcd:etcd /var/lib/etcd</text:p>
          </table:table-cell>
          <table:table-cell table:number-columns-repeated="6" table:style-name="ce37"/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Download and install<text:s/><text:span text:style-name="T2">etcd</text:span><text:span text:style-name="T3"><text:s/>tarball</text:span>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36">
            <text:p>ETCD_VER=v3.2.7</text:p>
          </table:table-cell>
          <table:table-cell table:number-columns-repeated="14" table:style-name="ce37"/>
          <table:table-cell table:number-columns-repeated="16368"/>
        </table:table-row>
        <table:table-row table:style-name="ro1">
          <table:table-cell/>
          <table:table-cell office:value-type="string" table:style-name="ce36">
            <text:p>rm -rf /tmp/etcd &amp;&amp; mkdir -p /tmp/etcd</text:p>
          </table:table-cell>
          <table:table-cell table:number-columns-repeated="14" table:style-name="ce37"/>
          <table:table-cell table:number-columns-repeated="16368"/>
        </table:table-row>
        <table:table-row table:style-name="ro1">
          <table:table-cell/>
          <table:table-cell office:value-type="string" table:style-name="ce38">
            <text:p>curl -L https://github.com/coreos/etcd/releases/download/${ETCD_VER}/etcd-${ETCD_VER}-linux-amd64.tar.gz -o /tmp/etcd-${ETCD_VER}-linux-amd64.tar.gz</text:p>
          </table:table-cell>
          <table:table-cell table:number-columns-repeated="14" table:style-name="ce37"/>
          <table:table-cell table:number-columns-repeated="16368"/>
        </table:table-row>
        <table:table-row table:style-name="ro1">
          <table:table-cell/>
          <table:table-cell office:value-type="string" table:style-name="ce36">
            <text:p>tar xzvf /tmp/etcd-${ETCD_VER}-linux-amd64.tar.gz -C /tmp/etcd --strip-components=1</text:p>
          </table:table-cell>
          <table:table-cell table:number-columns-repeated="14" table:style-name="ce37"/>
          <table:table-cell table:number-columns-repeated="16368"/>
        </table:table-row>
        <table:table-row table:style-name="ro1">
          <table:table-cell/>
          <table:table-cell office:value-type="string" table:style-name="ce36">
            <text:p>cp /tmp/etcd/etcd /usr/bin/etcd</text:p>
          </table:table-cell>
          <table:table-cell table:number-columns-repeated="14" table:style-name="ce37"/>
          <table:table-cell table:number-columns-repeated="16368"/>
        </table:table-row>
        <table:table-row table:style-name="ro1">
          <table:table-cell/>
          <table:table-cell office:value-type="string" table:style-name="ce36">
            <text:p>cp /tmp/etcd/etcdctl /usr/bin/etcdctl</text:p>
          </table:table-cell>
          <table:table-cell table:number-columns-repeated="14" table:style-name="ce37"/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5">
            <text:p>Create and edit the<text:s/><text:span text:style-name="T2">/etc/etcd/etcd.conf.yml</text:span><text:s/>file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36">
            <text:p>vim /etc/etcd/etcd.conf.yml</text:p>
          </table:table-cell>
          <table:table-cell table:number-columns-repeated="5" table:style-name="ce37"/>
          <table:table-cell table:number-columns-repeated="16377"/>
        </table:table-row>
        <table:table-row table:style-name="ro1">
          <table:table-cell/>
          <table:table-cell office:value-type="string" table:style-name="ce25">
            <text:p>and put following 9 lines in it: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office:string-value="name: controller" table:formula="of:=&quot;name: &quot;&amp;$$CONTROLLER_NAME" table:style-name="ce36">
            <text:p>name: controller</text:p>
          </table:table-cell>
          <table:table-cell table:number-columns-repeated="5" table:style-name="ce37"/>
          <table:table-cell table:number-columns-repeated="16377"/>
        </table:table-row>
        <table:table-row table:style-name="ro1">
          <table:table-cell/>
          <table:table-cell office:value-type="string" table:style-name="ce36">
            <text:p>data-dir: /var/lib/etcd</text:p>
          </table:table-cell>
          <table:table-cell table:number-columns-repeated="5" table:style-name="ce37"/>
          <table:table-cell table:number-columns-repeated="16377"/>
        </table:table-row>
        <table:table-row table:style-name="ro1">
          <table:table-cell/>
          <table:table-cell office:value-type="string" table:style-name="ce36">
            <text:p>initial-cluster-state: 'new'</text:p>
          </table:table-cell>
          <table:table-cell table:number-columns-repeated="5" table:style-name="ce37"/>
          <table:table-cell table:number-columns-repeated="16377"/>
        </table:table-row>
        <table:table-row table:style-name="ro1">
          <table:table-cell/>
          <table:table-cell office:value-type="string" table:style-name="ce36">
            <text:p>initial-cluster-token: 'etcd-cluster-01'</text:p>
          </table:table-cell>
          <table:table-cell table:number-columns-repeated="5" table:style-name="ce37"/>
          <table:table-cell table:number-columns-repeated="16377"/>
        </table:table-row>
        <table:table-row table:style-name="ro1">
          <table:table-cell/>
          <table:table-cell office:value-type="string" office:string-value="initial-cluster: controller=http://10.0.0.11:2380" table:formula="of:=&quot;initial-cluster: &quot;&amp;$$CONTROLLER_NAME&amp;&quot;=http://&quot;&amp;$$CONTROLLER_IP&amp;&quot;:2380&quot;" table:style-name="ce36">
            <text:p>initial-cluster: controller=http://10.0.0.11:2380</text:p>
          </table:table-cell>
          <table:table-cell table:number-columns-repeated="5" table:style-name="ce37"/>
          <table:table-cell table:number-columns-repeated="16377"/>
        </table:table-row>
        <table:table-row table:style-name="ro1">
          <table:table-cell/>
          <table:table-cell office:value-type="string" office:string-value="initial-advertise-peer-urls: http://10.0.0.11:2380" table:formula="of:=&quot;initial-advertise-peer-urls: http://&quot;&amp;$$CONTROLLER_IP&amp;&quot;:2380&quot;" table:style-name="ce36">
            <text:p>initial-advertise-peer-urls: http://10.0.0.11:2380</text:p>
          </table:table-cell>
          <table:table-cell table:number-columns-repeated="5" table:style-name="ce37"/>
          <table:table-cell table:number-columns-repeated="16377"/>
        </table:table-row>
        <table:table-row table:style-name="ro1">
          <table:table-cell/>
          <table:table-cell office:value-type="string" office:string-value="advertise-client-urls: http://10.0.0.11:2379" table:formula="of:=&quot;advertise-client-urls: http://&quot;&amp;$$CONTROLLER_IP&amp;&quot;:2379&quot;" table:style-name="ce36">
            <text:p>advertise-client-urls: http://10.0.0.11:2379</text:p>
          </table:table-cell>
          <table:table-cell table:number-columns-repeated="5" table:style-name="ce37"/>
          <table:table-cell table:number-columns-repeated="16377"/>
        </table:table-row>
        <table:table-row table:style-name="ro1">
          <table:table-cell/>
          <table:table-cell office:value-type="string" table:style-name="ce36">
            <text:p>listen-peer-urls: http://0.0.0.0:2380</text:p>
          </table:table-cell>
          <table:table-cell table:number-columns-repeated="5" table:style-name="ce37"/>
          <table:table-cell table:number-columns-repeated="16377"/>
        </table:table-row>
        <table:table-row table:style-name="ro1">
          <table:table-cell/>
          <table:table-cell office:value-type="string" office:string-value="listen-client-urls: http://10.0.0.11:2379" table:formula="of:=&quot;listen-client-urls: http://&quot;&amp;$$CONTROLLER_IP&amp;&quot;:2379&quot;" table:style-name="ce36">
            <text:p>listen-client-urls: http://10.0.0.11:2379</text:p>
          </table:table-cell>
          <table:table-cell table:number-columns-repeated="5" table:style-name="ce37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Create and edit<text:s/><text:span text:style-name="T2">/lib/systemd/system/etcd.service</text:span><text:s/>file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36">
            <text:p>vim /lib/systemd/system/etcd.service</text:p>
          </table:table-cell>
          <table:table-cell table:number-columns-repeated="5" table:style-name="ce37"/>
          <table:table-cell table:number-columns-repeated="16377"/>
        </table:table-row>
        <table:table-row table:style-name="ro1">
          <table:table-cell/>
          <table:table-cell office:value-type="string" table:style-name="ce1">
            <text:p>and put following 13 lines in it: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36">
            <text:p>[Unit]</text:p>
          </table:table-cell>
          <table:table-cell table:number-columns-repeated="5" table:style-name="ce37"/>
          <table:table-cell table:number-columns-repeated="16377"/>
        </table:table-row>
        <table:table-row table:style-name="ro1">
          <table:table-cell/>
          <table:table-cell office:value-type="string" table:style-name="ce36">
            <text:p>After=network.target</text:p>
          </table:table-cell>
          <table:table-cell table:number-columns-repeated="5" table:style-name="ce37"/>
          <table:table-cell table:number-columns-repeated="16377"/>
        </table:table-row>
        <table:table-row table:style-name="ro1">
          <table:table-cell/>
          <table:table-cell office:value-type="string" table:style-name="ce36">
            <text:p>Description=etcd - highly-available key value store</text:p>
          </table:table-cell>
          <table:table-cell table:number-columns-repeated="5" table:style-name="ce37"/>
          <table:table-cell table:number-columns-repeated="16377"/>
        </table:table-row>
        <table:table-row table:style-name="ro1">
          <table:table-cell/>
          <table:table-cell table:style-name="ce36"/>
          <table:table-cell table:number-columns-repeated="5" table:style-name="ce37"/>
          <table:table-cell table:number-columns-repeated="16377"/>
        </table:table-row>
        <table:table-row table:style-name="ro1">
          <table:table-cell/>
          <table:table-cell office:value-type="string" table:style-name="ce36">
            <text:p>[Service]</text:p>
          </table:table-cell>
          <table:table-cell table:number-columns-repeated="5" table:style-name="ce37"/>
          <table:table-cell table:number-columns-repeated="16377"/>
        </table:table-row>
        <table:table-row table:style-name="ro1">
          <table:table-cell/>
          <table:table-cell office:value-type="string" table:style-name="ce36">
            <text:p>LimitNOFILE=65536</text:p>
          </table:table-cell>
          <table:table-cell table:number-columns-repeated="5" table:style-name="ce37"/>
          <table:table-cell table:number-columns-repeated="16377"/>
        </table:table-row>
        <table:table-row table:style-name="ro1">
          <table:table-cell/>
          <table:table-cell office:value-type="string" table:style-name="ce36">
            <text:p>Restart=on-failure</text:p>
          </table:table-cell>
          <table:table-cell table:number-columns-repeated="5" table:style-name="ce37"/>
          <table:table-cell table:number-columns-repeated="16377"/>
        </table:table-row>
        <table:table-row table:style-name="ro1">
          <table:table-cell/>
          <table:table-cell office:value-type="string" table:style-name="ce36">
            <text:p>Type=notify</text:p>
          </table:table-cell>
          <table:table-cell table:number-columns-repeated="5" table:style-name="ce37"/>
          <table:table-cell table:number-columns-repeated="16377"/>
        </table:table-row>
        <table:table-row table:style-name="ro1">
          <table:table-cell/>
          <table:table-cell office:value-type="string" table:style-name="ce36">
            <text:p>ExecStart=/usr/bin/etcd --config-file /etc/etcd/etcd.conf.yml</text:p>
          </table:table-cell>
          <table:table-cell table:number-columns-repeated="5" table:style-name="ce37"/>
          <table:table-cell table:number-columns-repeated="16377"/>
        </table:table-row>
        <table:table-row table:style-name="ro1">
          <table:table-cell/>
          <table:table-cell office:value-type="string" table:style-name="ce36">
            <text:p>User=etcd</text:p>
          </table:table-cell>
          <table:table-cell table:number-columns-repeated="5" table:style-name="ce37"/>
          <table:table-cell table:number-columns-repeated="16377"/>
        </table:table-row>
        <table:table-row table:style-name="ro1">
          <table:table-cell/>
          <table:table-cell table:style-name="ce36"/>
          <table:table-cell table:number-columns-repeated="5" table:style-name="ce37"/>
          <table:table-cell table:number-columns-repeated="16377"/>
        </table:table-row>
        <table:table-row table:style-name="ro1">
          <table:table-cell/>
          <table:table-cell office:value-type="string" table:style-name="ce36">
            <text:p>[Install]</text:p>
          </table:table-cell>
          <table:table-cell table:number-columns-repeated="5" table:style-name="ce37"/>
          <table:table-cell table:number-columns-repeated="16377"/>
        </table:table-row>
        <table:table-row table:style-name="ro1">
          <table:table-cell/>
          <table:table-cell office:value-type="string" table:style-name="ce36">
            <text:p>WantedBy=multi-user.target</text:p>
          </table:table-cell>
          <table:table-cell table:number-columns-repeated="5" table:style-name="ce37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40">
            <text:p>Enable and start etcd Service: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36">
            <text:p>systemctl enable etcd</text:p>
          </table:table-cell>
          <table:table-cell table:number-columns-repeated="5" table:style-name="ce37"/>
          <table:table-cell table:number-columns-repeated="16377"/>
        </table:table-row>
        <table:table-row table:style-name="ro1">
          <table:table-cell/>
          <table:table-cell office:value-type="string" table:style-name="ce36">
            <text:p>systemctl start etcd</text:p>
          </table:table-cell>
          <table:table-cell table:number-columns-repeated="5" table:style-name="ce37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42"/>
          <table:table-cell table:number-columns-repeated="16383" table:style-name="ce42"/>
        </table:table-row>
        <table:table-row table:style-name="ro5">
          <table:table-cell/>
          <table:table-cell office:value-type="string" table:style-name="ce28">
            <text:p>Install Keystone - Identity Management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3">
            <text:p>Configure SQL Database for Keystone: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Run these commands: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36">
            <text:p>sudo su</text:p>
          </table:table-cell>
          <table:table-cell table:number-columns-repeated="7" table:style-name="ce37"/>
          <table:table-cell table:number-columns-repeated="16375"/>
        </table:table-row>
        <table:table-row table:style-name="ro1">
          <table:table-cell/>
          <table:table-cell office:value-type="string" table:style-name="ce36">
            <text:p>mysql</text:p>
          </table:table-cell>
          <table:table-cell table:number-columns-repeated="7" table:style-name="ce37"/>
          <table:table-cell table:number-columns-repeated="16375"/>
        </table:table-row>
        <table:table-row table:style-name="ro1">
          <table:table-cell/>
          <table:table-cell office:value-type="string" table:style-name="ce36">
            <text:p>CREATE DATABASE keystone;</text:p>
          </table:table-cell>
          <table:table-cell table:number-columns-repeated="7" table:style-name="ce37"/>
          <table:table-cell table:number-columns-repeated="16375"/>
        </table:table-row>
        <table:table-row table:style-name="ro1">
          <table:table-cell/>
          <table:table-cell office:value-type="string" office:string-value="GRANT ALL PRIVILEGES ON keystone.* TO 'keystone'@'localhost' IDENTIFIED BY 'openstack';" table:formula="of:=&quot;GRANT ALL PRIVILEGES ON keystone.* TO 'keystone'@'localhost' IDENTIFIED BY '&quot;&amp;$$KEYSTONE_DBPASS&amp;&quot;';&quot;" table:style-name="ce36">
            <text:p>GRANT ALL PRIVILEGES ON keystone.* TO 'keystone'@'localhost' IDENTIFIED BY 'openstack';</text:p>
          </table:table-cell>
          <table:table-cell table:number-columns-repeated="7" table:style-name="ce37"/>
          <table:table-cell table:number-columns-repeated="16375"/>
        </table:table-row>
        <table:table-row table:style-name="ro1">
          <table:table-cell/>
          <table:table-cell office:value-type="string" office:string-value="GRANT ALL PRIVILEGES ON keystone.* TO 'keystone'@'%' IDENTIFIED BY 'openstack';" table:formula="of:=&quot;GRANT ALL PRIVILEGES ON keystone.* TO 'keystone'@'%' IDENTIFIED BY '&quot;&amp;$$KEYSTONE_DBPASS&amp;&quot;';&quot;" table:style-name="ce36">
            <text:p>GRANT ALL PRIVILEGES ON keystone.* TO 'keystone'@'%' IDENTIFIED BY 'openstack';</text:p>
          </table:table-cell>
          <table:table-cell table:number-columns-repeated="7" table:style-name="ce37"/>
          <table:table-cell table:number-columns-repeated="16375"/>
        </table:table-row>
        <table:table-row table:style-name="ro1">
          <table:table-cell/>
          <table:table-cell office:value-type="string" table:style-name="ce36">
            <text:p>EXIT;</text:p>
          </table:table-cell>
          <table:table-cell table:number-columns-repeated="7" table:style-name="ce37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3">
            <text:p>Install and Configure Packages: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Run these commands: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36">
            <text:p>sudo su</text:p>
          </table:table-cell>
          <table:table-cell table:number-columns-repeated="25" table:style-name="ce37"/>
          <table:table-cell table:number-columns-repeated="16357"/>
        </table:table-row>
        <table:table-row table:style-name="ro1">
          <table:table-cell table:style-name="ce41"/>
          <table:table-cell office:value-type="string" table:style-name="ce44">
            <text:p># Install required packages + crudini to edit .conf files</text:p>
          </table:table-cell>
          <table:table-cell table:number-columns-repeated="16382" table:style-name="ce41"/>
        </table:table-row>
        <table:table-row table:style-name="ro1">
          <table:table-cell/>
          <table:table-cell office:value-type="string" table:style-name="ce36">
            <text:p>apt install keystone apache2 libapache2-mod-wsgi crudini -y</text:p>
          </table:table-cell>
          <table:table-cell table:number-columns-repeated="25" table:style-name="ce37"/>
          <table:table-cell table:number-columns-repeated="16357"/>
        </table:table-row>
        <table:table-row table:style-name="ro1">
          <table:table-cell table:style-name="ce41"/>
          <table:table-cell office:value-type="string" table:style-name="ce44">
            <text:p># Configure Keystone database access, as set above</text:p>
          </table:table-cell>
          <table:table-cell table:number-columns-repeated="16382" table:style-name="ce41"/>
        </table:table-row>
        <table:table-row table:style-name="ro1">
          <table:table-cell/>
          <table:table-cell office:value-type="string" office:string-value="crudini --set /etc/keystone/keystone.conf database connection mysql+pymysql://keystone:openstack@controller/keystone" table:formula="of:=&quot;crudini --set /etc/keystone/keystone.conf database connection mysql+pymysql://keystone:&quot;&amp;$$KEYSTONE_DBPASS&amp;&quot;@controller/keystone&quot;" table:style-name="ce36">
            <text:p>crudini --set /etc/keystone/keystone.conf database connection mysql+pymysql://keystone:openstack@controller/keystone</text:p>
          </table:table-cell>
          <table:table-cell table:number-columns-repeated="25" table:style-name="ce37"/>
          <table:table-cell table:number-columns-repeated="16357"/>
        </table:table-row>
        <table:table-row table:style-name="ro1">
          <table:table-cell table:style-name="ce41"/>
          <table:table-cell office:value-type="string" table:style-name="ce44">
            <text:p># Set Fernet Token Provider</text:p>
          </table:table-cell>
          <table:table-cell table:number-columns-repeated="16382" table:style-name="ce41"/>
        </table:table-row>
        <table:table-row table:style-name="ro1">
          <table:table-cell/>
          <table:table-cell office:value-type="string" table:style-name="ce36">
            <text:p>crudini --set /etc/keystone/keystone.conf token provider fernet</text:p>
          </table:table-cell>
          <table:table-cell table:number-columns-repeated="25" table:style-name="ce37"/>
          <table:table-cell table:number-columns-repeated="16357"/>
        </table:table-row>
        <table:table-row table:style-name="ro1">
          <table:table-cell table:style-name="ce41"/>
          <table:table-cell office:value-type="string" table:style-name="ce44">
            <text:p># Populate Identity Service Database</text:p>
          </table:table-cell>
          <table:table-cell table:number-columns-repeated="16382" table:style-name="ce41"/>
        </table:table-row>
        <table:table-row table:style-name="ro1">
          <table:table-cell/>
          <table:table-cell office:value-type="string" table:style-name="ce36">
            <text:p>su -s /bin/sh -c "keystone-manage db_sync" keystone</text:p>
          </table:table-cell>
          <table:table-cell table:number-columns-repeated="25" table:style-name="ce37"/>
          <table:table-cell table:number-columns-repeated="16357"/>
        </table:table-row>
        <table:table-row table:style-name="ro1">
          <table:table-cell table:style-name="ce41"/>
          <table:table-cell office:value-type="string" table:style-name="ce44">
            <text:p># Initialize Fernet Repositories</text:p>
          </table:table-cell>
          <table:table-cell table:number-columns-repeated="16382" table:style-name="ce41"/>
        </table:table-row>
        <table:table-row table:style-name="ro1">
          <table:table-cell/>
          <table:table-cell office:value-type="string" table:style-name="ce36">
            <text:p>keystone-manage fernet_setup --keystone-user keystone --keystone-group keystone</text:p>
          </table:table-cell>
          <table:table-cell table:number-columns-repeated="25" table:style-name="ce37"/>
          <table:table-cell table:number-columns-repeated="16357"/>
        </table:table-row>
        <table:table-row table:style-name="ro1">
          <table:table-cell/>
          <table:table-cell office:value-type="string" table:style-name="ce36">
            <text:p>keystone-manage credential_setup --keystone-user keystone --keystone-group keystone</text:p>
          </table:table-cell>
          <table:table-cell table:number-columns-repeated="25" table:style-name="ce37"/>
          <table:table-cell table:number-columns-repeated="16357"/>
        </table:table-row>
        <table:table-row table:style-name="ro1">
          <table:table-cell table:style-name="ce41"/>
          <table:table-cell office:value-type="string" table:style-name="ce44">
            <text:p># Bootstrap Identity Service</text:p>
          </table:table-cell>
          <table:table-cell table:number-columns-repeated="16382" table:style-name="ce41"/>
        </table:table-row>
        <table:table-row table:style-name="ro1">
          <table:table-cell/>
          <table:table-cell office:value-type="string" office:string-value="keystone-manage bootstrap --bootstrap-password openstack --bootstrap-admin-url http://controller:35357/v3/ --bootstrap-internal-url http://controller:5000/v3/ --bootstrap-public-url http://controller:5000/v3/ --bootstrap-region-id RegionOne" table:formula="of:=&quot;keystone-manage bootstrap --bootstrap-password &quot;&amp;$$ADMIN_PASS&amp;&quot; --bootstrap-admin-url http://&quot;&amp;$$CONTROLLER_NAME&amp;&quot;:35357/v3/ --bootstrap-internal-url http://&quot;&amp;$$CONTROLLER_NAME&amp;&quot;:5000/v3/ --bootstrap-public-url http://&quot;&amp;$$CONTROLLER_NAME&amp;&quot;:5000/v3/ --bootstrap-region-id RegionOne&quot;" table:style-name="ce36">
            <text:p>keystone-manage bootstrap --bootstrap-password openstack --bootstrap-admin-url http://controller:35357/v3/ --bootstrap-internal-url http://controller:5000/v3/ --bootstrap-public-url http://controller:5000/v3/ --bootstrap-region-id RegionOne</text:p>
          </table:table-cell>
          <table:table-cell table:number-columns-repeated="25" table:style-name="ce37"/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3">
            <text:p>Configure Apache Server: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Edit<text:s/><text:span text:style-name="T2">/etc/apache2/apache2.conf</text:span><text:span text:style-name="T3"><text:s/>and add following line:</text:span>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30">
            <text:p>ServerName controller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Restart the apache2 service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30">
            <text:p>service apache2 restart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3">
            <text:p>Configure OpenStack Client Environment Script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Create<text:s/><text:span text:style-name="T2">admin-openrc</text:span><text:span text:style-name="T3"><text:s/>Script (in Primary User's Home Directory, for example)</text:span>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Insert following lines: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45">
            <text:p>export OS_PROJECT_DOMAIN_NAME=Default</text:p>
          </table:table-cell>
          <table:table-cell table:number-columns-repeated="5" table:style-name="ce46"/>
          <table:table-cell table:number-columns-repeated="16377"/>
        </table:table-row>
        <table:table-row table:style-name="ro1">
          <table:table-cell/>
          <table:table-cell office:value-type="string" table:style-name="ce45">
            <text:p>export OS_USER_DOMAIN_NAME=Default</text:p>
          </table:table-cell>
          <table:table-cell table:number-columns-repeated="5" table:style-name="ce46"/>
          <table:table-cell table:number-columns-repeated="16377"/>
        </table:table-row>
        <table:table-row table:style-name="ro1">
          <table:table-cell/>
          <table:table-cell office:value-type="string" table:style-name="ce45">
            <text:p>export OS_PROJECT_NAME=admin</text:p>
          </table:table-cell>
          <table:table-cell table:number-columns-repeated="5" table:style-name="ce46"/>
          <table:table-cell table:number-columns-repeated="16377"/>
        </table:table-row>
        <table:table-row table:style-name="ro1">
          <table:table-cell/>
          <table:table-cell office:value-type="string" table:style-name="ce45">
            <text:p>export OS_USERNAME=admin</text:p>
          </table:table-cell>
          <table:table-cell table:number-columns-repeated="5" table:style-name="ce46"/>
          <table:table-cell table:number-columns-repeated="16377"/>
        </table:table-row>
        <table:table-row table:style-name="ro1">
          <table:table-cell/>
          <table:table-cell office:value-type="string" office:string-value="export OS_PASSWORD=openstack" table:formula="of:=&quot;export OS_PASSWORD=&quot;&amp;$$ADMIN_PASS" table:style-name="ce45">
            <text:p>export OS_PASSWORD=openstack</text:p>
          </table:table-cell>
          <table:table-cell table:number-columns-repeated="5" table:style-name="ce46"/>
          <table:table-cell table:number-columns-repeated="16377"/>
        </table:table-row>
        <table:table-row table:style-name="ro1">
          <table:table-cell/>
          <table:table-cell office:value-type="string" office:string-value="export OS_AUTH_URL=http://controller:35357/v3" table:formula="of:=&quot;export OS_AUTH_URL=http://&quot;&amp;$$CONTROLLER_NAME&amp;&quot;:35357/v3&quot;" table:style-name="ce45">
            <text:p>export OS_AUTH_URL=http://controller:35357/v3</text:p>
          </table:table-cell>
          <table:table-cell table:number-columns-repeated="5" table:style-name="ce46"/>
          <table:table-cell table:number-columns-repeated="16377"/>
        </table:table-row>
        <table:table-row table:style-name="ro1">
          <table:table-cell/>
          <table:table-cell office:value-type="string" table:style-name="ce45">
            <text:p>export OS_IDENTITY_API_VERSION=3</text:p>
          </table:table-cell>
          <table:table-cell table:number-columns-repeated="5" table:style-name="ce46"/>
          <table:table-cell table:number-columns-repeated="16377"/>
        </table:table-row>
        <table:table-row table:style-name="ro1">
          <table:table-cell/>
          <table:table-cell office:value-type="string" table:style-name="ce45">
            <text:p>export OS_IMAGE_API_VERSION=2</text:p>
          </table:table-cell>
          <table:table-cell table:number-columns-repeated="5" table:style-name="ce46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3">
            <text:p>Create demo-openrc Script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Insert following lines: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45">
            <text:p>export OS_PROJECT_DOMAIN_NAME=Default</text:p>
          </table:table-cell>
          <table:table-cell table:number-columns-repeated="5" table:style-name="ce46"/>
          <table:table-cell table:number-columns-repeated="16377"/>
        </table:table-row>
        <table:table-row table:style-name="ro1">
          <table:table-cell/>
          <table:table-cell office:value-type="string" table:style-name="ce45">
            <text:p>export OS_USER_DOMAIN_NAME=Default</text:p>
          </table:table-cell>
          <table:table-cell table:number-columns-repeated="5" table:style-name="ce46"/>
          <table:table-cell table:number-columns-repeated="16377"/>
        </table:table-row>
        <table:table-row table:style-name="ro1">
          <table:table-cell/>
          <table:table-cell office:value-type="string" table:style-name="ce45">
            <text:p>export OS_PROJECT_NAME=demo</text:p>
          </table:table-cell>
          <table:table-cell table:number-columns-repeated="5" table:style-name="ce46"/>
          <table:table-cell table:number-columns-repeated="16377"/>
        </table:table-row>
        <table:table-row table:style-name="ro1">
          <table:table-cell/>
          <table:table-cell office:value-type="string" table:style-name="ce45">
            <text:p>export OS_USERNAME=demo</text:p>
          </table:table-cell>
          <table:table-cell table:number-columns-repeated="5" table:style-name="ce46"/>
          <table:table-cell table:number-columns-repeated="16377"/>
        </table:table-row>
        <table:table-row table:style-name="ro1">
          <table:table-cell/>
          <table:table-cell office:value-type="string" office:string-value="export OS_PASSWORD=openstack" table:formula="of:=&quot;export OS_PASSWORD=&quot;&amp;$$DEMO_PASS" table:style-name="ce45">
            <text:p>export OS_PASSWORD=openstack</text:p>
          </table:table-cell>
          <table:table-cell table:number-columns-repeated="5" table:style-name="ce46"/>
          <table:table-cell table:number-columns-repeated="16377"/>
        </table:table-row>
        <table:table-row table:style-name="ro1">
          <table:table-cell/>
          <table:table-cell office:value-type="string" office:string-value="export OS_AUTH_URL=http://controller:5000/v3" table:formula="of:=&quot;export OS_AUTH_URL=http://&quot;&amp;$$CONTROLLER_NAME&amp;&quot;:5000/v3&quot;" table:style-name="ce45">
            <text:p>export OS_AUTH_URL=http://controller:5000/v3</text:p>
          </table:table-cell>
          <table:table-cell table:number-columns-repeated="5" table:style-name="ce46"/>
          <table:table-cell table:number-columns-repeated="16377"/>
        </table:table-row>
        <table:table-row table:style-name="ro1">
          <table:table-cell/>
          <table:table-cell office:value-type="string" table:style-name="ce45">
            <text:p>export OS_IDENTITY_API_VERSION=3</text:p>
          </table:table-cell>
          <table:table-cell table:number-columns-repeated="5" table:style-name="ce46"/>
          <table:table-cell table:number-columns-repeated="16377"/>
        </table:table-row>
        <table:table-row table:style-name="ro1">
          <table:table-cell/>
          <table:table-cell office:value-type="string" table:style-name="ce45">
            <text:p>export OS_IMAGE_API_VERSION=2</text:p>
          </table:table-cell>
          <table:table-cell table:number-columns-repeated="5" table:style-name="ce46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3">
            <text:p>Verify Keystone operation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Run following commands: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47">
            <text:p>. admin-openrc</text:p>
          </table:table-cell>
          <table:table-cell table:number-columns-repeated="5" table:style-name="ce46"/>
          <table:table-cell table:number-columns-repeated="16377" table:style-name="ce1"/>
        </table:table-row>
        <table:table-row table:style-name="ro1">
          <table:table-cell/>
          <table:table-cell office:value-type="string" table:style-name="ce45">
            <text:p>openstack token issue</text:p>
          </table:table-cell>
          <table:table-cell table:number-columns-repeated="5" table:style-name="ce46"/>
          <table:table-cell table:number-columns-repeated="16377" table:style-name="ce1"/>
        </table:table-row>
        <table:table-row table:style-name="ro1">
          <table:table-cell/>
          <table:table-cell table:style-name="ce2"/>
          <table:table-cell table:number-columns-repeated="16382" table:style-name="ce1"/>
        </table:table-row>
        <table:table-row table:style-name="ro1">
          <table:table-cell/>
          <table:table-cell office:value-type="string" table:style-name="ce33">
            <text:p>Create Projects, Users and Role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Run following commands: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47">
            <text:p>. admin-openrc</text:p>
          </table:table-cell>
          <table:table-cell table:number-columns-repeated="6" table:style-name="ce46"/>
          <table:table-cell table:number-columns-repeated="16376"/>
        </table:table-row>
        <table:table-row table:style-name="ro1">
          <table:table-cell/>
          <table:table-cell office:value-type="string" table:style-name="ce43">
            <text:p># Create a service Project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45">
            <text:p>openstack project create --domain default --description "Service Project" service</text:p>
          </table:table-cell>
          <table:table-cell table:number-columns-repeated="6" table:style-name="ce46"/>
          <table:table-cell table:number-columns-repeated="16376"/>
        </table:table-row>
        <table:table-row table:style-name="ro1">
          <table:table-cell/>
          <table:table-cell office:value-type="string" table:style-name="ce43">
            <text:p># Create a demo Project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45">
            <text:p>openstack project create --domain default --description "Demo Project" demo</text:p>
          </table:table-cell>
          <table:table-cell table:number-columns-repeated="6" table:style-name="ce46"/>
          <table:table-cell table:number-columns-repeated="16376"/>
        </table:table-row>
        <table:table-row table:style-name="ro1">
          <table:table-cell/>
          <table:table-cell office:value-type="string" table:style-name="ce43">
            <text:p># Create a demo User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office:string-value="openstack user create --domain default --password openstack demo" table:formula="of:=&quot;openstack user create --domain default --password &quot;&amp;$$DEMO_PASS&amp;&quot; demo&quot;" table:style-name="ce45">
            <text:p>openstack user create --domain default --password openstack demo</text:p>
          </table:table-cell>
          <table:table-cell table:number-columns-repeated="6" table:style-name="ce46"/>
          <table:table-cell table:number-columns-repeated="16376"/>
        </table:table-row>
        <table:table-row table:style-name="ro1">
          <table:table-cell/>
          <table:table-cell office:value-type="string" table:style-name="ce43">
            <text:p># Create a user Role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45">
            <text:p>openstack role create user</text:p>
          </table:table-cell>
          <table:table-cell table:number-columns-repeated="6" table:style-name="ce46"/>
          <table:table-cell table:number-columns-repeated="16376"/>
        </table:table-row>
        <table:table-row table:style-name="ro1">
          <table:table-cell/>
          <table:table-cell office:value-type="string" table:style-name="ce43">
            <text:p># Add the user role to User demo in Project demo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45">
            <text:p>openstack role add --project demo --user demo user</text:p>
          </table:table-cell>
          <table:table-cell table:number-columns-repeated="6" table:style-name="ce46"/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3">
            <text:p>Verify User demo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Run following commands: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47">
            <text:p>. demo-openrc</text:p>
          </table:table-cell>
          <table:table-cell table:number-columns-repeated="6" table:style-name="ce46"/>
          <table:table-cell table:number-columns-repeated="16376" table:style-name="ce1"/>
        </table:table-row>
        <table:table-row table:style-name="ro1">
          <table:table-cell/>
          <table:table-cell office:value-type="string" table:style-name="ce45">
            <text:p>openstack token issue</text:p>
          </table:table-cell>
          <table:table-cell table:number-columns-repeated="6" table:style-name="ce46"/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42"/>
          <table:table-cell table:number-columns-repeated="16383" table:style-name="ce42"/>
        </table:table-row>
        <table:table-row table:style-name="ro5">
          <table:table-cell/>
          <table:table-cell office:value-type="string" table:style-name="ce48">
            <text:p>Install Glance - Image Service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3">
            <text:p>Configure SQL Database for Glance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Run following commands: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45">
            <text:p>sudo su</text:p>
          </table:table-cell>
          <table:table-cell table:number-columns-repeated="7" table:style-name="ce46"/>
          <table:table-cell table:number-columns-repeated="16375"/>
        </table:table-row>
        <table:table-row table:style-name="ro1">
          <table:table-cell/>
          <table:table-cell office:value-type="string" table:style-name="ce45">
            <text:p>mysql</text:p>
          </table:table-cell>
          <table:table-cell table:number-columns-repeated="7" table:style-name="ce46"/>
          <table:table-cell table:number-columns-repeated="16375"/>
        </table:table-row>
        <table:table-row table:style-name="ro1">
          <table:table-cell/>
          <table:table-cell office:value-type="string" table:style-name="ce45">
            <text:p>CREATE DATABASE glance;</text:p>
          </table:table-cell>
          <table:table-cell table:number-columns-repeated="7" table:style-name="ce46"/>
          <table:table-cell table:number-columns-repeated="16375"/>
        </table:table-row>
        <table:table-row table:style-name="ro1">
          <table:table-cell/>
          <table:table-cell office:value-type="string" office:string-value="GRANT ALL PRIVILEGES ON glance.* TO 'glance'@'localhost' IDENTIFIED BY 'openstack';" table:formula="of:=&quot;GRANT ALL PRIVILEGES ON glance.* TO 'glance'@'localhost' IDENTIFIED BY '&quot;&amp;$$GLANCE_DBPASS&amp;&quot;';&quot;" table:style-name="ce45">
            <text:p>GRANT ALL PRIVILEGES ON glance.* TO 'glance'@'localhost' IDENTIFIED BY 'openstack';</text:p>
          </table:table-cell>
          <table:table-cell table:number-columns-repeated="7" table:style-name="ce46"/>
          <table:table-cell table:number-columns-repeated="16375"/>
        </table:table-row>
        <table:table-row table:style-name="ro1">
          <table:table-cell/>
          <table:table-cell office:value-type="string" office:string-value="GRANT ALL PRIVILEGES ON glance.* TO 'glance'@'%' IDENTIFIED BY 'openstack';" table:formula="of:=&quot;GRANT ALL PRIVILEGES ON glance.* TO 'glance'@'%' IDENTIFIED BY '&quot;&amp;$$GLANCE_DBPASS&amp;&quot;';&quot;" table:style-name="ce45">
            <text:p>GRANT ALL PRIVILEGES ON glance.* TO 'glance'@'%' IDENTIFIED BY 'openstack';</text:p>
          </table:table-cell>
          <table:table-cell table:number-columns-repeated="7" table:style-name="ce46"/>
          <table:table-cell table:number-columns-repeated="16375"/>
        </table:table-row>
        <table:table-row table:style-name="ro1">
          <table:table-cell/>
          <table:table-cell office:value-type="string" table:style-name="ce45">
            <text:p>EXIT;</text:p>
          </table:table-cell>
          <table:table-cell table:number-columns-repeated="7" table:style-name="ce46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3">
            <text:p>Create glance User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47">
            <text:p>. admin-openrc</text:p>
          </table:table-cell>
          <table:table-cell table:number-columns-repeated="7" table:style-name="ce46"/>
          <table:table-cell table:number-columns-repeated="16375"/>
        </table:table-row>
        <table:table-row table:style-name="ro1">
          <table:table-cell/>
          <table:table-cell office:value-type="string" office:string-value="openstack user create --domain default --password openstack glance" table:formula="of:=&quot;openstack user create --domain default --password &quot;&amp;$$GLANCE_PASS&amp;&quot; glance&quot;" table:style-name="ce45">
            <text:p>openstack user create --domain default --password openstack glance</text:p>
          </table:table-cell>
          <table:table-cell table:number-columns-repeated="7" table:style-name="ce46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3">
            <text:p>Add admin role to User glance in Project service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45">
            <text:p>openstack role add --project service --user glance admin</text:p>
          </table:table-cell>
          <table:table-cell table:number-columns-repeated="7" table:style-name="ce46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3">
            <text:p>Create glance Service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45">
            <text:p>openstack service create --name glance --description "OpenStack Image" image</text:p>
          </table:table-cell>
          <table:table-cell table:number-columns-repeated="7" table:style-name="ce46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3">
            <text:p>Create glance Service Endpoint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office:string-value="openstack endpoint create --region RegionOne image public http://controller:9292" table:formula="of:=&quot;openstack endpoint create --region RegionOne image public http://&quot;&amp;$$CONTROLLER_NAME&amp;&quot;:9292&quot;" table:style-name="ce45">
            <text:p>openstack endpoint create --region RegionOne image public http://controller:9292</text:p>
          </table:table-cell>
          <table:table-cell table:number-columns-repeated="7" table:style-name="ce46"/>
          <table:table-cell table:number-columns-repeated="16375"/>
        </table:table-row>
        <table:table-row table:style-name="ro1">
          <table:table-cell/>
          <table:table-cell office:value-type="string" office:string-value="openstack endpoint create --region RegionOne image internal http://controller:9292" table:formula="of:=&quot;openstack endpoint create --region RegionOne image internal http://&quot;&amp;$$CONTROLLER_NAME&amp;&quot;:9292&quot;" table:style-name="ce45">
            <text:p>openstack endpoint create --region RegionOne image internal http://controller:9292</text:p>
          </table:table-cell>
          <table:table-cell table:number-columns-repeated="7" table:style-name="ce46"/>
          <table:table-cell table:number-columns-repeated="16375" table:style-name="ce1"/>
        </table:table-row>
        <table:table-row table:style-name="ro1">
          <table:table-cell/>
          <table:table-cell office:value-type="string" office:string-value="openstack endpoint create --region RegionOne image admin http://controller:9292" table:formula="of:=&quot;openstack endpoint create --region RegionOne image admin http://&quot;&amp;$$CONTROLLER_NAME&amp;&quot;:9292&quot;" table:style-name="ce45">
            <text:p>openstack endpoint create --region RegionOne image admin http://controller:9292</text:p>
          </table:table-cell>
          <table:table-cell table:number-columns-repeated="7" table:style-name="ce46"/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3">
            <text:p>Install and Configure Package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35">
            <text:p>Run following commands:</text:p>
          </table:table-cell>
          <table:table-cell table:number-columns-repeated="16382" table:style-name="ce1"/>
        </table:table-row>
        <table:table-row table:style-name="ro1">
          <table:table-cell/>
          <table:table-cell table:style-name="ce33"/>
          <table:table-cell table:number-columns-repeated="16382" table:style-name="ce1"/>
        </table:table-row>
        <table:table-row table:style-name="ro6">
          <table:table-cell/>
          <table:table-cell office:value-type="string" table:style-name="ce51">
            <text:p>apt update -y</text:p>
          </table:table-cell>
          <table:table-cell table:number-columns-repeated="7" table:style-name="ce46"/>
          <table:table-cell table:number-columns-repeated="16375" table:style-name="ce1"/>
        </table:table-row>
        <table:table-row table:style-name="ro1">
          <table:table-cell/>
          <table:table-cell office:value-type="string" table:style-name="ce45">
            <text:p>apt install glance -y</text:p>
          </table:table-cell>
          <table:table-cell table:number-columns-repeated="7" table:style-name="ce46"/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3">
            <text:p>Configure /etc/glance/glance-api.conf Parameter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Run following commands: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43">
            <text:p># Configure database access for glance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office:string-value="crudini --set /etc/glance/glance-api.conf database connection mysql+pymysql://glance:openstack@controller/glance" table:formula="of:=&quot;crudini --set /etc/glance/glance-api.conf database connection mysql+pymysql://glance:&quot;&amp;$$GLANCE_DBPASS&amp;&quot;@controller/glance&quot;" table:style-name="ce45">
            <text:p>crudini --set /etc/glance/glance-api.conf database connection mysql+pymysql://glance:openstack@controller/glance</text:p>
          </table:table-cell>
          <table:table-cell table:number-columns-repeated="9" table:style-name="ce46"/>
          <table:table-cell table:number-columns-repeated="16373"/>
        </table:table-row>
        <table:table-row table:style-name="ro1">
          <table:table-cell/>
          <table:table-cell office:value-type="string" table:style-name="ce43">
            <text:p># Configure Identity Service acces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office:string-value="crudini --set /etc/glance/glance-api.conf keystone_authtoken auth_uri http://controller:5000" table:formula="of:=&quot;crudini --set /etc/glance/glance-api.conf keystone_authtoken auth_uri http://&quot;&amp;$$CONTROLLER_NAME&amp;&quot;:5000&quot;" table:style-name="ce45">
            <text:p>crudini --set /etc/glance/glance-api.conf keystone_authtoken auth_uri http://controller:5000</text:p>
          </table:table-cell>
          <table:table-cell table:number-columns-repeated="9" table:style-name="ce46"/>
          <table:table-cell table:number-columns-repeated="16373"/>
        </table:table-row>
        <table:table-row table:style-name="ro1">
          <table:table-cell/>
          <table:table-cell office:value-type="string" office:string-value="crudini --set /etc/glance/glance-api.conf keystone_authtoken auth_url http://controller:35357" table:formula="of:=&quot;crudini --set /etc/glance/glance-api.conf keystone_authtoken auth_url http://&quot;&amp;$$CONTROLLER_NAME&amp;&quot;:35357&quot;" table:style-name="ce45">
            <text:p>crudini --set /etc/glance/glance-api.conf keystone_authtoken auth_url http://controller:35357</text:p>
          </table:table-cell>
          <table:table-cell table:number-columns-repeated="9" table:style-name="ce46"/>
          <table:table-cell table:number-columns-repeated="16373"/>
        </table:table-row>
        <table:table-row table:style-name="ro1">
          <table:table-cell/>
          <table:table-cell office:value-type="string" office:string-value="crudini --set /etc/glance/glance-api.conf keystone_authtoken memcached_servers controller:11211" table:formula="of:=&quot;crudini --set /etc/glance/glance-api.conf keystone_authtoken memcached_servers &quot;&amp;$$CONTROLLER_NAME&amp;&quot;:11211&quot;" table:style-name="ce45">
            <text:p>crudini --set /etc/glance/glance-api.conf keystone_authtoken memcached_servers controller:11211</text:p>
          </table:table-cell>
          <table:table-cell table:number-columns-repeated="9" table:style-name="ce46"/>
          <table:table-cell table:number-columns-repeated="16373"/>
        </table:table-row>
        <table:table-row table:style-name="ro1">
          <table:table-cell/>
          <table:table-cell office:value-type="string" office:string-value="crudini --set /etc/glance/glance-api.conf keystone_authtoken auth_type password" table:formula="of:=&quot;crudini --set /etc/glance/glance-api.conf keystone_authtoken auth_type password&quot;" table:style-name="ce45">
            <text:p>crudini --set /etc/glance/glance-api.conf keystone_authtoken auth_type password</text:p>
          </table:table-cell>
          <table:table-cell table:number-columns-repeated="9" table:style-name="ce46"/>
          <table:table-cell table:number-columns-repeated="16373"/>
        </table:table-row>
        <table:table-row table:style-name="ro1">
          <table:table-cell/>
          <table:table-cell office:value-type="string" office:string-value="crudini --set /etc/glance/glance-api.conf keystone_authtoken project_domain_name default" table:formula="of:=&quot;crudini --set /etc/glance/glance-api.conf keystone_authtoken project_domain_name default&quot;" table:style-name="ce45">
            <text:p>crudini --set /etc/glance/glance-api.conf keystone_authtoken project_domain_name default</text:p>
          </table:table-cell>
          <table:table-cell table:number-columns-repeated="9" table:style-name="ce46"/>
          <table:table-cell table:number-columns-repeated="16373"/>
        </table:table-row>
        <table:table-row table:style-name="ro1">
          <table:table-cell/>
          <table:table-cell office:value-type="string" office:string-value="crudini --set /etc/glance/glance-api.conf keystone_authtoken user_domain_name default" table:formula="of:=&quot;crudini --set /etc/glance/glance-api.conf keystone_authtoken user_domain_name default&quot;" table:style-name="ce45">
            <text:p>crudini --set /etc/glance/glance-api.conf keystone_authtoken user_domain_name default</text:p>
          </table:table-cell>
          <table:table-cell table:number-columns-repeated="9" table:style-name="ce46"/>
          <table:table-cell table:number-columns-repeated="16373"/>
        </table:table-row>
        <table:table-row table:style-name="ro1">
          <table:table-cell/>
          <table:table-cell office:value-type="string" office:string-value="crudini --set /etc/glance/glance-api.conf keystone_authtoken project_name service" table:formula="of:=&quot;crudini --set /etc/glance/glance-api.conf keystone_authtoken project_name service&quot;" table:style-name="ce45">
            <text:p>crudini --set /etc/glance/glance-api.conf keystone_authtoken project_name service</text:p>
          </table:table-cell>
          <table:table-cell table:number-columns-repeated="9" table:style-name="ce46"/>
          <table:table-cell table:number-columns-repeated="16373"/>
        </table:table-row>
        <table:table-row table:style-name="ro1">
          <table:table-cell/>
          <table:table-cell office:value-type="string" office:string-value="crudini --set /etc/glance/glance-api.conf keystone_authtoken username glance" table:formula="of:=&quot;crudini --set /etc/glance/glance-api.conf keystone_authtoken username glance&quot;" table:style-name="ce45">
            <text:p>crudini --set /etc/glance/glance-api.conf keystone_authtoken username glance</text:p>
          </table:table-cell>
          <table:table-cell table:number-columns-repeated="9" table:style-name="ce46"/>
          <table:table-cell table:number-columns-repeated="16373"/>
        </table:table-row>
        <table:table-row table:style-name="ro1">
          <table:table-cell/>
          <table:table-cell office:value-type="string" office:string-value="crudini --set /etc/glance/glance-api.conf keystone_authtoken password openstack" table:formula="of:=&quot;crudini --set /etc/glance/glance-api.conf keystone_authtoken password &quot;&amp;$$GLANCE_PASS" table:style-name="ce45">
            <text:p>crudini --set /etc/glance/glance-api.conf keystone_authtoken password openstack</text:p>
          </table:table-cell>
          <table:table-cell table:number-columns-repeated="9" table:style-name="ce46"/>
          <table:table-cell table:number-columns-repeated="16373"/>
        </table:table-row>
        <table:table-row table:style-name="ro1">
          <table:table-cell/>
          <table:table-cell office:value-type="string" office:string-value="crudini --set /etc/glance/glance-api.conf paste_deploy flavor keystone" table:formula="of:=&quot;crudini --set /etc/glance/glance-api.conf paste_deploy flavor keystone&quot;" table:style-name="ce45">
            <text:p>crudini --set /etc/glance/glance-api.conf paste_deploy flavor keystone</text:p>
          </table:table-cell>
          <table:table-cell table:number-columns-repeated="9" table:style-name="ce46"/>
          <table:table-cell table:number-columns-repeated="16373"/>
        </table:table-row>
        <table:table-row table:style-name="ro1">
          <table:table-cell/>
          <table:table-cell office:value-type="string" table:style-name="ce43">
            <text:p># Configure Glance to store Images on Local Filesystem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45">
            <text:p>crudini --set /etc/glance/glance-api.conf glance_store stores "file,http"</text:p>
          </table:table-cell>
          <table:table-cell table:number-columns-repeated="9" table:style-name="ce46"/>
          <table:table-cell table:number-columns-repeated="16373"/>
        </table:table-row>
        <table:table-row table:style-name="ro1">
          <table:table-cell/>
          <table:table-cell office:value-type="string" table:style-name="ce45">
            <text:p>crudini --set /etc/glance/glance-api.conf glance_store default_store file</text:p>
          </table:table-cell>
          <table:table-cell table:number-columns-repeated="9" table:style-name="ce46"/>
          <table:table-cell table:number-columns-repeated="16373"/>
        </table:table-row>
        <table:table-row table:style-name="ro1">
          <table:table-cell/>
          <table:table-cell office:value-type="string" table:style-name="ce45">
            <text:p>crudini --set /etc/glance/glance-api.conf glance_store filesystem_store_datadir /var/lib/glance/images/</text:p>
          </table:table-cell>
          <table:table-cell table:number-columns-repeated="9" table:style-name="ce46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3">
            <text:p>Configure /etc/glance/glance-registry.conf Parameter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Run following commands: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43">
            <text:p># Configure database access for glance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office:string-value="crudini --set /etc/glance/glance-registry.conf database connection mysql+pymysql://glance:openstack@controller/glance" table:formula="of:=&quot;crudini --set /etc/glance/glance-registry.conf database connection mysql+pymysql://glance:&quot;&amp;$$GLANCE_DBPASS&amp;&quot;@controller/glance&quot;" table:style-name="ce45">
            <text:p>crudini --set /etc/glance/glance-registry.conf database connection mysql+pymysql://glance:openstack@controller/glance</text:p>
          </table:table-cell>
          <table:table-cell table:number-columns-repeated="9" table:style-name="ce46"/>
          <table:table-cell table:number-columns-repeated="16373"/>
        </table:table-row>
        <table:table-row table:style-name="ro1">
          <table:table-cell/>
          <table:table-cell office:value-type="string" table:style-name="ce43">
            <text:p># Configure Identity Service acces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office:string-value="crudini --set /etc/glance/glance-registry.conf keystone_authtoken auth_uri http://controller:5000" table:formula="of:=&quot;crudini --set /etc/glance/glance-registry.conf keystone_authtoken auth_uri http://&quot;&amp;$$CONTROLLER_NAME&amp;&quot;:5000&quot;" table:style-name="ce45">
            <text:p>crudini --set /etc/glance/glance-registry.conf keystone_authtoken auth_uri http://controller:5000</text:p>
          </table:table-cell>
          <table:table-cell table:number-columns-repeated="9" table:style-name="ce46"/>
          <table:table-cell table:number-columns-repeated="16373"/>
        </table:table-row>
        <table:table-row table:style-name="ro1">
          <table:table-cell/>
          <table:table-cell office:value-type="string" office:string-value="crudini --set /etc/glance/glance-registry.conf keystone_authtoken auth_url http://controller:35357" table:formula="of:=&quot;crudini --set /etc/glance/glance-registry.conf keystone_authtoken auth_url http://&quot;&amp;$$CONTROLLER_NAME&amp;&quot;:35357&quot;" table:style-name="ce45">
            <text:p>crudini --set /etc/glance/glance-registry.conf keystone_authtoken auth_url http://controller:35357</text:p>
          </table:table-cell>
          <table:table-cell table:number-columns-repeated="9" table:style-name="ce46"/>
          <table:table-cell table:number-columns-repeated="16373"/>
        </table:table-row>
        <table:table-row table:style-name="ro1">
          <table:table-cell/>
          <table:table-cell office:value-type="string" office:string-value="crudini --set /etc/glance/glance-registry.conf keystone_authtoken memcached_servers controller:11211" table:formula="of:=&quot;crudini --set /etc/glance/glance-registry.conf keystone_authtoken memcached_servers &quot;&amp;$$CONTROLLER_NAME&amp;&quot;:11211&quot;" table:style-name="ce45">
            <text:p>crudini --set /etc/glance/glance-registry.conf keystone_authtoken memcached_servers controller:11211</text:p>
          </table:table-cell>
          <table:table-cell table:number-columns-repeated="9" table:style-name="ce46"/>
          <table:table-cell table:number-columns-repeated="16373"/>
        </table:table-row>
        <table:table-row table:style-name="ro1">
          <table:table-cell/>
          <table:table-cell office:value-type="string" office:string-value="crudini --set /etc/glance/glance-registry.conf keystone_authtoken auth_type password" table:formula="of:=&quot;crudini --set /etc/glance/glance-registry.conf keystone_authtoken auth_type password&quot;" table:style-name="ce45">
            <text:p>crudini --set /etc/glance/glance-registry.conf keystone_authtoken auth_type password</text:p>
          </table:table-cell>
          <table:table-cell table:number-columns-repeated="9" table:style-name="ce46"/>
          <table:table-cell table:number-columns-repeated="16373"/>
        </table:table-row>
        <table:table-row table:style-name="ro1">
          <table:table-cell/>
          <table:table-cell office:value-type="string" office:string-value="crudini --set /etc/glance/glance-registry.conf keystone_authtoken project_domain_name default" table:formula="of:=&quot;crudini --set /etc/glance/glance-registry.conf keystone_authtoken project_domain_name default&quot;" table:style-name="ce45">
            <text:p>crudini --set /etc/glance/glance-registry.conf keystone_authtoken project_domain_name default</text:p>
          </table:table-cell>
          <table:table-cell table:number-columns-repeated="9" table:style-name="ce46"/>
          <table:table-cell table:number-columns-repeated="16373"/>
        </table:table-row>
        <table:table-row table:style-name="ro1">
          <table:table-cell/>
          <table:table-cell office:value-type="string" office:string-value="crudini --set /etc/glance/glance-registry.conf keystone_authtoken user_domain_name default" table:formula="of:=&quot;crudini --set /etc/glance/glance-registry.conf keystone_authtoken user_domain_name default&quot;" table:style-name="ce45">
            <text:p>crudini --set /etc/glance/glance-registry.conf keystone_authtoken user_domain_name default</text:p>
          </table:table-cell>
          <table:table-cell table:number-columns-repeated="9" table:style-name="ce46"/>
          <table:table-cell table:number-columns-repeated="16373"/>
        </table:table-row>
        <table:table-row table:style-name="ro1">
          <table:table-cell/>
          <table:table-cell office:value-type="string" office:string-value="crudini --set /etc/glance/glance-registry.conf keystone_authtoken project_name service" table:formula="of:=&quot;crudini --set /etc/glance/glance-registry.conf keystone_authtoken project_name service&quot;" table:style-name="ce45">
            <text:p>crudini --set /etc/glance/glance-registry.conf keystone_authtoken project_name service</text:p>
          </table:table-cell>
          <table:table-cell table:number-columns-repeated="9" table:style-name="ce46"/>
          <table:table-cell table:number-columns-repeated="16373"/>
        </table:table-row>
        <table:table-row table:style-name="ro1">
          <table:table-cell/>
          <table:table-cell office:value-type="string" office:string-value="crudini --set /etc/glance/glance-registry.conf keystone_authtoken username glance" table:formula="of:=&quot;crudini --set /etc/glance/glance-registry.conf keystone_authtoken username glance&quot;" table:style-name="ce45">
            <text:p>crudini --set /etc/glance/glance-registry.conf keystone_authtoken username glance</text:p>
          </table:table-cell>
          <table:table-cell table:number-columns-repeated="9" table:style-name="ce46"/>
          <table:table-cell table:number-columns-repeated="16373"/>
        </table:table-row>
        <table:table-row table:style-name="ro1">
          <table:table-cell/>
          <table:table-cell office:value-type="string" office:string-value="crudini --set /etc/glance/glance-registry.conf keystone_authtoken password openstack" table:formula="of:=&quot;crudini --set /etc/glance/glance-registry.conf keystone_authtoken password &quot;&amp;$$GLANCE_PASS" table:style-name="ce45">
            <text:p>crudini --set /etc/glance/glance-registry.conf keystone_authtoken password openstack</text:p>
          </table:table-cell>
          <table:table-cell table:number-columns-repeated="9" table:style-name="ce46"/>
          <table:table-cell table:number-columns-repeated="16373"/>
        </table:table-row>
        <table:table-row table:style-name="ro1">
          <table:table-cell/>
          <table:table-cell office:value-type="string" office:string-value="crudini --set /etc/glance/glance-registry.conf paste_deploy flavor keystone" table:formula="of:=&quot;crudini --set /etc/glance/glance-registry.conf paste_deploy flavor keystone&quot;" table:style-name="ce45">
            <text:p>crudini --set /etc/glance/glance-registry.conf paste_deploy flavor keystone</text:p>
          </table:table-cell>
          <table:table-cell table:number-columns-repeated="9" table:style-name="ce46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3">
            <text:p>Populate the Image Service Database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Run following commands: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45">
            <text:p>su -s /bin/sh -c "glance-manage db_sync" glance</text:p>
          </table:table-cell>
          <table:table-cell table:number-columns-repeated="9" table:style-name="ce46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3">
            <text:p>Restart glance Service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45">
            <text:p>service glance-registry restart</text:p>
          </table:table-cell>
          <table:table-cell table:number-columns-repeated="9" table:style-name="ce46"/>
          <table:table-cell table:number-columns-repeated="16373" table:style-name="ce1"/>
        </table:table-row>
        <table:table-row table:style-name="ro1">
          <table:table-cell/>
          <table:table-cell office:value-type="string" table:style-name="ce45">
            <text:p>service glance-api restart</text:p>
          </table:table-cell>
          <table:table-cell table:number-columns-repeated="9" table:style-name="ce46"/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3">
            <text:p>Verify Glance Operation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Run following commands: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47">
            <text:p>. admin-openrc</text:p>
          </table:table-cell>
          <table:table-cell table:number-columns-repeated="10" table:style-name="ce46"/>
          <table:table-cell table:number-columns-repeated="16372"/>
        </table:table-row>
        <table:table-row table:style-name="ro1">
          <table:table-cell/>
          <table:table-cell office:value-type="string" table:style-name="ce45">
            <text:p>wget http://download.cirros-cloud.net/0.3.5/cirros-0.3.5-x86_64-disk.img</text:p>
          </table:table-cell>
          <table:table-cell table:number-columns-repeated="10" table:style-name="ce46"/>
          <table:table-cell table:number-columns-repeated="16372"/>
        </table:table-row>
        <table:table-row table:style-name="ro1">
          <table:table-cell/>
          <table:table-cell office:value-type="string" table:style-name="ce45">
            <text:p>openstack image create cirros3.5 --file cirros-0.3.5-x86_64-disk.img --disk-format qcow2 --container-format bare --public</text:p>
          </table:table-cell>
          <table:table-cell table:number-columns-repeated="10" table:style-name="ce46"/>
          <table:table-cell table:number-columns-repeated="16372"/>
        </table:table-row>
        <table:table-row table:style-name="ro1">
          <table:table-cell/>
          <table:table-cell office:value-type="string" table:style-name="ce45">
            <text:p>openstack image list</text:p>
          </table:table-cell>
          <table:table-cell table:number-columns-repeated="10" table:style-name="ce46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3">
            <text:p>Download Cloud Images:</text:p>
          </table:table-cell>
          <table:table-cell table:style-name="ce1"/>
          <table:table-cell office:value-type="string" table:style-name="ce49">
            <text:p><text:a xlink:href="https://docs.openstack.org/image-guide/obtain-images.html">https://docs.openstack.org/image-guide/obtain-images.html</text:a>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42"/>
          <table:table-cell table:number-columns-repeated="16383" table:style-name="ce42"/>
        </table:table-row>
        <table:table-row table:style-name="ro5">
          <table:table-cell/>
          <table:table-cell office:value-type="string" table:style-name="ce34">
            <text:p>Install &amp; Configure Nova (Compute Service) Controller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3">
            <text:p>Configure SQL Databases for Nova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Run following commands: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6">
          <table:table-cell/>
          <table:table-cell office:value-type="string" table:style-name="ce51">
            <text:p>sudo su</text:p>
          </table:table-cell>
          <table:table-cell table:number-columns-repeated="6" table:style-name="ce46"/>
          <table:table-cell table:number-columns-repeated="16376"/>
        </table:table-row>
        <table:table-row table:style-name="ro6">
          <table:table-cell/>
          <table:table-cell office:value-type="string" table:style-name="ce51">
            <text:p>mysql</text:p>
          </table:table-cell>
          <table:table-cell table:number-columns-repeated="6" table:style-name="ce46"/>
          <table:table-cell table:number-columns-repeated="16376"/>
        </table:table-row>
        <table:table-row table:style-name="ro6">
          <table:table-cell/>
          <table:table-cell office:value-type="string" table:style-name="ce51">
            <text:p>CREATE DATABASE nova_api;</text:p>
          </table:table-cell>
          <table:table-cell table:number-columns-repeated="6" table:style-name="ce46"/>
          <table:table-cell table:number-columns-repeated="16376"/>
        </table:table-row>
        <table:table-row table:style-name="ro6">
          <table:table-cell/>
          <table:table-cell office:value-type="string" table:style-name="ce51">
            <text:p>CREATE DATABASE nova;</text:p>
          </table:table-cell>
          <table:table-cell table:number-columns-repeated="6" table:style-name="ce46"/>
          <table:table-cell table:number-columns-repeated="16376"/>
        </table:table-row>
        <table:table-row table:style-name="ro6">
          <table:table-cell/>
          <table:table-cell office:value-type="string" table:style-name="ce51">
            <text:p>CREATE DATABASE nova_cell0;</text:p>
          </table:table-cell>
          <table:table-cell table:number-columns-repeated="6" table:style-name="ce46"/>
          <table:table-cell table:number-columns-repeated="16376"/>
        </table:table-row>
        <table:table-row table:style-name="ro6">
          <table:table-cell/>
          <table:table-cell office:value-type="string" office:string-value="GRANT ALL PRIVILEGES ON nova_api.* TO 'nova'@'localhost' IDENTIFIED BY 'openstack';" table:formula="of:=&quot;GRANT ALL PRIVILEGES ON nova_api.* TO 'nova'@'localhost' IDENTIFIED BY '&quot;&amp;$$NOVA_DBPASS&amp;&quot;';&quot;" table:style-name="ce51">
            <text:p>GRANT ALL PRIVILEGES ON nova_api.* TO 'nova'@'localhost' IDENTIFIED BY 'openstack';</text:p>
          </table:table-cell>
          <table:table-cell table:number-columns-repeated="6" table:style-name="ce46"/>
          <table:table-cell table:number-columns-repeated="16376"/>
        </table:table-row>
        <table:table-row table:style-name="ro6">
          <table:table-cell/>
          <table:table-cell office:value-type="string" office:string-value="GRANT ALL PRIVILEGES ON nova_api.* TO 'nova'@'%' IDENTIFIED BY 'openstack';" table:formula="of:=&quot;GRANT ALL PRIVILEGES ON nova_api.* TO 'nova'@'%' IDENTIFIED BY '&quot;&amp;$$NOVA_DBPASS&amp;&quot;';&quot;" table:style-name="ce51">
            <text:p>GRANT ALL PRIVILEGES ON nova_api.* TO 'nova'@'%' IDENTIFIED BY 'openstack';</text:p>
          </table:table-cell>
          <table:table-cell table:number-columns-repeated="6" table:style-name="ce46"/>
          <table:table-cell table:number-columns-repeated="16376"/>
        </table:table-row>
        <table:table-row table:style-name="ro6">
          <table:table-cell/>
          <table:table-cell office:value-type="string" office:string-value="GRANT ALL PRIVILEGES ON nova.* TO 'nova'@'localhost' IDENTIFIED BY 'openstack';" table:formula="of:=&quot;GRANT ALL PRIVILEGES ON nova.* TO 'nova'@'localhost' IDENTIFIED BY '&quot;&amp;$$NOVA_DBPASS&amp;&quot;';&quot;" table:style-name="ce51">
            <text:p>GRANT ALL PRIVILEGES ON nova.* TO 'nova'@'localhost' IDENTIFIED BY 'openstack';</text:p>
          </table:table-cell>
          <table:table-cell table:number-columns-repeated="6" table:style-name="ce46"/>
          <table:table-cell table:number-columns-repeated="16376"/>
        </table:table-row>
        <table:table-row table:style-name="ro6">
          <table:table-cell/>
          <table:table-cell office:value-type="string" office:string-value="GRANT ALL PRIVILEGES ON nova.* TO 'nova'@'%' IDENTIFIED BY 'openstack';" table:formula="of:=&quot;GRANT ALL PRIVILEGES ON nova.* TO 'nova'@'%' IDENTIFIED BY '&quot;&amp;$$NOVA_DBPASS&amp;&quot;';&quot;" table:style-name="ce51">
            <text:p>GRANT ALL PRIVILEGES ON nova.* TO 'nova'@'%' IDENTIFIED BY 'openstack';</text:p>
          </table:table-cell>
          <table:table-cell table:number-columns-repeated="6" table:style-name="ce46"/>
          <table:table-cell table:number-columns-repeated="16376"/>
        </table:table-row>
        <table:table-row table:style-name="ro6">
          <table:table-cell/>
          <table:table-cell office:value-type="string" office:string-value="GRANT ALL PRIVILEGES ON nova_cell0.* TO 'nova'@'localhost' IDENTIFIED BY 'openstack';" table:formula="of:=&quot;GRANT ALL PRIVILEGES ON nova_cell0.* TO 'nova'@'localhost' IDENTIFIED BY '&quot;&amp;$$NOVA_DBPASS&amp;&quot;';&quot;" table:style-name="ce51">
            <text:p>GRANT ALL PRIVILEGES ON nova_cell0.* TO 'nova'@'localhost' IDENTIFIED BY 'openstack';</text:p>
          </table:table-cell>
          <table:table-cell table:number-columns-repeated="6" table:style-name="ce46"/>
          <table:table-cell table:number-columns-repeated="16376"/>
        </table:table-row>
        <table:table-row table:style-name="ro6">
          <table:table-cell/>
          <table:table-cell office:value-type="string" office:string-value="GRANT ALL PRIVILEGES ON nova_cell0.* TO 'nova'@'%' IDENTIFIED BY 'openstack';" table:formula="of:=&quot;GRANT ALL PRIVILEGES ON nova_cell0.* TO 'nova'@'%' IDENTIFIED BY '&quot;&amp;$$NOVA_DBPASS&amp;&quot;';&quot;" table:style-name="ce51">
            <text:p>GRANT ALL PRIVILEGES ON nova_cell0.* TO 'nova'@'%' IDENTIFIED BY 'openstack';</text:p>
          </table:table-cell>
          <table:table-cell table:number-columns-repeated="6" table:style-name="ce46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3">
            <text:p>Create Compute Service User and add admin role in service Project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Run following commands: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6">
          <table:table-cell/>
          <table:table-cell office:value-type="string" table:style-name="ce52">
            <text:p>. admin-openrc</text:p>
          </table:table-cell>
          <table:table-cell table:number-columns-repeated="6" table:style-name="ce46"/>
          <table:table-cell table:number-columns-repeated="16376" table:style-name="ce1"/>
        </table:table-row>
        <table:table-row table:style-name="ro6">
          <table:table-cell/>
          <table:table-cell office:value-type="string" office:string-value="openstack user create --domain default --password openstack nova" table:formula="of:=&quot;openstack user create --domain default --password &quot;&amp;$$NOVA_PASS&amp;&quot; nova&quot;" table:style-name="ce51">
            <text:p>openstack user create --domain default --password openstack nova</text:p>
          </table:table-cell>
          <table:table-cell table:number-columns-repeated="6" table:style-name="ce46"/>
          <table:table-cell table:number-columns-repeated="16376" table:style-name="ce1"/>
        </table:table-row>
        <table:table-row table:style-name="ro6">
          <table:table-cell/>
          <table:table-cell office:value-type="string" table:style-name="ce51">
            <text:p>openstack role add --project service --user nova admin</text:p>
          </table:table-cell>
          <table:table-cell table:number-columns-repeated="6" table:style-name="ce46"/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3">
            <text:p>Create Compute Service &amp; Endpoint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Run following commands: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6">
          <table:table-cell/>
          <table:table-cell office:value-type="string" table:style-name="ce51">
            <text:p>. admin-openrc</text:p>
          </table:table-cell>
          <table:table-cell table:number-columns-repeated="7" table:style-name="ce46"/>
          <table:table-cell table:number-columns-repeated="16375"/>
        </table:table-row>
        <table:table-row table:style-name="ro6">
          <table:table-cell/>
          <table:table-cell office:value-type="string" table:style-name="ce51">
            <text:p>openstack service create --name nova --description "OpenStack Compute" compute</text:p>
          </table:table-cell>
          <table:table-cell table:number-columns-repeated="7" table:style-name="ce46"/>
          <table:table-cell table:number-columns-repeated="16375"/>
        </table:table-row>
        <table:table-row table:style-name="ro6">
          <table:table-cell/>
          <table:table-cell office:value-type="string" table:style-name="ce51">
            <text:p>openstack endpoint create --region RegionOne compute public http://controller:8774/v2.1</text:p>
          </table:table-cell>
          <table:table-cell table:number-columns-repeated="7" table:style-name="ce46"/>
          <table:table-cell table:number-columns-repeated="16375"/>
        </table:table-row>
        <table:table-row table:style-name="ro6">
          <table:table-cell/>
          <table:table-cell office:value-type="string" table:style-name="ce51">
            <text:p>openstack endpoint create --region RegionOne compute internal http://controller:8774/v2.1</text:p>
          </table:table-cell>
          <table:table-cell table:number-columns-repeated="7" table:style-name="ce46"/>
          <table:table-cell table:number-columns-repeated="16375"/>
        </table:table-row>
        <table:table-row table:style-name="ro6">
          <table:table-cell/>
          <table:table-cell office:value-type="string" table:style-name="ce51">
            <text:p>openstack endpoint create --region RegionOne compute admin http://controller:8774/v2.1</text:p>
          </table:table-cell>
          <table:table-cell table:number-columns-repeated="7" table:style-name="ce46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3">
            <text:p>Create Placement Service User and add admin role in service Project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Run following commands: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6">
          <table:table-cell/>
          <table:table-cell office:value-type="string" table:style-name="ce52">
            <text:p>. admin-openrc</text:p>
          </table:table-cell>
          <table:table-cell table:number-columns-repeated="7" table:style-name="ce46"/>
          <table:table-cell table:number-columns-repeated="16375"/>
        </table:table-row>
        <table:table-row table:style-name="ro6">
          <table:table-cell/>
          <table:table-cell office:value-type="string" office:string-value="openstack user create --domain default --password openstack placement" table:formula="of:=&quot;openstack user create --domain default --password &quot;&amp;$$PLACEMENT_PASS&amp;&quot; placement&quot;" table:style-name="ce51">
            <text:p>openstack user create --domain default --password openstack placement</text:p>
          </table:table-cell>
          <table:table-cell table:number-columns-repeated="7" table:style-name="ce46"/>
          <table:table-cell table:number-columns-repeated="16375"/>
        </table:table-row>
        <table:table-row table:style-name="ro6">
          <table:table-cell/>
          <table:table-cell office:value-type="string" table:style-name="ce51">
            <text:p>openstack role add --project service --user placement admin</text:p>
          </table:table-cell>
          <table:table-cell table:number-columns-repeated="7" table:style-name="ce46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3">
            <text:p>Create Placement Service &amp; Endpoint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Run following commands: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6">
          <table:table-cell/>
          <table:table-cell office:value-type="string" table:style-name="ce52">
            <text:p>. admin-openrc</text:p>
          </table:table-cell>
          <table:table-cell table:number-columns-repeated="7" table:style-name="ce46"/>
          <table:table-cell table:number-columns-repeated="16375"/>
        </table:table-row>
        <table:table-row table:style-name="ro6">
          <table:table-cell/>
          <table:table-cell office:value-type="string" table:style-name="ce51">
            <text:p>openstack service create --name placement --description "Placement API" placement</text:p>
          </table:table-cell>
          <table:table-cell table:number-columns-repeated="7" table:style-name="ce46"/>
          <table:table-cell table:number-columns-repeated="16375"/>
        </table:table-row>
        <table:table-row table:style-name="ro6">
          <table:table-cell/>
          <table:table-cell office:value-type="string" office:string-value="openstack endpoint create --region RegionOne placement public http://controller:8778" table:formula="of:=&quot;openstack endpoint create --region RegionOne placement public http://&quot;&amp;$$CONTROLLER_NAME&amp;&quot;:8778&quot;" table:style-name="ce51">
            <text:p>openstack endpoint create --region RegionOne placement public http://controller:8778</text:p>
          </table:table-cell>
          <table:table-cell table:number-columns-repeated="7" table:style-name="ce46"/>
          <table:table-cell table:number-columns-repeated="16375"/>
        </table:table-row>
        <table:table-row table:style-name="ro6">
          <table:table-cell/>
          <table:table-cell office:value-type="string" office:string-value="openstack endpoint create --region RegionOne placement internal http://controller:8778" table:formula="of:=&quot;openstack endpoint create --region RegionOne placement internal http://&quot;&amp;$$CONTROLLER_NAME&amp;&quot;:8778&quot;" table:style-name="ce51">
            <text:p>openstack endpoint create --region RegionOne placement internal http://controller:8778</text:p>
          </table:table-cell>
          <table:table-cell table:number-columns-repeated="7" table:style-name="ce46"/>
          <table:table-cell table:number-columns-repeated="16375"/>
        </table:table-row>
        <table:table-row table:style-name="ro6">
          <table:table-cell/>
          <table:table-cell office:value-type="string" office:string-value="openstack endpoint create --region RegionOne placement admin http://controller:8778" table:formula="of:=&quot;openstack endpoint create --region RegionOne placement admin http://&quot;&amp;$$CONTROLLER_NAME&amp;&quot;:8778&quot;" table:style-name="ce51">
            <text:p>openstack endpoint create --region RegionOne placement admin http://controller:8778</text:p>
          </table:table-cell>
          <table:table-cell table:number-columns-repeated="7" table:style-name="ce46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3">
            <text:p>Install Nova Controller Package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Run following commands: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6">
          <table:table-cell/>
          <table:table-cell office:value-type="string" table:style-name="ce51">
            <text:p>sudo su</text:p>
          </table:table-cell>
          <table:table-cell table:number-columns-repeated="8" table:style-name="ce46"/>
          <table:table-cell table:number-columns-repeated="16374" table:style-name="ce1"/>
        </table:table-row>
        <table:table-row table:style-name="ro6">
          <table:table-cell/>
          <table:table-cell office:value-type="string" table:style-name="ce51">
            <text:p>apt install -y nova-api nova-conductor nova-consoleauth nova-novncproxy nova-scheduler nova-placement-api</text:p>
          </table:table-cell>
          <table:table-cell table:number-columns-repeated="8" table:style-name="ce46"/>
          <table:table-cell table:number-columns-repeated="16374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3">
            <text:p>Configure MySQL &amp; RabbitMQ parameters in /etc/nova/nova.conf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Run following commands: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6">
          <table:table-cell/>
          <table:table-cell office:value-type="string" office:string-value="crudini --set /etc/nova/nova.conf api_database connection mysql+pymysql://nova:openstack@controller/nova_api" table:formula="of:=&quot;crudini --set /etc/nova/nova.conf api_database connection mysql+pymysql://nova:&quot;&amp;$$NOVA_DBPASS&amp;&quot;@&quot;&amp;$$CONTROLLER_NAME&amp;&quot;/nova_api&quot;" table:style-name="ce51">
            <text:p>crudini --set /etc/nova/nova.conf api_database connection mysql+pymysql://nova:openstack@controller/nova_api</text:p>
          </table:table-cell>
          <table:table-cell table:number-columns-repeated="9" table:style-name="ce46"/>
          <table:table-cell table:number-columns-repeated="16373"/>
        </table:table-row>
        <table:table-row table:style-name="ro6">
          <table:table-cell/>
          <table:table-cell office:value-type="string" office:string-value="crudini --set /etc/nova/nova.conf database connection mysql+pymysql://nova:openstack@controller/nova" table:formula="of:=&quot;crudini --set /etc/nova/nova.conf database connection mysql+pymysql://nova:&quot;&amp;$$NOVA_DBPASS&amp;&quot;@&quot;&amp;$$CONTROLLER_NAME&amp;&quot;/nova&quot;" table:style-name="ce51">
            <text:p>crudini --set /etc/nova/nova.conf database connection mysql+pymysql://nova:openstack@controller/nova</text:p>
          </table:table-cell>
          <table:table-cell table:number-columns-repeated="9" table:style-name="ce46"/>
          <table:table-cell table:number-columns-repeated="16373"/>
        </table:table-row>
        <table:table-row table:style-name="ro6">
          <table:table-cell/>
          <table:table-cell office:value-type="string" office:string-value="crudini --set /etc/nova/nova.conf DEFAULT transport_url rabbit://openstack:openstack@controller" table:formula="of:=&quot;crudini --set /etc/nova/nova.conf DEFAULT transport_url rabbit://openstack:&quot;&amp;$$RABBIT_PASS&amp;&quot;@&quot;&amp;$$CONTROLLER_NAME" table:style-name="ce51">
            <text:p>crudini --set /etc/nova/nova.conf DEFAULT transport_url rabbit://openstack:openstack@controller</text:p>
          </table:table-cell>
          <table:table-cell table:number-columns-repeated="9" table:style-name="ce46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3">
            <text:p>Configure Identity Service acces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Run following commands: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6">
          <table:table-cell/>
          <table:table-cell office:value-type="string" office:string-value="crudini --set /etc/nova/nova.conf api auth_strategy keystone" table:formula="of:=&quot;crudini --set /etc/nova/nova.conf api auth_strategy keystone&quot;" table:style-name="ce51">
            <text:p>crudini --set /etc/nova/nova.conf api auth_strategy keystone</text:p>
          </table:table-cell>
          <table:table-cell table:number-columns-repeated="6" table:style-name="ce46"/>
          <table:table-cell table:number-columns-repeated="16376" table:style-name="ce1"/>
        </table:table-row>
        <table:table-row table:style-name="ro6">
          <table:table-cell/>
          <table:table-cell office:value-type="string" office:string-value="crudini --set /etc/nova/nova.conf keystone_authtoken auth_uri http://controller:5000" table:formula="of:=&quot;crudini --set /etc/nova/nova.conf keystone_authtoken auth_uri http://&quot;&amp;$$CONTROLLER_NAME&amp;&quot;:5000&quot;" table:style-name="ce51">
            <text:p>crudini --set /etc/nova/nova.conf keystone_authtoken auth_uri http://controller:5000</text:p>
          </table:table-cell>
          <table:table-cell table:number-columns-repeated="6" table:style-name="ce46"/>
          <table:table-cell table:number-columns-repeated="16376" table:style-name="ce1"/>
        </table:table-row>
        <table:table-row table:style-name="ro6">
          <table:table-cell/>
          <table:table-cell office:value-type="string" office:string-value="crudini --set /etc/nova/nova.conf keystone_authtoken auth_url http://controller:35357" table:formula="of:=&quot;crudini --set /etc/nova/nova.conf keystone_authtoken auth_url http://&quot;&amp;$$CONTROLLER_NAME&amp;&quot;:35357&quot;" table:style-name="ce51">
            <text:p>crudini --set /etc/nova/nova.conf keystone_authtoken auth_url http://controller:35357</text:p>
          </table:table-cell>
          <table:table-cell table:number-columns-repeated="6" table:style-name="ce46"/>
          <table:table-cell table:number-columns-repeated="16376" table:style-name="ce1"/>
        </table:table-row>
        <table:table-row table:style-name="ro6">
          <table:table-cell/>
          <table:table-cell office:value-type="string" office:string-value="crudini --set /etc/nova/nova.conf keystone_authtoken memcached_servers controller:11211" table:formula="of:=&quot;crudini --set /etc/nova/nova.conf keystone_authtoken memcached_servers &quot;&amp;$$CONTROLLER_NAME&amp;&quot;:11211&quot;" table:style-name="ce51">
            <text:p>crudini --set /etc/nova/nova.conf keystone_authtoken memcached_servers controller:11211</text:p>
          </table:table-cell>
          <table:table-cell table:number-columns-repeated="6" table:style-name="ce46"/>
          <table:table-cell table:number-columns-repeated="16376" table:style-name="ce1"/>
        </table:table-row>
        <table:table-row table:style-name="ro6">
          <table:table-cell/>
          <table:table-cell office:value-type="string" office:string-value="crudini --set /etc/nova/nova.conf keystone_authtoken auth_type password" table:formula="of:=&quot;crudini --set /etc/nova/nova.conf keystone_authtoken auth_type password&quot;" table:style-name="ce51">
            <text:p>crudini --set /etc/nova/nova.conf keystone_authtoken auth_type password</text:p>
          </table:table-cell>
          <table:table-cell table:number-columns-repeated="6" table:style-name="ce46"/>
          <table:table-cell table:number-columns-repeated="16376" table:style-name="ce1"/>
        </table:table-row>
        <table:table-row table:style-name="ro6">
          <table:table-cell/>
          <table:table-cell office:value-type="string" office:string-value="crudini --set /etc/nova/nova.conf keystone_authtoken project_domain_name default" table:formula="of:=&quot;crudini --set /etc/nova/nova.conf keystone_authtoken project_domain_name default&quot;" table:style-name="ce51">
            <text:p>crudini --set /etc/nova/nova.conf keystone_authtoken project_domain_name default</text:p>
          </table:table-cell>
          <table:table-cell table:number-columns-repeated="6" table:style-name="ce46"/>
          <table:table-cell table:number-columns-repeated="16376" table:style-name="ce1"/>
        </table:table-row>
        <table:table-row table:style-name="ro6">
          <table:table-cell/>
          <table:table-cell office:value-type="string" office:string-value="crudini --set /etc/nova/nova.conf keystone_authtoken user_domain_name default" table:formula="of:=&quot;crudini --set /etc/nova/nova.conf keystone_authtoken user_domain_name default&quot;" table:style-name="ce51">
            <text:p>crudini --set /etc/nova/nova.conf keystone_authtoken user_domain_name default</text:p>
          </table:table-cell>
          <table:table-cell table:number-columns-repeated="6" table:style-name="ce46"/>
          <table:table-cell table:number-columns-repeated="16376" table:style-name="ce1"/>
        </table:table-row>
        <table:table-row table:style-name="ro6">
          <table:table-cell/>
          <table:table-cell office:value-type="string" office:string-value="crudini --set /etc/nova/nova.conf keystone_authtoken project_name service" table:formula="of:=&quot;crudini --set /etc/nova/nova.conf keystone_authtoken project_name service&quot;" table:style-name="ce51">
            <text:p>crudini --set /etc/nova/nova.conf keystone_authtoken project_name service</text:p>
          </table:table-cell>
          <table:table-cell table:number-columns-repeated="6" table:style-name="ce46"/>
          <table:table-cell table:number-columns-repeated="16376" table:style-name="ce1"/>
        </table:table-row>
        <table:table-row table:style-name="ro6">
          <table:table-cell/>
          <table:table-cell office:value-type="string" office:string-value="crudini --set /etc/nova/nova.conf keystone_authtoken username nova" table:formula="of:=&quot;crudini --set /etc/nova/nova.conf keystone_authtoken username nova&quot;" table:style-name="ce51">
            <text:p>crudini --set /etc/nova/nova.conf keystone_authtoken username nova</text:p>
          </table:table-cell>
          <table:table-cell table:number-columns-repeated="6" table:style-name="ce46"/>
          <table:table-cell table:number-columns-repeated="16376" table:style-name="ce1"/>
        </table:table-row>
        <table:table-row table:style-name="ro6">
          <table:table-cell/>
          <table:table-cell office:value-type="string" office:string-value="crudini --set /etc/nova/nova.conf keystone_authtoken password openstack" table:formula="of:=&quot;crudini --set /etc/nova/nova.conf keystone_authtoken password &quot;&amp;$$NOVA_PASS" table:style-name="ce51">
            <text:p>crudini --set /etc/nova/nova.conf keystone_authtoken password openstack</text:p>
          </table:table-cell>
          <table:table-cell table:number-columns-repeated="6" table:style-name="ce46"/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3">
            <text:p>Configure support for Networking Service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Run following commands: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6">
          <table:table-cell/>
          <table:table-cell office:value-type="string" office:string-value="crudini --set /etc/nova/nova.conf DEFAULT my_ip 10.0.0.11" table:formula="of:=&quot;crudini --set /etc/nova/nova.conf DEFAULT my_ip &quot;&amp;$$CONTROLLER_IP" table:style-name="ce51">
            <text:p>crudini --set /etc/nova/nova.conf DEFAULT my_ip 10.0.0.11</text:p>
          </table:table-cell>
          <table:table-cell table:number-columns-repeated="7" table:style-name="ce46"/>
          <table:table-cell table:number-columns-repeated="16375"/>
        </table:table-row>
        <table:table-row table:style-name="ro6">
          <table:table-cell/>
          <table:table-cell office:value-type="string" office:string-value="crudini --set /etc/nova/nova.conf DEFAULT use _neutron True" table:formula="of:=&quot;crudini --set /etc/nova/nova.conf DEFAULT use _neutron True&quot;" table:style-name="ce51">
            <text:p>crudini --set /etc/nova/nova.conf DEFAULT use _neutron True</text:p>
          </table:table-cell>
          <table:table-cell table:number-columns-repeated="7" table:style-name="ce46"/>
          <table:table-cell table:number-columns-repeated="16375"/>
        </table:table-row>
        <table:table-row table:style-name="ro6">
          <table:table-cell/>
          <table:table-cell office:value-type="string" office:string-value="crudini --set /etc/nova/nova.conf DEFAULT firewall_driver nova.virt.firewall.NoopFirewallDriver" table:formula="of:=&quot;crudini --set /etc/nova/nova.conf DEFAULT firewall_driver nova.virt.firewall.NoopFirewallDriver&quot;" table:style-name="ce51">
            <text:p>crudini --set /etc/nova/nova.conf DEFAULT firewall_driver nova.virt.firewall.NoopFirewallDriver</text:p>
          </table:table-cell>
          <table:table-cell table:number-columns-repeated="7" table:style-name="ce46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3">
            <text:p>Configure vnc proxy on Controller Node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Run following commands: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6">
          <table:table-cell/>
          <table:table-cell office:value-type="string" office:string-value="crudini --set /etc/nova/nova.conf vnc enabled True" table:formula="of:=&quot;crudini --set /etc/nova/nova.conf vnc enabled True&quot;" table:style-name="ce51">
            <text:p>crudini --set /etc/nova/nova.conf vnc enabled True</text:p>
          </table:table-cell>
          <table:table-cell table:number-columns-repeated="5" table:style-name="ce46"/>
          <table:table-cell table:number-columns-repeated="16377" table:style-name="ce1"/>
        </table:table-row>
        <table:table-row table:style-name="ro6">
          <table:table-cell/>
          <table:table-cell office:value-type="string" office:string-value="crudini --set /etc/nova/nova.conf vnc vncserver_listen 10.0.0.11" table:formula="of:=&quot;crudini --set /etc/nova/nova.conf vnc vncserver_listen &quot;&amp;$$CONTROLLER_IP" table:style-name="ce51">
            <text:p>crudini --set /etc/nova/nova.conf vnc vncserver_listen 10.0.0.11</text:p>
          </table:table-cell>
          <table:table-cell table:number-columns-repeated="5" table:style-name="ce46"/>
          <table:table-cell table:number-columns-repeated="16377" table:style-name="ce1"/>
        </table:table-row>
        <table:table-row table:style-name="ro6">
          <table:table-cell/>
          <table:table-cell office:value-type="string" office:string-value="crudini --set /etc/nova/nova.conf vnc vncserver_proxyclient_address 10.0.0.11" table:formula="of:=&quot;crudini --set /etc/nova/nova.conf vnc vncserver_proxyclient_address &quot;&amp;$$CONTROLLER_IP" table:style-name="ce51">
            <text:p>crudini --set /etc/nova/nova.conf vnc vncserver_proxyclient_address 10.0.0.11</text:p>
          </table:table-cell>
          <table:table-cell table:number-columns-repeated="5" table:style-name="ce46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3">
            <text:p>Configure Glance location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Run following command: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6">
          <table:table-cell/>
          <table:table-cell office:value-type="string" office:string-value="crudini --set /etc/nova/nova.conf glance api_servers http://controller:9292" table:formula="of:=&quot;crudini --set /etc/nova/nova.conf glance api_servers http://&quot;&amp;$$CONTROLLER_NAME&amp;&quot;:9292&quot;" table:style-name="ce51">
            <text:p>crudini --set /etc/nova/nova.conf glance api_servers http://controller:9292</text:p>
          </table:table-cell>
          <table:table-cell table:number-columns-repeated="5" table:style-name="ce46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3">
            <text:p>Configure Lock Path for Oslo Concurrency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Run following command: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6">
          <table:table-cell/>
          <table:table-cell office:value-type="string" office:string-value="crudini --set /etc/nova/nova.conf oslo_concurrency lock_path /var/lib/nova/tmp" table:formula="of:=&quot;crudini --set /etc/nova/nova.conf oslo_concurrency lock_path /var/lib/nova/tmp&quot;" table:style-name="ce51">
            <text:p>crudini --set /etc/nova/nova.conf oslo_concurrency lock_path /var/lib/nova/tmp</text:p>
          </table:table-cell>
          <table:table-cell table:number-columns-repeated="6" table:style-name="ce46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3">
            <text:p>Configure Placement API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Run following commands: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6">
          <table:table-cell/>
          <table:table-cell office:value-type="string" office:string-value="crudini --set /etc/nova/nova.conf placement os_region_name RegionOne" table:formula="of:=&quot;crudini --set /etc/nova/nova.conf placement os_region_name RegionOne&quot;" table:style-name="ce51">
            <text:p>crudini --set /etc/nova/nova.conf placement os_region_name RegionOne</text:p>
          </table:table-cell>
          <table:table-cell table:number-columns-repeated="6" table:style-name="ce46"/>
          <table:table-cell table:number-columns-repeated="16376"/>
        </table:table-row>
        <table:table-row table:style-name="ro6">
          <table:table-cell/>
          <table:table-cell office:value-type="string" office:string-value="crudini --set /etc/nova/nova.conf placement project_domain_name Default" table:formula="of:=&quot;crudini --set /etc/nova/nova.conf placement project_domain_name Default&quot;" table:style-name="ce51">
            <text:p>crudini --set /etc/nova/nova.conf placement project_domain_name Default</text:p>
          </table:table-cell>
          <table:table-cell table:number-columns-repeated="6" table:style-name="ce46"/>
          <table:table-cell table:number-columns-repeated="16376"/>
        </table:table-row>
        <table:table-row table:style-name="ro6">
          <table:table-cell/>
          <table:table-cell office:value-type="string" office:string-value="crudini --set /etc/nova/nova.conf placement project_name service" table:formula="of:=&quot;crudini --set /etc/nova/nova.conf placement project_name service&quot;" table:style-name="ce51">
            <text:p>crudini --set /etc/nova/nova.conf placement project_name service</text:p>
          </table:table-cell>
          <table:table-cell table:number-columns-repeated="6" table:style-name="ce46"/>
          <table:table-cell table:number-columns-repeated="16376"/>
        </table:table-row>
        <table:table-row table:style-name="ro6">
          <table:table-cell/>
          <table:table-cell office:value-type="string" office:string-value="crudini --set /etc/nova/nova.conf placement auth_type password" table:formula="of:=&quot;crudini --set /etc/nova/nova.conf placement auth_type password&quot;" table:style-name="ce51">
            <text:p>crudini --set /etc/nova/nova.conf placement auth_type password</text:p>
          </table:table-cell>
          <table:table-cell table:number-columns-repeated="6" table:style-name="ce46"/>
          <table:table-cell table:number-columns-repeated="16376"/>
        </table:table-row>
        <table:table-row table:style-name="ro6">
          <table:table-cell/>
          <table:table-cell office:value-type="string" office:string-value="crudini --set /etc/nova/nova.conf placement user_domain_name Default" table:formula="of:=&quot;crudini --set /etc/nova/nova.conf placement user_domain_name Default&quot;" table:style-name="ce51">
            <text:p>crudini --set /etc/nova/nova.conf placement user_domain_name Default</text:p>
          </table:table-cell>
          <table:table-cell table:number-columns-repeated="6" table:style-name="ce46"/>
          <table:table-cell table:number-columns-repeated="16376"/>
        </table:table-row>
        <table:table-row table:style-name="ro6">
          <table:table-cell/>
          <table:table-cell office:value-type="string" office:string-value="crudini --set /etc/nova/nova.conf placement auth_url http://controller:35357/v3" table:formula="of:=&quot;crudini --set /etc/nova/nova.conf placement auth_url http://&quot;&amp;$$CONTROLLER_NAME&amp;&quot;:35357/v3&quot;" table:style-name="ce51">
            <text:p>crudini --set /etc/nova/nova.conf placement auth_url http://controller:35357/v3</text:p>
          </table:table-cell>
          <table:table-cell table:number-columns-repeated="6" table:style-name="ce46"/>
          <table:table-cell table:number-columns-repeated="16376"/>
        </table:table-row>
        <table:table-row table:style-name="ro6">
          <table:table-cell/>
          <table:table-cell office:value-type="string" office:string-value="crudini --set /etc/nova/nova.conf placement username placement" table:formula="of:=&quot;crudini --set /etc/nova/nova.conf placement username placement&quot;" table:style-name="ce51">
            <text:p>crudini --set /etc/nova/nova.conf placement username placement</text:p>
          </table:table-cell>
          <table:table-cell table:number-columns-repeated="6" table:style-name="ce46"/>
          <table:table-cell table:number-columns-repeated="16376"/>
        </table:table-row>
        <table:table-row table:style-name="ro6">
          <table:table-cell/>
          <table:table-cell office:value-type="string" office:string-value="crudini --set /etc/nova/nova.conf placement password openstack" table:formula="of:=&quot;crudini --set /etc/nova/nova.conf placement password &quot;&amp;$$PLACEMENT_PASS" table:style-name="ce51">
            <text:p>crudini --set /etc/nova/nova.conf placement password openstack</text:p>
          </table:table-cell>
          <table:table-cell table:number-columns-repeated="6" table:style-name="ce46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3">
            <text:p>Remove log_dir parameter in DEFAULT section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Run following command: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6">
          <table:table-cell/>
          <table:table-cell office:value-type="string" office:string-value="crudini --del /etc/nova/nova.conf DEFAULT log_dir" table:formula="of:=&quot;crudini --del /etc/nova/nova.conf DEFAULT log_dir&quot;" table:style-name="ce51">
            <text:p>crudini --del /etc/nova/nova.conf DEFAULT log_dir</text:p>
          </table:table-cell>
          <table:table-cell table:number-columns-repeated="6" table:style-name="ce46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3">
            <text:p>Populate nova_api Database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Run following commands: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6">
          <table:table-cell/>
          <table:table-cell office:value-type="string" table:style-name="ce51">
            <text:p>sudo su</text:p>
          </table:table-cell>
          <table:table-cell table:number-columns-repeated="6" table:style-name="ce46"/>
          <table:table-cell table:number-columns-repeated="16376"/>
        </table:table-row>
        <table:table-row table:style-name="ro6">
          <table:table-cell/>
          <table:table-cell office:value-type="string" table:style-name="ce51">
            <text:p>su -s /bin/sh -c "nova-manage api_db sync" nova</text:p>
          </table:table-cell>
          <table:table-cell table:number-columns-repeated="6" table:style-name="ce46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3">
            <text:p>Register cell0 Database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Run following command: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6">
          <table:table-cell/>
          <table:table-cell office:value-type="string" table:style-name="ce51">
            <text:p>su -s /bin/sh -c "nova-manage cell_v2 map_cell0" nova</text:p>
          </table:table-cell>
          <table:table-cell table:number-columns-repeated="6" table:style-name="ce46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3">
            <text:p>Create cell1 Cell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Run following command: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6">
          <table:table-cell/>
          <table:table-cell office:value-type="string" table:style-name="ce51">
            <text:p>su -s /bin/sh -c "nova-manage cell_v2 create_cell --name=cell1 --verbose" nova</text:p>
          </table:table-cell>
          <table:table-cell table:number-columns-repeated="6" table:style-name="ce46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3">
            <text:p>Populate nova Database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Run following command: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6">
          <table:table-cell/>
          <table:table-cell office:value-type="string" table:style-name="ce51">
            <text:p>su -s /bin/sh -c "nova-manage db sync" nova</text:p>
          </table:table-cell>
          <table:table-cell table:number-columns-repeated="6" table:style-name="ce46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3">
            <text:p>Verify configuration of Cell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Run following command: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6">
          <table:table-cell/>
          <table:table-cell office:value-type="string" table:style-name="ce51">
            <text:p>nova-manage cell_v2 list_cells</text:p>
          </table:table-cell>
          <table:table-cell table:number-columns-repeated="6" table:style-name="ce46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3">
            <text:p>Restart Service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Run following commands: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6">
          <table:table-cell/>
          <table:table-cell office:value-type="string" table:style-name="ce51">
            <text:p>service nova-api restart</text:p>
          </table:table-cell>
          <table:table-cell table:number-columns-repeated="6" table:style-name="ce46"/>
          <table:table-cell table:number-columns-repeated="16376"/>
        </table:table-row>
        <table:table-row table:style-name="ro6">
          <table:table-cell/>
          <table:table-cell office:value-type="string" table:style-name="ce51">
            <text:p>service nova-consoleauth restart</text:p>
          </table:table-cell>
          <table:table-cell table:number-columns-repeated="6" table:style-name="ce46"/>
          <table:table-cell table:number-columns-repeated="16376"/>
        </table:table-row>
        <table:table-row table:style-name="ro6">
          <table:table-cell/>
          <table:table-cell office:value-type="string" table:style-name="ce51">
            <text:p>service nova-scheduler restart</text:p>
          </table:table-cell>
          <table:table-cell table:number-columns-repeated="6" table:style-name="ce46"/>
          <table:table-cell table:number-columns-repeated="16376"/>
        </table:table-row>
        <table:table-row table:style-name="ro6">
          <table:table-cell/>
          <table:table-cell office:value-type="string" table:style-name="ce51">
            <text:p>service nova-conductor restart</text:p>
          </table:table-cell>
          <table:table-cell table:number-columns-repeated="6" table:style-name="ce46"/>
          <table:table-cell table:number-columns-repeated="16376"/>
        </table:table-row>
        <table:table-row table:style-name="ro6">
          <table:table-cell/>
          <table:table-cell office:value-type="string" table:style-name="ce51">
            <text:p>service nova-novncproxy restart</text:p>
          </table:table-cell>
          <table:table-cell table:number-columns-repeated="6" table:style-name="ce46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office:value-type="string" table:style-name="ce55">
            <text:p>Install and Configure Nova on Compute Node(s)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3">
            <text:p>Discover Compute Node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Run following command: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6">
          <table:table-cell/>
          <table:table-cell office:value-type="string" table:style-name="ce51">
            <text:p>su -s /bin/sh -c "nova-manage cell_v2 discover_hosts --verbose" nova</text:p>
          </table:table-cell>
          <table:table-cell table:number-columns-repeated="6" table:style-name="ce46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3">
            <text:p>Verify Compute Service Installation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Run following commands: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6">
          <table:table-cell/>
          <table:table-cell office:value-type="string" table:style-name="ce52">
            <text:p>. admin-openrc</text:p>
          </table:table-cell>
          <table:table-cell table:number-columns-repeated="6" table:style-name="ce46"/>
          <table:table-cell table:number-columns-repeated="16376"/>
        </table:table-row>
        <table:table-row table:style-name="ro6">
          <table:table-cell/>
          <table:table-cell office:value-type="string" table:style-name="ce51">
            <text:p>openstack compute service list</text:p>
          </table:table-cell>
          <table:table-cell table:number-columns-repeated="6" table:style-name="ce46"/>
          <table:table-cell table:number-columns-repeated="16376"/>
        </table:table-row>
        <table:table-row table:style-name="ro6">
          <table:table-cell/>
          <table:table-cell office:value-type="string" table:style-name="ce51">
            <text:p>openstack catalog list</text:p>
          </table:table-cell>
          <table:table-cell table:number-columns-repeated="6" table:style-name="ce46"/>
          <table:table-cell table:number-columns-repeated="16376"/>
        </table:table-row>
        <table:table-row table:style-name="ro6">
          <table:table-cell/>
          <table:table-cell office:value-type="string" table:style-name="ce51">
            <text:p>openstack image list</text:p>
          </table:table-cell>
          <table:table-cell table:number-columns-repeated="6" table:style-name="ce46"/>
          <table:table-cell table:number-columns-repeated="16376"/>
        </table:table-row>
        <table:table-row table:style-name="ro6">
          <table:table-cell/>
          <table:table-cell office:value-type="string" table:style-name="ce51">
            <text:p>nova-status upgrade check</text:p>
          </table:table-cell>
          <table:table-cell table:number-columns-repeated="6" table:style-name="ce46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42"/>
          <table:table-cell table:number-columns-repeated="16383" table:style-name="ce42"/>
        </table:table-row>
        <table:table-row table:style-name="ro5">
          <table:table-cell/>
          <table:table-cell office:value-type="string" table:style-name="ce56">
            <text:p>Install Neutron (Network Service) on Controller Node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3">
            <text:p>Create Neutron SQL Database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Run following commands: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6">
          <table:table-cell/>
          <table:table-cell office:value-type="string" table:style-name="ce51">
            <text:p>sudo su</text:p>
          </table:table-cell>
          <table:table-cell table:number-columns-repeated="6" table:style-name="ce46"/>
          <table:table-cell table:number-columns-repeated="16376"/>
        </table:table-row>
        <table:table-row table:style-name="ro6">
          <table:table-cell/>
          <table:table-cell office:value-type="string" table:style-name="ce51">
            <text:p>mysql</text:p>
          </table:table-cell>
          <table:table-cell table:number-columns-repeated="6" table:style-name="ce46"/>
          <table:table-cell table:number-columns-repeated="16376"/>
        </table:table-row>
        <table:table-row table:style-name="ro6">
          <table:table-cell/>
          <table:table-cell office:value-type="string" table:style-name="ce51">
            <text:p>CREATE DATABASE neutron;</text:p>
          </table:table-cell>
          <table:table-cell table:number-columns-repeated="6" table:style-name="ce46"/>
          <table:table-cell table:number-columns-repeated="16376"/>
        </table:table-row>
        <table:table-row table:style-name="ro6">
          <table:table-cell/>
          <table:table-cell office:value-type="string" office:string-value="GRANT ALL PRIVILEGES ON neutron.* TO 'neutron'@'localhost' IDENTIFIED BY 'openstack';" table:formula="of:=&quot;GRANT ALL PRIVILEGES ON neutron.* TO 'neutron'@'localhost' IDENTIFIED BY '&quot;&amp;$$NEUTRON_DBPASS&amp;&quot;';&quot;" table:style-name="ce51">
            <text:p>GRANT ALL PRIVILEGES ON neutron.* TO 'neutron'@'localhost' IDENTIFIED BY 'openstack';</text:p>
          </table:table-cell>
          <table:table-cell table:number-columns-repeated="6" table:style-name="ce46"/>
          <table:table-cell table:number-columns-repeated="16376"/>
        </table:table-row>
        <table:table-row table:style-name="ro6">
          <table:table-cell/>
          <table:table-cell office:value-type="string" office:string-value="GRANT ALL PRIVILEGES ON neutron.* TO 'neutron'@'%' IDENTIFIED BY 'openstack';" table:formula="of:=&quot;GRANT ALL PRIVILEGES ON neutron.* TO 'neutron'@'%' IDENTIFIED BY '&quot;&amp;$$NEUTRON_DBPASS&amp;&quot;';&quot;" table:style-name="ce51">
            <text:p>GRANT ALL PRIVILEGES ON neutron.* TO 'neutron'@'%' IDENTIFIED BY 'openstack';</text:p>
          </table:table-cell>
          <table:table-cell table:number-columns-repeated="6" table:style-name="ce46"/>
          <table:table-cell table:number-columns-repeated="16376"/>
        </table:table-row>
        <table:table-row table:style-name="ro6">
          <table:table-cell/>
          <table:table-cell office:value-type="string" table:style-name="ce51">
            <text:p>EXIT;</text:p>
          </table:table-cell>
          <table:table-cell table:number-columns-repeated="6" table:style-name="ce46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3">
            <text:p>Create neutron User and add admin Role in service Project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Run following commands: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6">
          <table:table-cell/>
          <table:table-cell office:value-type="string" table:style-name="ce52">
            <text:p>. admin-openrc</text:p>
          </table:table-cell>
          <table:table-cell table:number-columns-repeated="6" table:style-name="ce46"/>
          <table:table-cell table:number-columns-repeated="16376"/>
        </table:table-row>
        <table:table-row table:style-name="ro6">
          <table:table-cell/>
          <table:table-cell office:value-type="string" office:string-value="openstack user create --domain default --password openstack neutron" table:formula="of:=&quot;openstack user create --domain default --password &quot;&amp;$$NEUTRON_PASS&amp;&quot; neutron&quot;" table:style-name="ce51">
            <text:p>openstack user create --domain default --password openstack neutron</text:p>
          </table:table-cell>
          <table:table-cell table:number-columns-repeated="6" table:style-name="ce46"/>
          <table:table-cell table:number-columns-repeated="16376"/>
        </table:table-row>
        <table:table-row table:style-name="ro6">
          <table:table-cell/>
          <table:table-cell office:value-type="string" table:style-name="ce51">
            <text:p>openstack role add --project service --user neutron admin</text:p>
          </table:table-cell>
          <table:table-cell table:number-columns-repeated="6" table:style-name="ce46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3">
            <text:p>Create Neutron Service and Endpoint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Run following commands: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6">
          <table:table-cell/>
          <table:table-cell office:value-type="string" table:style-name="ce51">
            <text:p>openstack service create --name neutron --description "OpenStack Networking" network</text:p>
          </table:table-cell>
          <table:table-cell table:number-columns-repeated="6" table:style-name="ce46"/>
          <table:table-cell table:number-columns-repeated="16376"/>
        </table:table-row>
        <table:table-row table:style-name="ro6">
          <table:table-cell/>
          <table:table-cell office:value-type="string" office:string-value="openstack endpoint create --region RegionOne network public http://controller:9696" table:formula="of:=&quot;openstack endpoint create --region RegionOne network public http://&quot;&amp;$$CONTROLLER_NAME&amp;&quot;:9696&quot;" table:style-name="ce51">
            <text:p>openstack endpoint create --region RegionOne network public http://controller:9696</text:p>
          </table:table-cell>
          <table:table-cell table:number-columns-repeated="6" table:style-name="ce46"/>
          <table:table-cell table:number-columns-repeated="16376" table:style-name="ce1"/>
        </table:table-row>
        <table:table-row table:style-name="ro6">
          <table:table-cell/>
          <table:table-cell office:value-type="string" office:string-value="openstack endpoint create --region RegionOne network internal http://controller:9696" table:formula="of:=&quot;openstack endpoint create --region RegionOne network internal http://&quot;&amp;$$CONTROLLER_NAME&amp;&quot;:9696&quot;" table:style-name="ce51">
            <text:p>openstack endpoint create --region RegionOne network internal http://controller:9696</text:p>
          </table:table-cell>
          <table:table-cell table:number-columns-repeated="6" table:style-name="ce46"/>
          <table:table-cell table:number-columns-repeated="16376" table:style-name="ce1"/>
        </table:table-row>
        <table:table-row table:style-name="ro6">
          <table:table-cell/>
          <table:table-cell office:value-type="string" office:string-value="openstack endpoint create --region RegionOne network admin http://controller:9696" table:formula="of:=&quot;openstack endpoint create --region RegionOne network admin http://&quot;&amp;$$CONTROLLER_NAME&amp;&quot;:9696&quot;" table:style-name="ce51">
            <text:p>openstack endpoint create --region RegionOne network admin http://controller:9696</text:p>
          </table:table-cell>
          <table:table-cell table:number-columns-repeated="6" table:style-name="ce46"/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3">
            <text:p>Install Neutron Package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Run following commands: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6">
          <table:table-cell/>
          <table:table-cell office:value-type="string" table:style-name="ce51">
            <text:p>sudo su</text:p>
          </table:table-cell>
          <table:table-cell table:number-columns-repeated="11" table:style-name="ce46"/>
          <table:table-cell table:number-columns-repeated="16371"/>
        </table:table-row>
        <table:table-row table:style-name="ro6">
          <table:table-cell/>
          <table:table-cell office:value-type="string" table:style-name="ce51">
            <text:p>apt install -y neutron-server neutron-plugin-ml2 neutron-linuxbridge-agent neutron-l3-agent neutron-dhcp-agent <text:s/>neutron-metadata-agent</text:p>
          </table:table-cell>
          <table:table-cell table:number-columns-repeated="11" table:style-name="ce46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3">
            <text:p>Configure SQL Database and RabbitMQ access for Neutron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Run following commands: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6">
          <table:table-cell/>
          <table:table-cell office:value-type="string" office:string-value="crudini --set /etc/neutron/neutron.conf database connection mysql+pymysql://neutron:openstack@controller/neutron" table:formula="of:=&quot;crudini --set /etc/neutron/neutron.conf database connection mysql+pymysql://neutron:&quot;&amp;$$NEUTRON_DBPASS&amp;&quot;@&quot;&amp;$$CONTROLLER_NAME&amp;&quot;/neutron&quot;" table:style-name="ce51">
            <text:p>crudini --set /etc/neutron/neutron.conf database connection mysql+pymysql://neutron:openstack@controller/neutron</text:p>
          </table:table-cell>
          <table:table-cell table:number-columns-repeated="11" table:style-name="ce46"/>
          <table:table-cell table:number-columns-repeated="16371"/>
        </table:table-row>
        <table:table-row table:style-name="ro6">
          <table:table-cell/>
          <table:table-cell office:value-type="string" office:string-value="crudini --set /etc/neutron/neutron.conf DEFAULT transport_url rabbit://openstack:openstack@controller" table:formula="of:=&quot;crudini --set /etc/neutron/neutron.conf DEFAULT transport_url rabbit://openstack:&quot;&amp;$$RABBIT_PASS&amp;&quot;@&quot;&amp;$$CONTROLLER_NAME" table:style-name="ce51">
            <text:p>crudini --set /etc/neutron/neutron.conf DEFAULT transport_url rabbit://openstack:openstack@controller</text:p>
          </table:table-cell>
          <table:table-cell table:number-columns-repeated="11" table:style-name="ce46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3">
            <text:p>Enable the Modular Layer 2 (ML2) plug-in, router service, and overlapping IP addresse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Run following commands: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6">
          <table:table-cell/>
          <table:table-cell office:value-type="string" office:string-value="crudini --set /etc/neutron/neutron.conf DEFAULT core_plugin ml2" table:formula="of:=&quot;crudini --set /etc/neutron/neutron.conf DEFAULT core_plugin ml2&quot;" table:style-name="ce51">
            <text:p>crudini --set /etc/neutron/neutron.conf DEFAULT core_plugin ml2</text:p>
          </table:table-cell>
          <table:table-cell table:number-columns-repeated="11" table:style-name="ce46"/>
          <table:table-cell table:number-columns-repeated="16371"/>
        </table:table-row>
        <table:table-row table:style-name="ro6">
          <table:table-cell/>
          <table:table-cell office:value-type="string" office:string-value="crudini --set /etc/neutron/neutron.conf DEFAULT service_plugins router" table:formula="of:=&quot;crudini --set /etc/neutron/neutron.conf DEFAULT service_plugins router&quot;" table:style-name="ce51">
            <text:p>crudini --set /etc/neutron/neutron.conf DEFAULT service_plugins router</text:p>
          </table:table-cell>
          <table:table-cell table:number-columns-repeated="11" table:style-name="ce46"/>
          <table:table-cell table:number-columns-repeated="16371"/>
        </table:table-row>
        <table:table-row table:style-name="ro6">
          <table:table-cell/>
          <table:table-cell office:value-type="string" office:string-value="crudini --set /etc/neutron/neutron.conf DEFAULT allow_overlapping_ips true" table:formula="of:=&quot;crudini --set /etc/neutron/neutron.conf DEFAULT allow_overlapping_ips true&quot;" table:style-name="ce51">
            <text:p>crudini --set /etc/neutron/neutron.conf DEFAULT allow_overlapping_ips true</text:p>
          </table:table-cell>
          <table:table-cell table:number-columns-repeated="11" table:style-name="ce46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3">
            <text:p>Configure Identity Service acces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Run following commands: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6">
          <table:table-cell/>
          <table:table-cell office:value-type="string" office:string-value="crudini --set /etc/neutron/neutron.conf api auth_strategy keystone" table:formula="of:=&quot;crudini --set /etc/neutron/neutron.conf api auth_strategy keystone&quot;" table:style-name="ce51">
            <text:p>crudini --set /etc/neutron/neutron.conf api auth_strategy keystone</text:p>
          </table:table-cell>
          <table:table-cell table:number-columns-repeated="8" table:style-name="ce46"/>
          <table:table-cell table:number-columns-repeated="16374" table:style-name="ce1"/>
        </table:table-row>
        <table:table-row table:style-name="ro6">
          <table:table-cell/>
          <table:table-cell office:value-type="string" office:string-value="crudini --set /etc/neutron/neutron.conf keystone_authtoken auth_uri http://controller:5000" table:formula="of:=&quot;crudini --set /etc/neutron/neutron.conf keystone_authtoken auth_uri http://&quot;&amp;$$CONTROLLER_NAME&amp;&quot;:5000&quot;" table:style-name="ce51">
            <text:p>crudini --set /etc/neutron/neutron.conf keystone_authtoken auth_uri http://controller:5000</text:p>
          </table:table-cell>
          <table:table-cell table:number-columns-repeated="8" table:style-name="ce46"/>
          <table:table-cell table:number-columns-repeated="16374" table:style-name="ce1"/>
        </table:table-row>
        <table:table-row table:style-name="ro6">
          <table:table-cell/>
          <table:table-cell office:value-type="string" office:string-value="crudini --set /etc/neutron/neutron.conf keystone_authtoken auth_url http://controller:35357" table:formula="of:=&quot;crudini --set /etc/neutron/neutron.conf keystone_authtoken auth_url http://&quot;&amp;$$CONTROLLER_NAME&amp;&quot;:35357&quot;" table:style-name="ce51">
            <text:p>crudini --set /etc/neutron/neutron.conf keystone_authtoken auth_url http://controller:35357</text:p>
          </table:table-cell>
          <table:table-cell table:number-columns-repeated="8" table:style-name="ce46"/>
          <table:table-cell table:number-columns-repeated="16374" table:style-name="ce1"/>
        </table:table-row>
        <table:table-row table:style-name="ro6">
          <table:table-cell/>
          <table:table-cell office:value-type="string" office:string-value="crudini --set /etc/neutron/neutron.conf keystone_authtoken memcached_servers controller:11211" table:formula="of:=&quot;crudini --set /etc/neutron/neutron.conf keystone_authtoken memcached_servers &quot;&amp;$$CONTROLLER_NAME&amp;&quot;:11211&quot;" table:style-name="ce51">
            <text:p>crudini --set /etc/neutron/neutron.conf keystone_authtoken memcached_servers controller:11211</text:p>
          </table:table-cell>
          <table:table-cell table:number-columns-repeated="8" table:style-name="ce46"/>
          <table:table-cell table:number-columns-repeated="16374" table:style-name="ce1"/>
        </table:table-row>
        <table:table-row table:style-name="ro6">
          <table:table-cell/>
          <table:table-cell office:value-type="string" office:string-value="crudini --set /etc/neutron/neutron.conf keystone_authtoken auth_type password" table:formula="of:=&quot;crudini --set /etc/neutron/neutron.conf keystone_authtoken auth_type password&quot;" table:style-name="ce51">
            <text:p>crudini --set /etc/neutron/neutron.conf keystone_authtoken auth_type password</text:p>
          </table:table-cell>
          <table:table-cell table:number-columns-repeated="8" table:style-name="ce46"/>
          <table:table-cell table:number-columns-repeated="16374" table:style-name="ce1"/>
        </table:table-row>
        <table:table-row table:style-name="ro6">
          <table:table-cell/>
          <table:table-cell office:value-type="string" office:string-value="crudini --set /etc/neutron/neutron.conf keystone_authtoken project_domain_name default" table:formula="of:=&quot;crudini --set /etc/neutron/neutron.conf keystone_authtoken project_domain_name default&quot;" table:style-name="ce51">
            <text:p>crudini --set /etc/neutron/neutron.conf keystone_authtoken project_domain_name default</text:p>
          </table:table-cell>
          <table:table-cell table:number-columns-repeated="8" table:style-name="ce46"/>
          <table:table-cell table:number-columns-repeated="16374" table:style-name="ce1"/>
        </table:table-row>
        <table:table-row table:style-name="ro6">
          <table:table-cell/>
          <table:table-cell office:value-type="string" office:string-value="crudini --set /etc/neutron/neutron.conf keystone_authtoken user_domain_name default" table:formula="of:=&quot;crudini --set /etc/neutron/neutron.conf keystone_authtoken user_domain_name default&quot;" table:style-name="ce51">
            <text:p>crudini --set /etc/neutron/neutron.conf keystone_authtoken user_domain_name default</text:p>
          </table:table-cell>
          <table:table-cell table:number-columns-repeated="8" table:style-name="ce46"/>
          <table:table-cell table:number-columns-repeated="16374"/>
        </table:table-row>
        <table:table-row table:style-name="ro6">
          <table:table-cell/>
          <table:table-cell office:value-type="string" office:string-value="crudini --set /etc/neutron/neutron.conf keystone_authtoken project_name service" table:formula="of:=&quot;crudini --set /etc/neutron/neutron.conf keystone_authtoken project_name service&quot;" table:style-name="ce51">
            <text:p>crudini --set /etc/neutron/neutron.conf keystone_authtoken project_name service</text:p>
          </table:table-cell>
          <table:table-cell table:number-columns-repeated="8" table:style-name="ce46"/>
          <table:table-cell table:number-columns-repeated="16374"/>
        </table:table-row>
        <table:table-row table:style-name="ro6">
          <table:table-cell/>
          <table:table-cell office:value-type="string" office:string-value="crudini --set /etc/neutron/neutron.conf keystone_authtoken username neutron" table:formula="of:=&quot;crudini --set /etc/neutron/neutron.conf keystone_authtoken username neutron&quot;" table:style-name="ce51">
            <text:p>crudini --set /etc/neutron/neutron.conf keystone_authtoken username neutron</text:p>
          </table:table-cell>
          <table:table-cell table:number-columns-repeated="8" table:style-name="ce46"/>
          <table:table-cell table:number-columns-repeated="16374"/>
        </table:table-row>
        <table:table-row table:style-name="ro6">
          <table:table-cell/>
          <table:table-cell office:value-type="string" office:string-value="crudini --set /etc/neutron/neutron.conf keystone_authtoken password openstack" table:formula="of:=&quot;crudini --set /etc/neutron/neutron.conf keystone_authtoken password &quot;&amp;$$NEUTRON_PASS" table:style-name="ce51">
            <text:p>crudini --set /etc/neutron/neutron.conf keystone_authtoken password openstack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58">
            <text:p>Configure Networking to notify Compute of network topology changes</text:p>
            <text:p/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Run following commands: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office:string-value="crudini --set /etc/neutron/neutron.conf DEFAULT notify_nova_on_port_status_changes true" table:formula="of:=&quot;crudini --set /etc/neutron/neutron.conf DEFAULT notify_nova_on_port_status_changes true&quot;" table:style-name="ce45">
            <text:p>crudini --set /etc/neutron/neutron.conf DEFAULT notify_nova_on_port_status_changes true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/>
          <table:table-cell office:value-type="string" office:string-value="crudini --set /etc/neutron/neutron.conf DEFAULT notify_nova_on_port_data_changes true" table:formula="of:=&quot;crudini --set /etc/neutron/neutron.conf DEFAULT notify_nova_on_port_data_changes true&quot;" table:style-name="ce45">
            <text:p>crudini --set /etc/neutron/neutron.conf DEFAULT notify_nova_on_port_data_changes true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3">
            <text:p>Configure Nova acces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Run following commands: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office:string-value="crudini --set /etc/neutron/neutron.conf nova auth_url http://controller:35357" table:formula="of:=&quot;crudini --set /etc/neutron/neutron.conf nova auth_url http://&quot;&amp;$$CONTROLLER_NAME&amp;&quot;:35357&quot;" table:style-name="ce45">
            <text:p>crudini --set /etc/neutron/neutron.conf nova auth_url http://controller:35357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/>
          <table:table-cell office:value-type="string" office:string-value="crudini --set /etc/neutron/neutron.conf nova auth_type password" table:formula="of:=&quot;crudini --set /etc/neutron/neutron.conf nova auth_type password&quot;" table:style-name="ce45">
            <text:p>crudini --set /etc/neutron/neutron.conf nova auth_type password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/>
          <table:table-cell office:value-type="string" office:string-value="crudini --set /etc/neutron/neutron.conf nova project_domain_name default" table:formula="of:=&quot;crudini --set /etc/neutron/neutron.conf nova project_domain_name default&quot;" table:style-name="ce45">
            <text:p>crudini --set /etc/neutron/neutron.conf nova project_domain_name default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/>
          <table:table-cell office:value-type="string" office:string-value="crudini --set /etc/neutron/neutron.conf nova user_domain_name default" table:formula="of:=&quot;crudini --set /etc/neutron/neutron.conf nova user_domain_name default&quot;" table:style-name="ce45">
            <text:p>crudini --set /etc/neutron/neutron.conf nova user_domain_name default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/>
          <table:table-cell office:value-type="string" office:string-value="crudini --set /etc/neutron/neutron.conf nova region_name RegionOne" table:formula="of:=&quot;crudini --set /etc/neutron/neutron.conf nova region_name RegionOne&quot;" table:style-name="ce45">
            <text:p>crudini --set /etc/neutron/neutron.conf nova region_name RegionOne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/>
          <table:table-cell office:value-type="string" office:string-value="crudini --set /etc/neutron/neutron.conf nova project_name service" table:formula="of:=&quot;crudini --set /etc/neutron/neutron.conf nova project_name service&quot;" table:style-name="ce45">
            <text:p>crudini --set /etc/neutron/neutron.conf nova project_name service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/>
          <table:table-cell office:value-type="string" office:string-value="crudini --set /etc/neutron/neutron.conf nova username nova" table:formula="of:=&quot;crudini --set /etc/neutron/neutron.conf nova username nova&quot;" table:style-name="ce45">
            <text:p>crudini --set /etc/neutron/neutron.conf nova username nova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/>
          <table:table-cell office:value-type="string" office:string-value="crudini --set /etc/neutron/neutron.conf nova password openstack" table:formula="of:=&quot;crudini --set /etc/neutron/neutron.conf nova password &quot;&amp;$$NOVA_PASS" table:style-name="ce45">
            <text:p>crudini --set /etc/neutron/neutron.conf nova password openstack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3">
            <text:p>Configure ML2 Plugin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Run following commands: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59">
            <text:p># Enable flat, VLAN and VXLAN Network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office:string-value="crudini --set /etc/neutron/plugins/ml2/ml2_conf.ini ml2 type_drivers flat,vlan,vxlan" table:formula="of:=&quot;crudini --set /etc/neutron/plugins/ml2/ml2_conf.ini ml2 type_drivers flat,vlan,vxlan&quot;" table:style-name="ce45">
            <text:p>crudini --set /etc/neutron/plugins/ml2/ml2_conf.ini ml2 type_drivers flat,vlan,vxlan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/>
          <table:table-cell office:value-type="string" table:style-name="ce59">
            <text:p># Enable VXLAN Self-service Network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office:string-value="crudini --set /etc/neutron/plugins/ml2/ml2_conf.ini ml2 tenant_network_types vxlan" table:formula="of:=&quot;crudini --set /etc/neutron/plugins/ml2/ml2_conf.ini ml2 tenant_network_types vxlan&quot;" table:style-name="ce45">
            <text:p>crudini --set /etc/neutron/plugins/ml2/ml2_conf.ini ml2 tenant_network_types vxlan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/>
          <table:table-cell office:value-type="string" table:style-name="ce59">
            <text:p># Enable Linux Bridge and L2Population mechanism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office:string-value="crudini --set /etc/neutron/plugins/ml2/ml2_conf.ini ml2 mechanism_drivers linuxbridge,l2population" table:formula="of:=&quot;crudini --set /etc/neutron/plugins/ml2/ml2_conf.ini ml2 mechanism_drivers linuxbridge,l2population&quot;" table:style-name="ce45">
            <text:p>crudini --set /etc/neutron/plugins/ml2/ml2_conf.ini ml2 mechanism_drivers linuxbridge,l2population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/>
          <table:table-cell office:value-type="string" table:style-name="ce59">
            <text:p># Enable Port Security Extenstion Driver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office:string-value="crudini --set /etc/neutron/plugins/ml2/ml2_conf.ini ml2 extension_drivers port_security" table:formula="of:=&quot;crudini --set /etc/neutron/plugins/ml2/ml2_conf.ini ml2 extension_drivers port_security&quot;" table:style-name="ce45">
            <text:p>crudini --set /etc/neutron/plugins/ml2/ml2_conf.ini ml2 extension_drivers port_security</text:p>
          </table:table-cell>
          <table:table-cell table:number-columns-repeated="8" table:style-name="ce46"/>
          <table:table-cell table:number-columns-repeated="16374" table:style-name="ce1"/>
        </table:table-row>
        <table:table-row table:style-name="ro1">
          <table:table-cell/>
          <table:table-cell office:value-type="string" table:style-name="ce59">
            <text:p># Configure<text:s/><text:span text:style-name="T5">provider</text:span><text:s/>Virtual Network as flat Network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office:string-value="crudini --set /etc/neutron/plugins/ml2/ml2_conf.ini ml2_type_flat flat_networks provider" table:formula="of:=&quot;crudini --set /etc/neutron/plugins/ml2/ml2_conf.ini ml2_type_flat flat_networks provider&quot;" table:style-name="ce45">
            <text:p>crudini --set /etc/neutron/plugins/ml2/ml2_conf.ini ml2_type_flat flat_networks provider</text:p>
          </table:table-cell>
          <table:table-cell table:number-columns-repeated="8" table:style-name="ce46"/>
          <table:table-cell table:number-columns-repeated="16374" table:style-name="ce1"/>
        </table:table-row>
        <table:table-row table:style-name="ro1">
          <table:table-cell/>
          <table:table-cell office:value-type="string" table:style-name="ce59">
            <text:p># Configure VXLAN Network Identifier Range for Self-service Network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office:string-value="crudini --set /etc/neutron/plugins/ml2/ml2_conf.ini ml2_type_vxlan vni_ranges 1:1000" table:formula="of:=&quot;crudini --set /etc/neutron/plugins/ml2/ml2_conf.ini ml2_type_vxlan vni_ranges 1:1000&quot;" table:style-name="ce45">
            <text:p>crudini --set /etc/neutron/plugins/ml2/ml2_conf.ini ml2_type_vxlan vni_ranges 1:1000</text:p>
          </table:table-cell>
          <table:table-cell table:number-columns-repeated="8" table:style-name="ce46"/>
          <table:table-cell table:number-columns-repeated="16374" table:style-name="ce1"/>
        </table:table-row>
        <table:table-row table:style-name="ro1">
          <table:table-cell/>
          <table:table-cell office:value-type="string" table:style-name="ce59">
            <text:p># Enable ipset to increase efficiency of Security Group Rule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office:string-value="crudini --set /etc/neutron/plugins/ml2/ml2_conf.ini securitygroup enable_ipset true" table:formula="of:=&quot;crudini --set /etc/neutron/plugins/ml2/ml2_conf.ini securitygroup enable_ipset true&quot;" table:style-name="ce45">
            <text:p>crudini --set /etc/neutron/plugins/ml2/ml2_conf.ini securitygroup enable_ipset true</text:p>
          </table:table-cell>
          <table:table-cell table:number-columns-repeated="8" table:style-name="ce46"/>
          <table:table-cell table:number-columns-repeated="16374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3">
            <text:p>Configure the Linux Bridge Agent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Run following commands: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59">
            <text:p># Configure<text:s/><text:span text:style-name="T5">provider</text:span><text:s/>Virtual Network mapping to Physical Interface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office:string-value="crudini --set /etc/neutron/plugins/ml2/linuxbridge_agent.ini linux_bridge physical_interface_mappings provider:eth1" table:formula="of:=&quot;crudini --set /etc/neutron/plugins/ml2/linuxbridge_agent.ini linux_bridge physical_interface_mappings provider:&quot;&amp;$$PROV_NET_IFACE" table:style-name="ce45">
            <text:p>crudini --set /etc/neutron/plugins/ml2/linuxbridge_agent.ini linux_bridge physical_interface_mappings provider:eth1</text:p>
          </table:table-cell>
          <table:table-cell table:number-columns-repeated="14" table:style-name="ce46"/>
          <table:table-cell table:number-columns-repeated="16368"/>
        </table:table-row>
        <table:table-row table:style-name="ro1">
          <table:table-cell/>
          <table:table-cell office:value-type="string" table:style-name="ce59">
            <text:p># Enable VXLAN for Self-service Networks, configure IP address of the Management Interface handling VXLAN traffic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office:string-value="crudini --set /etc/neutron/plugins/ml2/linuxbridge_agent.ini vxlan enable_vxlan true" table:formula="of:=&quot;crudini --set /etc/neutron/plugins/ml2/linuxbridge_agent.ini vxlan enable_vxlan true&quot;" table:style-name="ce45">
            <text:p>crudini --set /etc/neutron/plugins/ml2/linuxbridge_agent.ini vxlan enable_vxlan true</text:p>
          </table:table-cell>
          <table:table-cell table:number-columns-repeated="14" table:style-name="ce46"/>
          <table:table-cell table:number-columns-repeated="16368"/>
        </table:table-row>
        <table:table-row table:style-name="ro1">
          <table:table-cell/>
          <table:table-cell office:value-type="string" office:string-value="crudini --set /etc/neutron/plugins/ml2/linuxbridge_agent.ini vxlan local_ip 10.0.0.11" table:formula="of:=&quot;crudini --set /etc/neutron/plugins/ml2/linuxbridge_agent.ini vxlan local_ip &quot;&amp;$$CONTROLLER_IP" table:style-name="ce45">
            <text:p>crudini --set /etc/neutron/plugins/ml2/linuxbridge_agent.ini vxlan local_ip 10.0.0.11</text:p>
          </table:table-cell>
          <table:table-cell table:number-columns-repeated="14" table:style-name="ce46"/>
          <table:table-cell table:number-columns-repeated="16368"/>
        </table:table-row>
        <table:table-row table:style-name="ro1">
          <table:table-cell/>
          <table:table-cell office:value-type="string" office:string-value="crudini --set /etc/neutron/plugins/ml2/linuxbridge_agent.ini vxlan l2_population true" table:formula="of:=&quot;crudini --set /etc/neutron/plugins/ml2/linuxbridge_agent.ini vxlan l2_population true&quot;" table:style-name="ce45">
            <text:p>crudini --set /etc/neutron/plugins/ml2/linuxbridge_agent.ini vxlan l2_population true</text:p>
          </table:table-cell>
          <table:table-cell table:number-columns-repeated="14" table:style-name="ce46"/>
          <table:table-cell table:number-columns-repeated="16368"/>
        </table:table-row>
        <table:table-row table:style-name="ro1">
          <table:table-cell/>
          <table:table-cell office:value-type="string" table:style-name="ce59">
            <text:p># Enable security groups and configure the Linux bridge iptables firewall driver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office:string-value="crudini --set /etc/neutron/plugins/ml2/linuxbridge_agent.ini securitygroup enable_security_group true" table:formula="of:=&quot;crudini --set /etc/neutron/plugins/ml2/linuxbridge_agent.ini securitygroup enable_security_group true&quot;" table:style-name="ce45">
            <text:p>crudini --set /etc/neutron/plugins/ml2/linuxbridge_agent.ini securitygroup enable_security_group true</text:p>
          </table:table-cell>
          <table:table-cell table:number-columns-repeated="14" table:style-name="ce46"/>
          <table:table-cell table:number-columns-repeated="16368"/>
        </table:table-row>
        <table:table-row table:style-name="ro1">
          <table:table-cell/>
          <table:table-cell office:value-type="string" office:string-value="crudini --set /etc/neutron/plugins/ml2/linuxbridge_agent.ini securitygroup firewall_driver neutron.agent.linux.iptables_firewall.IptablesFirewallDriver" table:formula="of:=&quot;crudini --set /etc/neutron/plugins/ml2/linuxbridge_agent.ini securitygroup firewall_driver neutron.agent.linux.iptables_firewall.IptablesFirewallDriver&quot;" table:style-name="ce45">
            <text:p>crudini --set /etc/neutron/plugins/ml2/linuxbridge_agent.ini securitygroup firewall_driver neutron.agent.linux.iptables_firewall.IptablesFirewallDriver</text:p>
          </table:table-cell>
          <table:table-cell table:number-columns-repeated="14" table:style-name="ce46"/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3">
            <text:p>Configure the Layer-3 Agent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Run following command: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45">
            <text:p>crudini --set /etc/neutron/l3_agent.ini DEFAULT interface_driver linuxbridge</text:p>
          </table:table-cell>
          <table:table-cell table:number-columns-repeated="8" table:style-name="ce46"/>
          <table:table-cell table:number-columns-repeated="16374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3">
            <text:p>Configure the DHCP Agent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Run following commands: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office:string-value="crudini --set /etc/neutron/dhcp_agent.ini DEFAULT interface_driver linuxbridge" table:formula="of:=&quot;crudini --set /etc/neutron/dhcp_agent.ini DEFAULT interface_driver linuxbridge&quot;" table:style-name="ce45">
            <text:p>crudini --set /etc/neutron/dhcp_agent.ini DEFAULT interface_driver linuxbridge</text:p>
          </table:table-cell>
          <table:table-cell table:number-columns-repeated="8" table:style-name="ce46"/>
          <table:table-cell table:number-columns-repeated="16374" table:style-name="ce1"/>
        </table:table-row>
        <table:table-row table:style-name="ro1">
          <table:table-cell/>
          <table:table-cell office:value-type="string" office:string-value="crudini --set /etc/neutron/dhcp_agent.ini DEFAULT dhcp_driver neutron.agent.linux.dhcp.Dnsmasq" table:formula="of:=&quot;crudini --set /etc/neutron/dhcp_agent.ini DEFAULT dhcp_driver neutron.agent.linux.dhcp.Dnsmasq&quot;" table:style-name="ce45">
            <text:p>crudini --set /etc/neutron/dhcp_agent.ini DEFAULT dhcp_driver neutron.agent.linux.dhcp.Dnsmasq</text:p>
          </table:table-cell>
          <table:table-cell table:number-columns-repeated="8" table:style-name="ce46"/>
          <table:table-cell table:number-columns-repeated="16374" table:style-name="ce1"/>
        </table:table-row>
        <table:table-row table:style-name="ro1">
          <table:table-cell/>
          <table:table-cell office:value-type="string" office:string-value="crudini --set /etc/neutron/dhcp_agent.ini DEFAULT enable_isolated_metadata true" table:formula="of:=&quot;crudini --set /etc/neutron/dhcp_agent.ini DEFAULT enable_isolated_metadata true&quot;" table:style-name="ce45">
            <text:p>crudini --set /etc/neutron/dhcp_agent.ini DEFAULT enable_isolated_metadata true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3">
            <text:p>Configure Metadata Agent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Run following commands: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office:string-value="crudini --set /etc/neutron/metadata_agent.ini DEFAULT nova_metadata_host controller" table:formula="of:=&quot;crudini --set /etc/neutron/metadata_agent.ini DEFAULT nova_metadata_host &quot;&amp;$$CONTROLLER_NAME" table:style-name="ce45">
            <text:p>crudini --set /etc/neutron/metadata_agent.ini DEFAULT nova_metadata_host controller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/>
          <table:table-cell office:value-type="string" office:string-value="crudini --set /etc/neutron/metadata_agent.ini DEFAULT metadata_proxy_shared_secret openstack" table:formula="of:=&quot;crudini --set /etc/neutron/metadata_agent.ini DEFAULT metadata_proxy_shared_secret &quot;&amp;$$METADATA_SECRET" table:style-name="ce45">
            <text:p>crudini --set /etc/neutron/metadata_agent.ini DEFAULT metadata_proxy_shared_secret openstack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3">
            <text:p>Configure Compute Service to use Neutron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Run following commands: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office:string-value="crudini --set /etc/nova/nova.conf neutron url http://controller:9696" table:formula="of:=&quot;crudini --set /etc/nova/nova.conf neutron url http://&quot;&amp;$$CONTROLLER_NAME&amp;&quot;:9696&quot;" table:style-name="ce45">
            <text:p>crudini --set /etc/nova/nova.conf neutron url http://controller:9696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/>
          <table:table-cell office:value-type="string" office:string-value="crudini --set /etc/nova/nova.conf neutron auth_url http://controller:35357" table:formula="of:=&quot;crudini --set /etc/nova/nova.conf neutron auth_url http://&quot;&amp;$$CONTROLLER_NAME&amp;&quot;:35357&quot;" table:style-name="ce45">
            <text:p>crudini --set /etc/nova/nova.conf neutron auth_url http://controller:35357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/>
          <table:table-cell office:value-type="string" office:string-value="crudini --set /etc/nova/nova.conf neutron auth_type password" table:formula="of:=&quot;crudini --set /etc/nova/nova.conf neutron auth_type password&quot;" table:style-name="ce45">
            <text:p>crudini --set /etc/nova/nova.conf neutron auth_type password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/>
          <table:table-cell office:value-type="string" office:string-value="crudini --set /etc/nova/nova.conf neutron project_domain_name default" table:formula="of:=&quot;crudini --set /etc/nova/nova.conf neutron project_domain_name default&quot;" table:style-name="ce45">
            <text:p>crudini --set /etc/nova/nova.conf neutron project_domain_name default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/>
          <table:table-cell office:value-type="string" office:string-value="crudini --set /etc/nova/nova.conf neutron user_domain_name default" table:formula="of:=&quot;crudini --set /etc/nova/nova.conf neutron user_domain_name default&quot;" table:style-name="ce45">
            <text:p>crudini --set /etc/nova/nova.conf neutron user_domain_name default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/>
          <table:table-cell office:value-type="string" office:string-value="crudini --set /etc/nova/nova.conf neutron region_name RegionOne" table:formula="of:=&quot;crudini --set /etc/nova/nova.conf neutron region_name RegionOne&quot;" table:style-name="ce45">
            <text:p>crudini --set /etc/nova/nova.conf neutron region_name RegionOne</text:p>
          </table:table-cell>
          <table:table-cell table:number-columns-repeated="8" table:style-name="ce46"/>
          <table:table-cell table:number-columns-repeated="16374" table:style-name="ce1"/>
        </table:table-row>
        <table:table-row table:style-name="ro1">
          <table:table-cell/>
          <table:table-cell office:value-type="string" office:string-value="crudini --set /etc/nova/nova.conf neutron project_name service" table:formula="of:=&quot;crudini --set /etc/nova/nova.conf neutron project_name service&quot;" table:style-name="ce45">
            <text:p>crudini --set /etc/nova/nova.conf neutron project_name service</text:p>
          </table:table-cell>
          <table:table-cell table:number-columns-repeated="8" table:style-name="ce46"/>
          <table:table-cell table:number-columns-repeated="16374" table:style-name="ce1"/>
        </table:table-row>
        <table:table-row table:style-name="ro1">
          <table:table-cell/>
          <table:table-cell office:value-type="string" office:string-value="crudini --set /etc/nova/nova.conf neutron username neutron" table:formula="of:=&quot;crudini --set /etc/nova/nova.conf neutron username neutron&quot;" table:style-name="ce45">
            <text:p>crudini --set /etc/nova/nova.conf neutron username neutron</text:p>
          </table:table-cell>
          <table:table-cell table:number-columns-repeated="8" table:style-name="ce46"/>
          <table:table-cell table:number-columns-repeated="16374" table:style-name="ce1"/>
        </table:table-row>
        <table:table-row table:style-name="ro1">
          <table:table-cell/>
          <table:table-cell office:value-type="string" office:string-value="crudini --set /etc/nova/nova.conf neutron password openstack" table:formula="of:=&quot;crudini --set /etc/nova/nova.conf neutron password &quot;&amp;$$NEUTRON_PASS" table:style-name="ce45">
            <text:p>crudini --set /etc/nova/nova.conf neutron password openstack</text:p>
          </table:table-cell>
          <table:table-cell table:number-columns-repeated="8" table:style-name="ce46"/>
          <table:table-cell table:number-columns-repeated="16374" table:style-name="ce1"/>
        </table:table-row>
        <table:table-row table:style-name="ro1">
          <table:table-cell/>
          <table:table-cell office:value-type="string" office:string-value="crudini --set /etc/nova/nova.conf neutron service_metadata_proxy true" table:formula="of:=&quot;crudini --set /etc/nova/nova.conf neutron service_metadata_proxy true&quot;" table:style-name="ce45">
            <text:p>crudini --set /etc/nova/nova.conf neutron service_metadata_proxy true</text:p>
          </table:table-cell>
          <table:table-cell table:number-columns-repeated="8" table:style-name="ce46"/>
          <table:table-cell table:number-columns-repeated="16374" table:style-name="ce1"/>
        </table:table-row>
        <table:table-row table:style-name="ro1">
          <table:table-cell/>
          <table:table-cell office:value-type="string" office:string-value="crudini --set /etc/nova/nova.conf neutron metadata_proxy_shared_secret openstack" table:formula="of:=&quot;crudini --set /etc/nova/nova.conf neutron metadata_proxy_shared_secret &quot;&amp;$$METADATA_SECRET" table:style-name="ce45">
            <text:p>crudini --set /etc/nova/nova.conf neutron metadata_proxy_shared_secret openstack</text:p>
          </table:table-cell>
          <table:table-cell table:number-columns-repeated="8" table:style-name="ce46"/>
          <table:table-cell table:number-columns-repeated="16374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3">
            <text:p>Populate Neutron Database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Run following Command: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45">
            <text:p>su -s /bin/sh -c "neutron-db-manage --config-file /etc/neutron/neutron.conf --config-file /etc/neutron/plugins/ml2/ml2_conf.ini upgrade head" neutron</text:p>
          </table:table-cell>
          <table:table-cell table:number-columns-repeated="14" table:style-name="ce46"/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3">
            <text:p>Restart the Compute API Service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Run following command: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45">
            <text:p>service nova-api restart</text:p>
          </table:table-cell>
          <table:table-cell table:number-columns-repeated="8" table:style-name="ce46"/>
          <table:table-cell table:number-columns-repeated="16374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3">
            <text:p>Restart Networking Service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Run following Commands: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45">
            <text:p>service neutron-server restart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/>
          <table:table-cell office:value-type="string" table:style-name="ce45">
            <text:p>service neutron-linuxbridge-agent restart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/>
          <table:table-cell office:value-type="string" table:style-name="ce45">
            <text:p>service neutron-dhcp-agent restart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/>
          <table:table-cell office:value-type="string" table:style-name="ce45">
            <text:p>service neutron-metadata-agent restart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/>
          <table:table-cell office:value-type="string" table:style-name="ce45">
            <text:p>service neutron-l3-agent restart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63">
            <text:p>Install Neutron on Compute Nodes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3">
            <text:p>Verify Installation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Run following commands: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47">
            <text:p>. admin-openrc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/>
          <table:table-cell office:value-type="string" table:style-name="ce45">
            <text:p>openstack network agent list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42"/>
          <table:table-cell table:number-columns-repeated="16383" table:style-name="ce42"/>
        </table:table-row>
        <table:table-row table:style-name="ro5">
          <table:table-cell/>
          <table:table-cell office:value-type="string" office:string-value="Install Cinder - Block Storage Service on block1 Node" table:formula="of:=&quot;Install Cinder - Block Storage Service on &quot;&amp;$$BLOCK1_NAME&amp;&quot; Node&quot;" table:style-name="ce28">
            <text:p>Install Cinder - Block Storage Service on block1 Node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42"/>
          <table:table-cell table:number-columns-repeated="16383" table:style-name="ce42"/>
        </table:table-row>
        <table:table-row table:style-name="ro2">
          <table:table-cell/>
          <table:table-cell office:value-type="string" table:style-name="ce16">
            <text:p>Install Cinder Block Storage Service on Controller Node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3">
            <text:p>Create Cinder Database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Run following commands: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45">
            <text:p>sudo su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/>
          <table:table-cell office:value-type="string" table:style-name="ce45">
            <text:p>mysql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/>
          <table:table-cell office:value-type="string" table:style-name="ce45">
            <text:p>CREATE DATABASE cinder;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/>
          <table:table-cell office:value-type="string" office:string-value="GRANT ALL PRIVILEGES ON cinder.* TO 'cinder'@'localhost' IDENTIFIED BY 'openstack';" table:formula="of:=&quot;GRANT ALL PRIVILEGES ON cinder.* TO 'cinder'@'localhost' IDENTIFIED BY '&quot;&amp;$$CINDER_DBPASS&amp;&quot;';&quot;" table:style-name="ce45">
            <text:p>GRANT ALL PRIVILEGES ON cinder.* TO 'cinder'@'localhost' IDENTIFIED BY 'openstack';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/>
          <table:table-cell office:value-type="string" office:string-value="GRANT ALL PRIVILEGES ON cinder.* TO 'cinder'@'%' IDENTIFIED BY 'openstack';" table:formula="of:=&quot;GRANT ALL PRIVILEGES ON cinder.* TO 'cinder'@'%' IDENTIFIED BY '&quot;&amp;$$CINDER_DBPASS&amp;&quot;';&quot;" table:style-name="ce45">
            <text:p>GRANT ALL PRIVILEGES ON cinder.* TO 'cinder'@'%' IDENTIFIED BY 'openstack';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/>
          <table:table-cell office:value-type="string" table:style-name="ce45">
            <text:p>EXIT;</text:p>
          </table:table-cell>
          <table:table-cell table:number-columns-repeated="8" table:style-name="ce46"/>
          <table:table-cell table:number-columns-repeated="16374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3">
            <text:p>Create cinder User and Add admin Role in service Project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Run following commands: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47">
            <text:p>. admin-openrc</text:p>
          </table:table-cell>
          <table:table-cell table:number-columns-repeated="8" table:style-name="ce46"/>
          <table:table-cell table:number-columns-repeated="16374" table:style-name="ce1"/>
        </table:table-row>
        <table:table-row table:style-name="ro1">
          <table:table-cell/>
          <table:table-cell office:value-type="string" office:string-value="openstack user create --domain default --password openstack cinder" table:formula="of:=&quot;openstack user create --domain default --password &quot;&amp;$$CINDER_PASS&amp;&quot; cinder&quot;" table:style-name="ce45">
            <text:p>openstack user create --domain default --password openstack cinder</text:p>
          </table:table-cell>
          <table:table-cell table:number-columns-repeated="8" table:style-name="ce46"/>
          <table:table-cell table:number-columns-repeated="16374" table:style-name="ce1"/>
        </table:table-row>
        <table:table-row table:style-name="ro1">
          <table:table-cell/>
          <table:table-cell office:value-type="string" table:style-name="ce45">
            <text:p>openstack role add --project service --user cinder admin</text:p>
          </table:table-cell>
          <table:table-cell table:number-columns-repeated="8" table:style-name="ce46"/>
          <table:table-cell table:number-columns-repeated="16374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3">
            <text:p>Create cinderv2 and cinderv3 Services and their Endpoint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Run following commands: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45">
            <text:p>openstack service create --name cinderv2 --description "OpenStack Block Storage" volumev2</text:p>
          </table:table-cell>
          <table:table-cell table:number-columns-repeated="9" table:style-name="ce46"/>
          <table:table-cell table:number-columns-repeated="16373"/>
        </table:table-row>
        <table:table-row table:style-name="ro1">
          <table:table-cell/>
          <table:table-cell office:value-type="string" table:style-name="ce45">
            <text:p>openstack service create --name cinderv3 --description "OpenStack Block Storage" volumev3</text:p>
          </table:table-cell>
          <table:table-cell table:number-columns-repeated="9" table:style-name="ce46"/>
          <table:table-cell table:number-columns-repeated="16373"/>
        </table:table-row>
        <table:table-row table:style-name="ro1">
          <table:table-cell/>
          <table:table-cell office:value-type="string" office:string-value="openstack endpoint create --region RegionOne volumev2 public http://controller:8776/v2/%\(project_id\)s" table:formula="of:=&quot;openstack endpoint create --region RegionOne volumev2 public http://&quot;&amp;$$CONTROLLER_NAME&amp;&quot;:8776/v2/%\(project_id\)s&quot;" table:style-name="ce45">
            <text:p>openstack endpoint create --region RegionOne volumev2 public http://controller:8776/v2/%\(project_id\)s</text:p>
          </table:table-cell>
          <table:table-cell table:number-columns-repeated="9" table:style-name="ce46"/>
          <table:table-cell table:number-columns-repeated="16373"/>
        </table:table-row>
        <table:table-row table:style-name="ro1">
          <table:table-cell/>
          <table:table-cell office:value-type="string" office:string-value="openstack endpoint create --region RegionOne volumev2 internal http://controller:8776/v2/%\(project_id\)s" table:formula="of:=&quot;openstack endpoint create --region RegionOne volumev2 internal http://&quot;&amp;$$CONTROLLER_NAME&amp;&quot;:8776/v2/%\(project_id\)s&quot;" table:style-name="ce45">
            <text:p>openstack endpoint create --region RegionOne volumev2 internal http://controller:8776/v2/%\(project_id\)s</text:p>
          </table:table-cell>
          <table:table-cell table:number-columns-repeated="9" table:style-name="ce46"/>
          <table:table-cell table:number-columns-repeated="16373"/>
        </table:table-row>
        <table:table-row table:style-name="ro1">
          <table:table-cell/>
          <table:table-cell office:value-type="string" office:string-value="openstack endpoint create --region RegionOne volumev2 admin http://controller:8776/v2/%\(project_id\)s" table:formula="of:=&quot;openstack endpoint create --region RegionOne volumev2 admin http://&quot;&amp;$$CONTROLLER_NAME&amp;&quot;:8776/v2/%\(project_id\)s&quot;" table:style-name="ce45">
            <text:p>openstack endpoint create --region RegionOne volumev2 admin http://controller:8776/v2/%\(project_id\)s</text:p>
          </table:table-cell>
          <table:table-cell table:number-columns-repeated="9" table:style-name="ce46"/>
          <table:table-cell table:number-columns-repeated="16373"/>
        </table:table-row>
        <table:table-row table:style-name="ro1">
          <table:table-cell/>
          <table:table-cell office:value-type="string" office:string-value="openstack endpoint create --region RegionOne volumev3 public http://controller:8776/v3/%\(project_id\)s" table:formula="of:=&quot;openstack endpoint create --region RegionOne volumev3 public http://&quot;&amp;$$CONTROLLER_NAME&amp;&quot;:8776/v3/%\(project_id\)s&quot;" table:style-name="ce45">
            <text:p>openstack endpoint create --region RegionOne volumev3 public http://controller:8776/v3/%\(project_id\)s</text:p>
          </table:table-cell>
          <table:table-cell table:number-columns-repeated="9" table:style-name="ce46"/>
          <table:table-cell table:number-columns-repeated="16373"/>
        </table:table-row>
        <table:table-row table:style-name="ro1">
          <table:table-cell/>
          <table:table-cell office:value-type="string" office:string-value="openstack endpoint create --region RegionOne volumev3 internal http://controller:8776/v3/%\(project_id\)s" table:formula="of:=&quot;openstack endpoint create --region RegionOne volumev3 internal http://&quot;&amp;$$CONTROLLER_NAME&amp;&quot;:8776/v3/%\(project_id\)s&quot;" table:style-name="ce45">
            <text:p>openstack endpoint create --region RegionOne volumev3 internal http://controller:8776/v3/%\(project_id\)s</text:p>
          </table:table-cell>
          <table:table-cell table:number-columns-repeated="9" table:style-name="ce46"/>
          <table:table-cell table:number-columns-repeated="16373"/>
        </table:table-row>
        <table:table-row table:style-name="ro1">
          <table:table-cell/>
          <table:table-cell office:value-type="string" office:string-value="openstack endpoint create --region RegionOne volumev3 admin http://controller:8776/v3/%\(project_id\)s" table:formula="of:=&quot;openstack endpoint create --region RegionOne volumev3 admin http://&quot;&amp;$$CONTROLLER_NAME&amp;&quot;:8776/v3/%\(project_id\)s&quot;" table:style-name="ce45">
            <text:p>openstack endpoint create --region RegionOne volumev3 admin http://controller:8776/v3/%\(project_id\)s</text:p>
          </table:table-cell>
          <table:table-cell table:number-columns-repeated="9" table:style-name="ce46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3">
            <text:p>Install Package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Run following command: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45">
            <text:p>apt install -y cinder-api cinder-scheduler</text:p>
          </table:table-cell>
          <table:table-cell table:number-columns-repeated="8" table:style-name="ce46"/>
          <table:table-cell table:number-columns-repeated="16374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3">
            <text:p>Configure Database and RabbitMQ Acces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Run following commands: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office:string-value="crudini --set /etc/cinder/cinder.conf database connection mysql+pymysql://cinder:openstack@controller/cinder" table:formula="of:=&quot;crudini --set /etc/cinder/cinder.conf database connection mysql+pymysql://cinder:&quot;&amp;$$CINDER_DBPASS&amp;&quot;@&quot;&amp;$$CONTROLLER_NAME&amp;&quot;/cinder&quot;" table:style-name="ce45">
            <text:p>crudini --set /etc/cinder/cinder.conf database connection mysql+pymysql://cinder:openstack@controller/cinder</text:p>
          </table:table-cell>
          <table:table-cell table:number-columns-repeated="9" table:style-name="ce46"/>
          <table:table-cell table:number-columns-repeated="16373"/>
        </table:table-row>
        <table:table-row table:style-name="ro1">
          <table:table-cell/>
          <table:table-cell office:value-type="string" office:string-value="crudini --set /etc/cinder/cinder.conf DEFAULT transport_url rabbit://openstack:openstack@controller" table:formula="of:=&quot;crudini --set /etc/cinder/cinder.conf DEFAULT transport_url rabbit://openstack:&quot;&amp;$$RABBIT_PASS&amp;&quot;@&quot;&amp;$$CONTROLLER_NAME" table:style-name="ce45">
            <text:p>crudini --set /etc/cinder/cinder.conf DEFAULT transport_url rabbit://openstack:openstack@controller</text:p>
          </table:table-cell>
          <table:table-cell table:number-columns-repeated="9" table:style-name="ce46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3">
            <text:p>Configure Identity Service Acces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Run following commands: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office:string-value="crudini --set /etc/cinder/cinder.conf DEFAULT auth_strategy keystone" table:formula="of:=&quot;crudini --set /etc/cinder/cinder.conf DEFAULT auth_strategy keystone&quot;" table:style-name="ce45">
            <text:p>crudini --set /etc/cinder/cinder.conf DEFAULT auth_strategy keystone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/>
          <table:table-cell office:value-type="string" office:string-value="crudini --set /etc/cinder/cinder.conf keystone_authtoken auth_uri http://controller:5000" table:formula="of:=&quot;crudini --set /etc/cinder/cinder.conf keystone_authtoken auth_uri http://&quot;&amp;$$CONTROLLER_NAME&amp;&quot;:5000&quot;" table:style-name="ce45">
            <text:p>crudini --set /etc/cinder/cinder.conf keystone_authtoken auth_uri http://controller:5000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/>
          <table:table-cell office:value-type="string" office:string-value="crudini --set /etc/cinder/cinder.conf keystone_authtoken auth_url http://controller:35357" table:formula="of:=&quot;crudini --set /etc/cinder/cinder.conf keystone_authtoken auth_url http://&quot;&amp;$$CONTROLLER_NAME&amp;&quot;:35357&quot;" table:style-name="ce45">
            <text:p>crudini --set /etc/cinder/cinder.conf keystone_authtoken auth_url http://controller:35357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/>
          <table:table-cell office:value-type="string" office:string-value="crudini --set /etc/cinder/cinder.conf keystone_authtoken memcached_servers controller:11211" table:formula="of:=&quot;crudini --set /etc/cinder/cinder.conf keystone_authtoken memcached_servers &quot;&amp;$$CONTROLLER_NAME&amp;&quot;:11211&quot;" table:style-name="ce45">
            <text:p>crudini --set /etc/cinder/cinder.conf keystone_authtoken memcached_servers controller:11211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/>
          <table:table-cell office:value-type="string" office:string-value="crudini --set /etc/cinder/cinder.conf keystone_authtoken auth_type password" table:formula="of:=&quot;crudini --set /etc/cinder/cinder.conf keystone_authtoken auth_type password&quot;" table:style-name="ce45">
            <text:p>crudini --set /etc/cinder/cinder.conf keystone_authtoken auth_type password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/>
          <table:table-cell office:value-type="string" office:string-value="crudini --set /etc/cinder/cinder.conf keystone_authtoken project_domain_name default" table:formula="of:=&quot;crudini --set /etc/cinder/cinder.conf keystone_authtoken project_domain_name default&quot;" table:style-name="ce45">
            <text:p>crudini --set /etc/cinder/cinder.conf keystone_authtoken project_domain_name default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/>
          <table:table-cell office:value-type="string" office:string-value="crudini --set /etc/cinder/cinder.conf keystone_authtoken user_domain_name default" table:formula="of:=&quot;crudini --set /etc/cinder/cinder.conf keystone_authtoken user_domain_name default&quot;" table:style-name="ce45">
            <text:p>crudini --set /etc/cinder/cinder.conf keystone_authtoken user_domain_name default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/>
          <table:table-cell office:value-type="string" office:string-value="crudini --set /etc/cinder/cinder.conf keystone_authtoken project_name service" table:formula="of:=&quot;crudini --set /etc/cinder/cinder.conf keystone_authtoken project_name service&quot;" table:style-name="ce45">
            <text:p>crudini --set /etc/cinder/cinder.conf keystone_authtoken project_name service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/>
          <table:table-cell office:value-type="string" office:string-value="crudini --set /etc/cinder/cinder.conf keystone_authtoken username cinder" table:formula="of:=&quot;crudini --set /etc/cinder/cinder.conf keystone_authtoken username cinder&quot;" table:style-name="ce45">
            <text:p>crudini --set /etc/cinder/cinder.conf keystone_authtoken username cinder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/>
          <table:table-cell office:value-type="string" office:string-value="crudini --set /etc/cinder/cinder.conf keystone_authtoken password openstack" table:formula="of:=&quot;crudini --set /etc/cinder/cinder.conf keystone_authtoken password &quot;&amp;$$CINDER_PASS" table:style-name="ce45">
            <text:p>crudini --set /etc/cinder/cinder.conf keystone_authtoken password openstack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3">
            <text:p>Configure my_ip Parameter and Lock Path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Run following commands: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office:string-value="crudini --set /etc/cinder/cinder.conf DEFAULT my_ip 10.0.0.11" table:formula="of:=&quot;crudini --set /etc/cinder/cinder.conf DEFAULT my_ip &quot;&amp;$$CONTROLLER_IP" table:style-name="ce45">
            <text:p>crudini --set /etc/cinder/cinder.conf DEFAULT my_ip 10.0.0.11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/>
          <table:table-cell office:value-type="string" office:string-value="crudini --set /etc/cinder/cinder.conf oslo_concurrency lock_path /var/lib/cinder/tmp" table:formula="of:=&quot;crudini --set /etc/cinder/cinder.conf oslo_concurrency lock_path /var/lib/cinder/tmp&quot;" table:style-name="ce45">
            <text:p>crudini --set /etc/cinder/cinder.conf oslo_concurrency lock_path /var/lib/cinder/tmp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3">
            <text:p>Populate Block Storage Database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Run following command: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45">
            <text:p>su -s /bin/sh -c "cinder-manage db sync" cinder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3">
            <text:p>Configure Compute Service to use Cinder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Run following command: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office:string-value="crudini --set /etc/nova/nova.conf cinder os_region_name RegionOne" table:formula="of:=&quot;crudini --set /etc/nova/nova.conf cinder os_region_name RegionOne&quot;" table:style-name="ce45">
            <text:p>crudini --set /etc/nova/nova.conf cinder os_region_name RegionOne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3">
            <text:p>Restart Service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Run following commands: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45">
            <text:p>service nova-api restart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/>
          <table:table-cell office:value-type="string" table:style-name="ce45">
            <text:p>service cinder-scheduler restart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/>
          <table:table-cell office:value-type="string" table:style-name="ce45">
            <text:p>service apache2 restart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61">
            <text:p>Verify Cinder Operation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40">
            <text:p>Run following commands: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47">
            <text:p>. admin-openrc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/>
          <table:table-cell office:value-type="string" table:style-name="ce45">
            <text:p>openstack volume service list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42"/>
          <table:table-cell table:number-columns-repeated="16383" table:style-name="ce42"/>
        </table:table-row>
        <table:table-row table:style-name="ro2">
          <table:table-cell/>
          <table:table-cell office:value-type="string" table:style-name="ce16">
            <text:p>Install Horizon Dashboard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3">
            <text:p>Install Package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Run following commands: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45">
            <text:p>sudo su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/>
          <table:table-cell office:value-type="string" table:style-name="ce45">
            <text:p>apt install -y openstack-dashboard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3">
            <text:p>Edit /etc/openstack-dashboard/local_settings.py to include following settings: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45">
            <text:p>OPENSTACK_HOST = "controller"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45">
            <text:p>SESSION_ENGINE = 'django.contrib.sessions.backends.cache'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45">
            <text:p>CACHES = {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/>
          <table:table-cell office:value-type="string" table:style-name="ce45">
            <text:p><text:s text:c="4"/>'default': {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/>
          <table:table-cell office:value-type="string" table:style-name="ce45">
            <text:p><text:s text:c="9"/>'BACKEND': 'django.core.cache.backends.memcached.MemcachedCache',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/>
          <table:table-cell office:value-type="string" table:style-name="ce45">
            <text:p><text:s text:c="9"/>'LOCATION': 'controller:11211',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/>
          <table:table-cell office:value-type="string" table:style-name="ce45">
            <text:p><text:s text:c="4"/>}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/>
          <table:table-cell office:value-type="string" table:style-name="ce45">
            <text:p>}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45">
            <text:p>OPENSTACK_KEYSTONE_URL = "http://%s:5000/v3" % OPENSTACK_HOST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45">
            <text:p>OPENSTACK_KEYSTONE_MULTIDOMAIN_SUPPORT = True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45">
            <text:p>OPENSTACK_API_VERSIONS = {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/>
          <table:table-cell office:value-type="string" table:style-name="ce45">
            <text:p><text:s text:c="4"/>"identity": 3,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/>
          <table:table-cell office:value-type="string" table:style-name="ce45">
            <text:p><text:s text:c="4"/>"image": 2,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/>
          <table:table-cell office:value-type="string" table:style-name="ce64">
            <text:p><text:s text:c="4"/>"volume": 2,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/>
          <table:table-cell office:value-type="string" table:style-name="ce64">
            <text:p>}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45">
            <text:p>OPENSTACK_KEYSTONE_DEFAULT_DOMAIN = "Default"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45">
            <text:p>OPENSTACK_KEYSTONE_DEFAULT_ROLE = "user"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3">
            <text:p>Edit /etc/apache2/conf-available/openstack-dashboard.conf to include following line: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45">
            <text:p>WSGIApplicationGroup %{GLOBAL}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3">
            <text:p>Reload Web Server Configuration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Run following command: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45">
            <text:p>service apache2 reload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3">
            <text:p>Verify Horizon Operation by pointing Web Browser to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office:string-value="http://10.0.0.11/horizon" table:formula="of:=&quot;http://&quot;&amp;$$CONTROLLER_IP&amp;&quot;/horizon&quot;" table:style-name="ce30">
            <text:p>http://10.0.0.11/horizon</text:p>
          </table:table-cell>
          <table:table-cell table:number-columns-repeated="16382" table:style-name="ce1"/>
        </table:table-row>
        <table:table-row table:number-rows-repeated="1047685" table:style-name="ro1">
          <table:table-cell table:number-columns-repeated="16384"/>
        </table:table-row>
      </table:table>
      <table:table table:name="compute1" table:style-name="ta1"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7" table:default-cell-style-name="ce1"/>
        <table:table-column table:style-name="co1" table:default-cell-style-name="ce1"/>
        <table:table-column table:style-name="co15" table:default-cell-style-name="ce1"/>
        <table:table-column table:style-name="co1" table:default-cell-style-name="ce1"/>
        <table:table-column table:style-name="co16" table:default-cell-style-name="ce1"/>
        <table:table-column table:style-name="co1" table:number-columns-repeated="16373" table:default-cell-style-name="ce1"/>
        <table:table-row table:style-name="ro1">
          <table:table-cell table:number-columns-repeated="16384"/>
        </table:table-row>
        <table:table-row table:style-name="ro4">
          <table:table-cell/>
          <table:table-cell office:value-type="string" table:style-name="ce17">
            <text:p>Compute1 Installation Checklist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office:value-type="string" table:style-name="ce4">
            <text:p>Set-up 1 - VM</text:p>
          </table:table-cell>
          <table:table-cell table:number-columns-repeated="7" table:style-name="ce1"/>
          <table:table-cell office:value-type="string" table:style-name="ce4">
            <text:p>Set-up 2 - Bare Metal Server</text:p>
          </table:table-cell>
          <table:table-cell table:number-columns-repeated="16374" table:style-name="ce1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office:value-type="string" table:style-name="ce4">
            <text:p>HW Config</text:p>
          </table:table-cell>
          <table:table-cell table:number-columns-repeated="16382" table:style-name="ce1"/>
        </table:table-row>
        <table:table-row table:style-name="ro3">
          <table:table-cell/>
          <table:table-cell table:style-name="ce4"/>
          <table:table-cell table:number-columns-repeated="16382" table:style-name="ce1"/>
        </table:table-row>
        <table:table-row table:style-name="ro1">
          <table:table-cell/>
          <table:table-cell office:value-type="string" table:style-name="ce7">
            <text:p>Virtual</text:p>
          </table:table-cell>
          <table:table-cell office:value-type="string" table:style-name="ce5">
            <text:p>Recommended</text:p>
          </table:table-cell>
          <table:table-cell office:value-type="string" table:style-name="ce5">
            <text:p>Actual</text:p>
          </table:table-cell>
          <table:table-cell table:number-columns-repeated="5" table:style-name="ce1"/>
          <table:table-cell office:value-type="string" table:style-name="ce7">
            <text:p>Bare Metal</text:p>
          </table:table-cell>
          <table:table-cell office:value-type="string" table:style-name="ce5">
            <text:p>Recommended</text:p>
          </table:table-cell>
          <table:table-cell office:value-type="string" table:style-name="ce5">
            <text:p>Actual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5">
            <text:p>VCPU (cores)</text:p>
          </table:table-cell>
          <table:table-cell office:value-type="string" table:style-name="ce5">
            <text:p>1-2+</text:p>
          </table:table-cell>
          <table:table-cell office:value-type="float" office:value="1" table:style-name="ce13">
            <text:p>1</text:p>
          </table:table-cell>
          <table:table-cell table:number-columns-repeated="5" table:style-name="ce1"/>
          <table:table-cell office:value-type="string" table:style-name="ce15">
            <text:p>CPU</text:p>
          </table:table-cell>
          <table:table-cell office:value-type="string" table:style-name="ce5">
            <text:p>1+</text:p>
          </table:table-cell>
          <table:table-cell office:value-type="float" office:value="8" table:style-name="ce13">
            <text:p>8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5">
            <text:p>RAM</text:p>
          </table:table-cell>
          <table:table-cell office:value-type="string" table:style-name="ce5">
            <text:p>4+ GB</text:p>
          </table:table-cell>
          <table:table-cell office:value-type="float" office:value="4" table:style-name="ce13">
            <text:p>4</text:p>
          </table:table-cell>
          <table:table-cell table:number-columns-repeated="5" table:style-name="ce1"/>
          <table:table-cell office:value-type="string" table:style-name="ce15">
            <text:p>RAM</text:p>
          </table:table-cell>
          <table:table-cell office:value-type="string" table:style-name="ce5">
            <text:p>16+</text:p>
          </table:table-cell>
          <table:table-cell office:value-type="float" office:value="32" table:style-name="ce13">
            <text:p>32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5">
            <text:p>Primary Disk</text:p>
          </table:table-cell>
          <table:table-cell office:value-type="string" table:style-name="ce5">
            <text:p>10+ GB</text:p>
          </table:table-cell>
          <table:table-cell office:value-type="float" office:value="10" table:style-name="ce13">
            <text:p>10</text:p>
          </table:table-cell>
          <table:table-cell table:number-columns-repeated="5" table:style-name="ce1"/>
          <table:table-cell office:value-type="string" table:style-name="ce15">
            <text:p>Primary Disk</text:p>
          </table:table-cell>
          <table:table-cell office:value-type="string" table:style-name="ce5">
            <text:p>128+ GB, SSD preffered</text:p>
          </table:table-cell>
          <table:table-cell office:value-type="float" office:value="512" table:style-name="ce13">
            <text:p>512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VirtualBox Host-Only Network Ethernet Adapter #2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Configure Adapter Manualy</text:p>
          </table:table-cell>
          <table:table-cell table:style-name="ce1"/>
          <table:table-cell office:value-type="string" table:style-name="ce1">
            <text:p>IPv4 Addr</text:p>
          </table:table-cell>
          <table:table-cell office:value-type="string" office:string-value="10.0.0.1" table:formula="of:=$$MGMT_NET_GW" table:style-name="ce1">
            <text:p>10.0.0.1</text:p>
          </table:table-cell>
          <table:table-cell office:value-type="string" table:style-name="ce1">
            <text:p>IPv4 Net Mask</text:p>
          </table:table-cell>
          <table:table-cell office:value-type="string" office:string-value="255.255.255.0" table:formula="of:=$$CONTROLLER_NETMASK" table:style-name="ce1">
            <text:p>255.255.255.0</text:p>
          </table:table-cell>
          <table:table-cell office:value-type="string" table:style-name="ce1">
            <text:p>DHCP Disabled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NAT Network ProviderNetwork1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CIDR</text:p>
          </table:table-cell>
          <table:table-cell office:value-type="string" office:string-value="203.0.113.0/24" table:formula="of:=$$PROV_NET_CIDR" table:style-name="ce1">
            <text:p>203.0.113.0/24</text:p>
          </table:table-cell>
          <table:table-cell table:style-name="ce1"/>
          <table:table-cell office:value-type="string" table:style-name="ce1">
            <text:p>DHCP Disabled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NAT Network NatNetwork1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CIDR</text:p>
          </table:table-cell>
          <table:table-cell office:value-type="string" table:style-name="ce23">
            <text:p>10.10.10.0/24</text:p>
          </table:table-cell>
          <table:table-cell table:style-name="ce1"/>
          <table:table-cell office:value-type="string" table:style-name="ce1">
            <text:p>DHCP Enabled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office:value-type="string" table:style-name="ce4">
            <text:p>Network Interfaces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1">
            <text:p>Interface</text:p>
          </table:table-cell>
          <table:table-cell office:value-type="string" table:style-name="ce11">
            <text:p>Network</text:p>
          </table:table-cell>
          <table:table-cell office:value-type="string" table:style-name="ce11">
            <text:p>OS Name</text:p>
          </table:table-cell>
          <table:table-cell office:value-type="string" table:style-name="ce11">
            <text:p>Config Type</text:p>
          </table:table-cell>
          <table:table-cell office:value-type="string" table:style-name="ce11">
            <text:p>IP Addr</text:p>
          </table:table-cell>
          <table:table-cell office:value-type="string" table:style-name="ce11">
            <text:p>Netmask</text:p>
          </table:table-cell>
          <table:table-cell office:value-type="string" table:style-name="ce11">
            <text:p>Gateway</text:p>
          </table:table-cell>
          <table:table-cell office:value-type="string" table:style-name="ce11">
            <text:p>DNS Server</text:p>
          </table:table-cell>
          <table:table-cell office:value-type="string" table:style-name="ce1">
            <text:p>VirtualBox Network Name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5">
            <text:p>Adapter 1</text:p>
          </table:table-cell>
          <table:table-cell office:value-type="string" table:style-name="ce5">
            <text:p>Management</text:p>
          </table:table-cell>
          <table:table-cell office:value-type="string" office:string-value="eth0" table:formula="of:=$$MGMT_NET_IFACE" table:style-name="ce5">
            <text:p>eth0</text:p>
          </table:table-cell>
          <table:table-cell office:value-type="string" table:style-name="ce5">
            <text:p>static</text:p>
          </table:table-cell>
          <table:table-cell office:value-type="string" office:string-value="10.0.0.31" table:formula="of:=$$COMPUTE1_IP" table:style-name="ce5">
            <text:p>10.0.0.31</text:p>
          </table:table-cell>
          <table:table-cell office:value-type="string" office:string-value="255.255.255.0" table:formula="of:=$$COMPUTE1_NETMASK" table:style-name="ce5">
            <text:p>255.255.255.0</text:p>
          </table:table-cell>
          <table:table-cell office:value-type="string" office:string-value="10.0.0.1" table:formula="of:=$$MGMT_NET_GW" table:style-name="ce5">
            <text:p>10.0.0.1</text:p>
          </table:table-cell>
          <table:table-cell office:value-type="string" office:string-value="8.8.8.8" table:formula="of:=$$COMPUTE1_DNS" table:style-name="ce5">
            <text:p>8.8.8.8</text:p>
          </table:table-cell>
          <table:table-cell office:value-type="string" table:style-name="ce1">
            <text:p>Host Only Adapter #2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5">
            <text:p>Adapter 2</text:p>
          </table:table-cell>
          <table:table-cell office:value-type="string" table:style-name="ce5">
            <text:p>Provider</text:p>
          </table:table-cell>
          <table:table-cell office:value-type="string" office:string-value="eth1" table:formula="of:=$$PROV_NET_IFACE" table:style-name="ce5">
            <text:p>eth1</text:p>
          </table:table-cell>
          <table:table-cell office:value-type="string" table:style-name="ce5">
            <text:p>manual</text:p>
          </table:table-cell>
          <table:table-cell office:value-type="string" table:style-name="ce6">
            <text:p>---</text:p>
          </table:table-cell>
          <table:table-cell office:value-type="string" table:style-name="ce6">
            <text:p>---</text:p>
          </table:table-cell>
          <table:table-cell office:value-type="string" table:style-name="ce6">
            <text:p>---</text:p>
          </table:table-cell>
          <table:table-cell office:value-type="string" table:style-name="ce6">
            <text:p>---</text:p>
          </table:table-cell>
          <table:table-cell office:value-type="string" table:style-name="ce1">
            <text:p>NAT Network ProviderNetwork1</text:p>
          </table:table-cell>
          <table:table-cell table:style-name="ce1"/>
          <table:table-cell office:value-type="string" table:style-name="ce22">
            <text:p>Promiscuous Mode: Allow All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5">
            <text:p>Adapter 3</text:p>
          </table:table-cell>
          <table:table-cell office:value-type="string" table:style-name="ce5">
            <text:p>Internet</text:p>
          </table:table-cell>
          <table:table-cell office:value-type="string" table:style-name="ce13">
            <text:p>wlan0</text:p>
          </table:table-cell>
          <table:table-cell office:value-type="string" table:style-name="ce13">
            <text:p>NetworkManager</text:p>
          </table:table-cell>
          <table:table-cell office:value-type="string" table:style-name="ce13">
            <text:p>DHCP</text:p>
          </table:table-cell>
          <table:table-cell office:value-type="string" table:style-name="ce13">
            <text:p>DHCP</text:p>
          </table:table-cell>
          <table:table-cell office:value-type="string" table:style-name="ce13">
            <text:p>DHCP</text:p>
          </table:table-cell>
          <table:table-cell office:value-type="string" table:style-name="ce13">
            <text:p>DHCP</text:p>
          </table:table-cell>
          <table:table-cell office:value-type="string" table:style-name="ce1">
            <text:p>NAT Network NatNetwork1</text:p>
          </table:table-cell>
          <table:table-cell table:number-columns-repeated="16374" table:style-name="ce1"/>
        </table:table-row>
        <table:table-row table:number-rows-repeated="2" table:style-name="ro1">
          <table:table-cell table:number-columns-repeated="16384"/>
        </table:table-row>
        <table:table-row table:style-name="ro3">
          <table:table-cell/>
          <table:table-cell office:value-type="string" table:style-name="ce4">
            <text:p>Operating System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0">
            <text:p>Name</text:p>
          </table:table-cell>
          <table:table-cell office:value-type="string" office:string-value="Ubuntu Server 16.04 LTS" table:formula="of:=$$HOST_OS_NAME" table:style-name="ce1">
            <text:p>Ubuntu Server 16.04 LTS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0">
            <text:p>Link</text:p>
          </table:table-cell>
          <table:table-cell office:value-type="string" office:string-value="https://www.ubuntu.com/download/server" table:formula="of:=$$HOST_OS_LINK" table:style-name="ce1">
            <text:p>https://www.ubuntu.com/download/server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Operating System Installation Options</text:p>
          </table:table-cell>
          <table:table-cell table:number-columns-repeated="16382" table:style-name="ce1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Recommended</text:p>
          </table:table-cell>
          <table:table-cell table:style-name="ce1"/>
          <table:table-cell office:value-type="string" table:style-name="ce24">
            <text:p>Actual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1. Language</text:p>
          </table:table-cell>
          <table:table-cell table:number-columns-repeated="2" table:style-name="ce1"/>
          <table:table-cell office:value-type="string" table:style-name="ce1">
            <text:p>English</text:p>
          </table:table-cell>
          <table:table-cell table:style-name="ce1"/>
          <table:table-cell office:value-type="string" table:style-name="ce13">
            <text:p>English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2. Hit F4 to choose 'Modes'</text:p>
          </table:table-cell>
          <table:table-cell table:number-columns-repeated="2" table:style-name="ce1"/>
          <table:table-cell office:value-type="string" table:style-name="ce1">
            <text:p>Install a Minimal Virtual Machine</text:p>
          </table:table-cell>
          <table:table-cell table:style-name="ce1"/>
          <table:table-cell office:value-type="string" table:style-name="ce13">
            <text:p>Install a Minimal Virtual Machin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3. Press Enter to 'Install Ubuntu Server'</text:p>
          </table:table-cell>
          <table:table-cell table:number-columns-repeated="4" table:style-name="ce1"/>
          <table:table-cell table:style-name="ce13"/>
          <table:table-cell table:number-columns-repeated="16377"/>
        </table:table-row>
        <table:table-row table:style-name="ro1">
          <table:table-cell/>
          <table:table-cell office:value-type="string" table:style-name="ce1">
            <text:p>4. Choose Language</text:p>
          </table:table-cell>
          <table:table-cell table:number-columns-repeated="2" table:style-name="ce1"/>
          <table:table-cell office:value-type="string" table:style-name="ce1">
            <text:p>English-English</text:p>
          </table:table-cell>
          <table:table-cell table:style-name="ce1"/>
          <table:table-cell office:value-type="string" table:style-name="ce13">
            <text:p>English-English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5. Select your location<text:s/></text:p>
          </table:table-cell>
          <table:table-cell table:number-columns-repeated="2" table:style-name="ce1"/>
          <table:table-cell office:value-type="string" table:style-name="ce1">
            <text:p>United States</text:p>
          </table:table-cell>
          <table:table-cell table:style-name="ce1"/>
          <table:table-cell office:value-type="string" table:style-name="ce13">
            <text:p>United State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6. Detect keyboard layout?</text:p>
          </table:table-cell>
          <table:table-cell table:number-columns-repeated="2" table:style-name="ce1"/>
          <table:table-cell office:value-type="string" table:style-name="ce1">
            <text:p>No</text:p>
          </table:table-cell>
          <table:table-cell table:style-name="ce1"/>
          <table:table-cell office:value-type="string" table:style-name="ce13">
            <text:p>No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7. Keyboard layout</text:p>
          </table:table-cell>
          <table:table-cell table:number-columns-repeated="2" table:style-name="ce1"/>
          <table:table-cell office:value-type="string" table:style-name="ce1">
            <text:p>English (US)</text:p>
          </table:table-cell>
          <table:table-cell table:style-name="ce1"/>
          <table:table-cell office:value-type="string" table:style-name="ce13">
            <text:p>English (US)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8. Primary network interface</text:p>
          </table:table-cell>
          <table:table-cell table:number-columns-repeated="2" table:style-name="ce1"/>
          <table:table-cell office:value-type="string" table:style-name="ce1">
            <text:p>enp0s3</text:p>
          </table:table-cell>
          <table:table-cell table:style-name="ce1"/>
          <table:table-cell office:value-type="string" table:style-name="ce13">
            <text:p>enp0s3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9. Network configration method</text:p>
          </table:table-cell>
          <table:table-cell table:number-columns-repeated="2" table:style-name="ce1"/>
          <table:table-cell office:value-type="string" table:style-name="ce1">
            <text:p>Configure network manualy</text:p>
          </table:table-cell>
          <table:table-cell table:style-name="ce1"/>
          <table:table-cell office:value-type="string" table:style-name="ce13">
            <text:p>Configure Network manual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10. IP address</text:p>
          </table:table-cell>
          <table:table-cell table:number-columns-repeated="2" table:style-name="ce1"/>
          <table:table-cell office:value-type="string" office:string-value="10.0.0.31" table:formula="of:=$$COMPUTE1_IP" table:style-name="ce1">
            <text:p>10.0.0.31</text:p>
          </table:table-cell>
          <table:table-cell table:style-name="ce1"/>
          <table:table-cell office:value-type="string" table:style-name="ce13">
            <text:p>10.0.0.31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11. Netmask</text:p>
          </table:table-cell>
          <table:table-cell table:number-columns-repeated="2" table:style-name="ce1"/>
          <table:table-cell office:value-type="string" office:string-value="255.255.255.0" table:formula="of:=$$CONTROLLER_NETMASK" table:style-name="ce1">
            <text:p>255.255.255.0</text:p>
          </table:table-cell>
          <table:table-cell table:style-name="ce1"/>
          <table:table-cell office:value-type="string" table:style-name="ce13">
            <text:p>255.255.255.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12. Gateway</text:p>
          </table:table-cell>
          <table:table-cell table:number-columns-repeated="2" table:style-name="ce1"/>
          <table:table-cell office:value-type="string" office:string-value="10.0.0.1" table:formula="of:=$$MGMT_NET_GW" table:style-name="ce1">
            <text:p>10.0.0.1</text:p>
          </table:table-cell>
          <table:table-cell table:style-name="ce1"/>
          <table:table-cell office:value-type="string" table:style-name="ce13">
            <text:p>10.0.0.1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13. Name server address</text:p>
          </table:table-cell>
          <table:table-cell table:number-columns-repeated="2" table:style-name="ce1"/>
          <table:table-cell office:value-type="string" office:string-value="8.8.8.8" table:formula="of:=$$COMPUTE1_DNS" table:style-name="ce1">
            <text:p>8.8.8.8</text:p>
          </table:table-cell>
          <table:table-cell table:style-name="ce1"/>
          <table:table-cell office:value-type="string" table:style-name="ce13">
            <text:p>10.0.0.1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14. Hostname</text:p>
          </table:table-cell>
          <table:table-cell table:number-columns-repeated="2" table:style-name="ce1"/>
          <table:table-cell office:value-type="string" office:string-value="compute1" table:formula="of:=$$COMPUTE1_NAME" table:style-name="ce1">
            <text:p>compute1</text:p>
          </table:table-cell>
          <table:table-cell table:style-name="ce1"/>
          <table:table-cell office:value-type="string" table:style-name="ce13">
            <text:p>compute1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15. Domain name</text:p>
          </table:table-cell>
          <table:table-cell table:number-columns-repeated="2" table:style-name="ce1"/>
          <table:table-cell table:style-name="ce2"/>
          <table:table-cell table:style-name="ce1"/>
          <table:table-cell table:style-name="ce13"/>
          <table:table-cell table:number-columns-repeated="16377"/>
        </table:table-row>
        <table:table-row table:style-name="ro1">
          <table:table-cell/>
          <table:table-cell office:value-type="string" table:style-name="ce1">
            <text:p>16. Full name of the new user</text:p>
          </table:table-cell>
          <table:table-cell table:number-columns-repeated="4" table:style-name="ce1"/>
          <table:table-cell office:value-type="string" table:style-name="ce13">
            <text:p>kri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17. Username for your account</text:p>
          </table:table-cell>
          <table:table-cell table:number-columns-repeated="4" table:style-name="ce1"/>
          <table:table-cell office:value-type="string" table:style-name="ce13">
            <text:p>kri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18. Choose password for the new user</text:p>
          </table:table-cell>
          <table:table-cell table:number-columns-repeated="4" table:style-name="ce1"/>
          <table:table-cell office:value-type="string" table:style-name="ce13">
            <text:p>openstack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19. Encrypt your home directory?</text:p>
          </table:table-cell>
          <table:table-cell table:number-columns-repeated="4" table:style-name="ce1"/>
          <table:table-cell office:value-type="string" table:style-name="ce13">
            <text:p>no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20. Select your time zone</text:p>
          </table:table-cell>
          <table:table-cell table:number-columns-repeated="4" table:style-name="ce1"/>
          <table:table-cell office:value-type="string" table:style-name="ce13">
            <text:p>Easter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21. Partitioning method</text:p>
          </table:table-cell>
          <table:table-cell table:number-columns-repeated="2" table:style-name="ce1"/>
          <table:table-cell office:value-type="string" table:style-name="ce1">
            <text:p>use entire disk and set up LVM</text:p>
          </table:table-cell>
          <table:table-cell table:style-name="ce1"/>
          <table:table-cell office:value-type="string" table:style-name="ce13">
            <text:p>use entire disk and set up LVM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22. HTTP Proxy</text:p>
          </table:table-cell>
          <table:table-cell table:number-columns-repeated="4" table:style-name="ce1"/>
          <table:table-cell office:value-type="string" table:style-name="ce13">
            <text:p>non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23. How to manage upgrades?</text:p>
          </table:table-cell>
          <table:table-cell table:number-columns-repeated="2" table:style-name="ce1"/>
          <table:table-cell office:value-type="string" table:style-name="ce1">
            <text:p>No automatic updates</text:p>
          </table:table-cell>
          <table:table-cell table:style-name="ce1"/>
          <table:table-cell office:value-type="string" table:style-name="ce13">
            <text:p>No automatic update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24. Choose software to install</text:p>
          </table:table-cell>
          <table:table-cell table:number-columns-repeated="2" table:style-name="ce1"/>
          <table:table-cell office:value-type="string" table:style-name="ce1">
            <text:p>OpenSSH Server</text:p>
          </table:table-cell>
          <table:table-cell table:style-name="ce1"/>
          <table:table-cell office:value-type="string" table:style-name="ce13">
            <text:p>OpenSSH Server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25. Install GRUB?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style-name="ce1"/>
          <table:table-cell office:value-type="string" table:style-name="ce13">
            <text:p>Yes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5">
          <table:table-cell/>
          <table:table-cell office:value-type="string" table:style-name="ce28">
            <text:p>Configure Security, Networking, Install Linux Utilities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Configure 'sudo' access for<text:s/></text:p>
          </table:table-cell>
          <table:table-cell table:style-name="ce1"/>
          <table:table-cell office:value-type="string" office:string-value="kris" table:formula="of:=$$COMPUTE1_SSH_USER" table:style-name="ce3">
            <text:p>kri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30">
            <text:p>sudo su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30">
            <text:p>visudo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add following line at the bottom of the file: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office:string-value="kris ALL=(ALL) NOPASSWD:ALL" table:formula="of:=$$COMPUTE1_SSH_USER&amp;&quot; ALL=(ALL) NOPASSWD:ALL&quot;" table:style-name="ce30">
            <text:p>kris ALL=(ALL) NOPASSWD:ALL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25">
            <text:p>save, exit and run sudo su again to test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Edit /etc/host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office:string-value="Remove 127.0.1.1 compute1, if present" table:formula="of:=&quot;Remove 127.0.1.1 &quot;&amp;$$COMPUTE1_NAME&amp;&quot;, if present&quot;" table:style-name="ce1">
            <text:p>Remove 127.0.1.1 compute1, if present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Make sure following lines are present: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office:string-value="10.0.0.11 controller" table:formula="of:=$$CONTROLLER_IP&amp;&quot; &quot;&amp;$$CONTROLLER_NAME" table:style-name="ce30">
            <text:p>10.0.0.11 controller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office:string-value="10.0.0.31 compute1" table:formula="of:=$$COMPUTE1_IP&amp;&quot; &quot;&amp;$$COMPUTE1_NAME" table:style-name="ce30">
            <text:p>10.0.0.31 compute1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office:string-value="10.0.0.41 block1" table:formula="of:=$$BLOCK1_IP&amp;&quot; &quot;&amp;$$BLOCK1_NAME" table:style-name="ce30">
            <text:p>10.0.0.41 block1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Edit /etc/default/grub to include:</text:p>
          </table:table-cell>
          <table:table-cell table:number-columns-repeated="16382" table:style-name="ce1"/>
        </table:table-row>
        <table:table-row table:style-name="ro6">
          <table:table-cell/>
          <table:table-cell office:value-type="string" table:style-name="ce32">
            <text:p>GRUB_CMDLINE_LINUX="net.ifnames=0 biosdevname=0"</text:p>
          </table:table-cell>
          <table:table-cell table:number-columns-repeated="16382"/>
        </table:table-row>
        <table:table-row table:style-name="ro6">
          <table:table-cell/>
          <table:table-cell office:value-type="string" table:style-name="ce29">
            <text:p>Run command:</text:p>
          </table:table-cell>
          <table:table-cell table:number-columns-repeated="16382"/>
        </table:table-row>
        <table:table-row table:style-name="ro6">
          <table:table-cell/>
          <table:table-cell office:value-type="string" table:style-name="ce32">
            <text:p>update-grub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30">
            <text:p>reboot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Enable Network Interface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30">
            <text:p>sudo su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Edit /etc/network/interface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ake sure following Interfaces definitions are present: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office:string-value="auto eth0" table:formula="of:=&quot;auto &quot;&amp;$$MGMT_NET_IFACE" table:style-name="ce30">
            <text:p>auto eth0</text:p>
          </table:table-cell>
          <table:table-cell table:number-columns-repeated="16382"/>
        </table:table-row>
        <table:table-row table:style-name="ro1">
          <table:table-cell/>
          <table:table-cell office:value-type="string" office:string-value="iface eth0 inet static" table:formula="of:=&quot;iface &quot;&amp;$$MGMT_NET_IFACE&amp;&quot; inet static&quot;" table:style-name="ce30">
            <text:p>iface eth0 inet static</text:p>
          </table:table-cell>
          <table:table-cell table:number-columns-repeated="16382"/>
        </table:table-row>
        <table:table-row table:style-name="ro1">
          <table:table-cell/>
          <table:table-cell office:value-type="string" office:string-value="  address 10.0.0.31" table:formula="of:=&quot;  address &quot;&amp;$$COMPUTE1_IP" table:style-name="ce30">
            <text:p><text:s text:c="2"/>address 10.0.0.31</text:p>
          </table:table-cell>
          <table:table-cell table:number-columns-repeated="16382"/>
        </table:table-row>
        <table:table-row table:style-name="ro1">
          <table:table-cell/>
          <table:table-cell office:value-type="string" office:string-value="  netmask 255.255.255.0" table:formula="of:=&quot;  netmask &quot;&amp;$$COMPUTE1_NETMASK" table:style-name="ce30">
            <text:p><text:s text:c="2"/>netmask 255.255.255.0</text:p>
          </table:table-cell>
          <table:table-cell table:number-columns-repeated="16382"/>
        </table:table-row>
        <table:table-row table:style-name="ro1">
          <table:table-cell/>
          <table:table-cell office:value-type="string" office:string-value="  dns-nameservers 8.8.8.8" table:formula="of:=&quot;  dns-nameservers &quot;&amp;$$COMPUTE1_DNS" table:style-name="ce30">
            <text:p><text:s text:c="2"/>dns-nameservers 8.8.8.8</text:p>
          </table:table-cell>
          <table:table-cell table:number-columns-repeated="16382"/>
        </table:table-row>
        <table:table-row table:style-name="ro1">
          <table:table-cell/>
          <table:table-cell office:value-type="string" office:string-value="auto eth1" table:formula="of:=&quot;auto &quot;&amp;$$PROV_NET_IFACE" table:style-name="ce30">
            <text:p>auto eth1</text:p>
          </table:table-cell>
          <table:table-cell table:number-columns-repeated="16382"/>
        </table:table-row>
        <table:table-row table:style-name="ro1">
          <table:table-cell/>
          <table:table-cell office:value-type="string" office:string-value="iface eth1 inet manual" table:formula="of:=&quot;iface &quot;&amp;$$PROV_NET_IFACE&amp;&quot; inet manual&quot;" table:style-name="ce30">
            <text:p>iface eth1 inet manual</text:p>
          </table:table-cell>
          <table:table-cell table:number-columns-repeated="16382"/>
        </table:table-row>
        <table:table-row table:style-name="ro1">
          <table:table-cell/>
          <table:table-cell office:value-type="string" office:string-value="  up ip link set dev eth1 up" table:formula="of:=&quot;  up ip link set dev &quot;&amp;$$PROV_NET_IFACE&amp;&quot; up&quot;" table:style-name="ce30">
            <text:p><text:s text:c="2"/>up ip link set dev eth1 up</text:p>
          </table:table-cell>
          <table:table-cell table:number-columns-repeated="16382"/>
        </table:table-row>
        <table:table-row table:style-name="ro1">
          <table:table-cell/>
          <table:table-cell office:value-type="string" office:string-value="  down ip link set dev eth1 down" table:formula="of:=&quot;  down ip link set dev &quot;&amp;$$PROV_NET_IFACE&amp;&quot; down&quot;" table:style-name="ce30">
            <text:p><text:s text:c="2"/>down ip link set dev eth1 down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30">
            <text:p>auto eth2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30">
            <text:p>iface eth2 inet dhcp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Reboot the system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Run 'ifconfig' as superuser to verify settings.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Verify connectivity to other hosts, once configured<text:s/>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30">
            <text:p>ping -c 3 openstack.org</text:p>
          </table:table-cell>
          <table:table-cell table:number-columns-repeated="16382"/>
        </table:table-row>
        <table:table-row table:style-name="ro1">
          <table:table-cell/>
          <table:table-cell office:value-type="string" office:string-value="ping -c 3 controller" table:formula="of:=&quot;ping -c 3 &quot;&amp;$$CONTROLLER_NAME" table:style-name="ce30">
            <text:p>ping -c 3 controller</text:p>
          </table:table-cell>
          <table:table-cell table:number-columns-repeated="16382"/>
        </table:table-row>
        <table:table-row table:style-name="ro1">
          <table:table-cell/>
          <table:table-cell office:value-type="string" office:string-value="ping -c 3 block1" table:formula="of:=&quot;ping -c 3 &quot;&amp;$$BLOCK1_NAME" table:style-name="ce30">
            <text:p>ping -c 3 block1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Install basic Linux Utilitie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Run following commands: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30">
            <text:p>sudo su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30">
            <text:p>apt updat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30">
            <text:p>apt install vim glances curl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30">
            <text:p>apt upgrade -y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5">
          <table:table-cell/>
          <table:table-cell office:value-type="string" table:style-name="ce34">
            <text:p>Install and Configure Network Time Protocol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Install and Configure Components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0">
            <text:p>sudo su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30">
            <text:p>apt install chrony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Edit<text:s/><text:span text:style-name="T2">/etc/chrony/chrony.conf</text:span>: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et<text:s/><text:span text:style-name="T2">server</text:span><text:span text:style-name="T3"><text:s/>to<text:s/></text:span><text:span text:style-name="T2">controller</text:span>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30">
            <text:p>server controller iburst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3">
            <text:p><text:span text:style-name="T3">comment out<text:s/></text:span>pool 2.debian.pool.ntp.org offline iburst<text:span text:style-name="T3"><text:s/>line.</text:span>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ave and quit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Restart<text:s/><text:span text:style-name="T2">chrony</text:span><text:span text:style-name="T3"><text:s/>service:</text:span>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30">
            <text:p>service chrony restart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Verify: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30">
            <text:p>chronyc sources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5">
          <table:table-cell/>
          <table:table-cell office:value-type="string" table:style-name="ce34">
            <text:p>Install Basic OpenStack Packages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0">
            <text:p>sudo su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30">
            <text:p>apt install software-properties-common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30">
            <text:p>add-apt-repository cloud-archive:pik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30">
            <text:p>apt update &amp;&amp; apt dist-upgrad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30">
            <text:p>reboot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30">
            <text:p>apt install python-openstackclient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42"/>
          <table:table-cell table:number-columns-repeated="16383" table:style-name="ce42"/>
        </table:table-row>
        <table:table-row table:style-name="ro3">
          <table:table-cell/>
          <table:table-cell office:value-type="string" table:style-name="ce50">
            <text:p>Install Keystone Identity Service on Controller Node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42"/>
          <table:table-cell table:number-columns-repeated="16383" table:style-name="ce42"/>
        </table:table-row>
        <table:table-row table:style-name="ro3">
          <table:table-cell/>
          <table:table-cell office:value-type="string" table:style-name="ce50">
            <text:p>Install Glance Image Service on Controller Node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42"/>
          <table:table-cell table:number-columns-repeated="16383" table:style-name="ce42"/>
        </table:table-row>
        <table:table-row table:style-name="ro5">
          <table:table-cell/>
          <table:table-cell office:value-type="string" table:style-name="ce34">
            <text:p>Install Compute Service on Compute Node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3">
            <text:p>Install Nova Compute Package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Run following commands: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6">
          <table:table-cell/>
          <table:table-cell office:value-type="string" table:style-name="ce51">
            <text:p>sudo su</text:p>
          </table:table-cell>
          <table:table-cell table:number-columns-repeated="6" table:style-name="ce46"/>
          <table:table-cell table:number-columns-repeated="16376"/>
        </table:table-row>
        <table:table-row table:style-name="ro6">
          <table:table-cell/>
          <table:table-cell office:value-type="string" table:style-name="ce51">
            <text:p>apt update</text:p>
          </table:table-cell>
          <table:table-cell table:number-columns-repeated="6" table:style-name="ce46"/>
          <table:table-cell table:number-columns-repeated="16376"/>
        </table:table-row>
        <table:table-row table:style-name="ro6">
          <table:table-cell/>
          <table:table-cell office:value-type="string" table:style-name="ce51">
            <text:p>apt install -y nova-compute crudini</text:p>
          </table:table-cell>
          <table:table-cell table:number-columns-repeated="6" table:style-name="ce46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3">
            <text:p>Configure RabbitMQ acces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Run following command: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6">
          <table:table-cell/>
          <table:table-cell office:value-type="string" office:string-value="crudini --set /etc/nova/nova.conf DEFAULT transport_url rabbit://openstack:openstack@controller" table:formula="of:=&quot;crudini --set /etc/nova/nova.conf DEFAULT transport_url rabbit://openstack:&quot;&amp;$$RABBIT_PASS&amp;&quot;@&quot;&amp;$$CONTROLLER_NAME" table:style-name="ce51">
            <text:p>crudini --set /etc/nova/nova.conf DEFAULT transport_url rabbit://openstack:openstack@controller</text:p>
          </table:table-cell>
          <table:table-cell table:number-columns-repeated="7" table:style-name="ce46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3">
            <text:p>Configure Identity Service acces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Run following commands: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6">
          <table:table-cell/>
          <table:table-cell office:value-type="string" office:string-value="crudini --set /etc/nova/nova.conf api auth_strategy keystone" table:formula="of:=&quot;crudini --set /etc/nova/nova.conf api auth_strategy keystone&quot;" table:style-name="ce51">
            <text:p>crudini --set /etc/nova/nova.conf api auth_strategy keystone</text:p>
          </table:table-cell>
          <table:table-cell table:number-columns-repeated="6" table:style-name="ce46"/>
          <table:table-cell table:number-columns-repeated="16376" table:style-name="ce1"/>
        </table:table-row>
        <table:table-row table:style-name="ro6">
          <table:table-cell/>
          <table:table-cell office:value-type="string" office:string-value="crudini --set /etc/nova/nova.conf keystone_auth auth_uri http://controller:5000" table:formula="of:=&quot;crudini --set /etc/nova/nova.conf keystone_auth auth_uri http://&quot;&amp;$$CONTROLLER_NAME&amp;&quot;:5000&quot;" table:style-name="ce51">
            <text:p>crudini --set /etc/nova/nova.conf keystone_auth auth_uri http://controller:5000</text:p>
          </table:table-cell>
          <table:table-cell table:number-columns-repeated="6" table:style-name="ce46"/>
          <table:table-cell table:number-columns-repeated="16376" table:style-name="ce1"/>
        </table:table-row>
        <table:table-row table:style-name="ro6">
          <table:table-cell/>
          <table:table-cell office:value-type="string" office:string-value="crudini --set /etc/nova/nova.conf keystone_auth auth_url http://controller:35357" table:formula="of:=&quot;crudini --set /etc/nova/nova.conf keystone_auth auth_url http://&quot;&amp;$$CONTROLLER_NAME&amp;&quot;:35357&quot;" table:style-name="ce51">
            <text:p>crudini --set /etc/nova/nova.conf keystone_auth auth_url http://controller:35357</text:p>
          </table:table-cell>
          <table:table-cell table:number-columns-repeated="6" table:style-name="ce46"/>
          <table:table-cell table:number-columns-repeated="16376" table:style-name="ce1"/>
        </table:table-row>
        <table:table-row table:style-name="ro6">
          <table:table-cell/>
          <table:table-cell office:value-type="string" office:string-value="crudini --set /etc/nova/nova.conf keystone_auth memcached_servers controller:11211" table:formula="of:=&quot;crudini --set /etc/nova/nova.conf keystone_auth memcached_servers &quot;&amp;$$CONTROLLER_NAME&amp;&quot;:11211&quot;" table:style-name="ce51">
            <text:p>crudini --set /etc/nova/nova.conf keystone_auth memcached_servers controller:11211</text:p>
          </table:table-cell>
          <table:table-cell table:number-columns-repeated="6" table:style-name="ce46"/>
          <table:table-cell table:number-columns-repeated="16376" table:style-name="ce1"/>
        </table:table-row>
        <table:table-row table:style-name="ro6">
          <table:table-cell/>
          <table:table-cell office:value-type="string" office:string-value="crudini --set /etc/nova/nova.conf keystone_auth auth_type password" table:formula="of:=&quot;crudini --set /etc/nova/nova.conf keystone_auth auth_type password&quot;" table:style-name="ce51">
            <text:p>crudini --set /etc/nova/nova.conf keystone_auth auth_type password</text:p>
          </table:table-cell>
          <table:table-cell table:number-columns-repeated="6" table:style-name="ce46"/>
          <table:table-cell table:number-columns-repeated="16376" table:style-name="ce1"/>
        </table:table-row>
        <table:table-row table:style-name="ro6">
          <table:table-cell/>
          <table:table-cell office:value-type="string" office:string-value="crudini --set /etc/nova/nova.conf keystone_auth project_domain_name default" table:formula="of:=&quot;crudini --set /etc/nova/nova.conf keystone_auth project_domain_name default&quot;" table:style-name="ce51">
            <text:p>crudini --set /etc/nova/nova.conf keystone_auth project_domain_name default</text:p>
          </table:table-cell>
          <table:table-cell table:number-columns-repeated="6" table:style-name="ce46"/>
          <table:table-cell table:number-columns-repeated="16376" table:style-name="ce1"/>
        </table:table-row>
        <table:table-row table:style-name="ro6">
          <table:table-cell/>
          <table:table-cell office:value-type="string" office:string-value="crudini --set /etc/nova/nova.conf keystone_auth user_domain_name default" table:formula="of:=&quot;crudini --set /etc/nova/nova.conf keystone_auth user_domain_name default&quot;" table:style-name="ce51">
            <text:p>crudini --set /etc/nova/nova.conf keystone_auth user_domain_name default</text:p>
          </table:table-cell>
          <table:table-cell table:number-columns-repeated="6" table:style-name="ce46"/>
          <table:table-cell table:number-columns-repeated="16376" table:style-name="ce1"/>
        </table:table-row>
        <table:table-row table:style-name="ro6">
          <table:table-cell/>
          <table:table-cell office:value-type="string" office:string-value="crudini --set /etc/nova/nova.conf keystone_auth project_name service" table:formula="of:=&quot;crudini --set /etc/nova/nova.conf keystone_auth project_name service&quot;" table:style-name="ce51">
            <text:p>crudini --set /etc/nova/nova.conf keystone_auth project_name service</text:p>
          </table:table-cell>
          <table:table-cell table:number-columns-repeated="6" table:style-name="ce46"/>
          <table:table-cell table:number-columns-repeated="16376" table:style-name="ce1"/>
        </table:table-row>
        <table:table-row table:style-name="ro6">
          <table:table-cell/>
          <table:table-cell office:value-type="string" office:string-value="crudini --set /etc/nova/nova.conf keystone_auth username nova" table:formula="of:=&quot;crudini --set /etc/nova/nova.conf keystone_auth username nova&quot;" table:style-name="ce51">
            <text:p>crudini --set /etc/nova/nova.conf keystone_auth username nova</text:p>
          </table:table-cell>
          <table:table-cell table:number-columns-repeated="6" table:style-name="ce46"/>
          <table:table-cell table:number-columns-repeated="16376" table:style-name="ce1"/>
        </table:table-row>
        <table:table-row table:style-name="ro6">
          <table:table-cell/>
          <table:table-cell office:value-type="string" office:string-value="crudini --set /etc/nova/nova.conf keystone_auth password openstack" table:formula="of:=&quot;crudini --set /etc/nova/nova.conf keystone_auth password &quot;&amp;$$NOVA_PASS" table:style-name="ce51">
            <text:p>crudini --set /etc/nova/nova.conf keystone_auth password openstack</text:p>
          </table:table-cell>
          <table:table-cell table:number-columns-repeated="6" table:style-name="ce46"/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3">
            <text:p>Configure support for Networking Service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Run following commands: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6">
          <table:table-cell/>
          <table:table-cell office:value-type="string" office:string-value="crudini --set /etc/nova/nova.conf DEFAULT my_ip 10.0.0.31" table:formula="of:=&quot;crudini --set /etc/nova/nova.conf DEFAULT my_ip &quot;&amp;$$COMPUTE1_IP" table:style-name="ce51">
            <text:p>crudini --set /etc/nova/nova.conf DEFAULT my_ip 10.0.0.31</text:p>
          </table:table-cell>
          <table:table-cell table:number-columns-repeated="7" table:style-name="ce46"/>
          <table:table-cell table:number-columns-repeated="16375"/>
        </table:table-row>
        <table:table-row table:style-name="ro6">
          <table:table-cell/>
          <table:table-cell office:value-type="string" office:string-value="crudini --set /etc/nova/nova.conf DEFAULT use_neutron True" table:formula="of:=&quot;crudini --set /etc/nova/nova.conf DEFAULT use_neutron True&quot;" table:style-name="ce51">
            <text:p>crudini --set /etc/nova/nova.conf DEFAULT use_neutron True</text:p>
          </table:table-cell>
          <table:table-cell table:number-columns-repeated="7" table:style-name="ce46"/>
          <table:table-cell table:number-columns-repeated="16375"/>
        </table:table-row>
        <table:table-row table:style-name="ro6">
          <table:table-cell/>
          <table:table-cell office:value-type="string" office:string-value="crudini --set /etc/nova/nova.conf DEFAULT firewall_driver nova.virt.firewall.NoopFirewallDriver" table:formula="of:=&quot;crudini --set /etc/nova/nova.conf DEFAULT firewall_driver nova.virt.firewall.NoopFirewallDriver&quot;" table:style-name="ce51">
            <text:p>crudini --set /etc/nova/nova.conf DEFAULT firewall_driver nova.virt.firewall.NoopFirewallDriver</text:p>
          </table:table-cell>
          <table:table-cell table:number-columns-repeated="7" table:style-name="ce46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3">
            <text:p>Configure vnc Remote Console access on Compute Node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Run following commands: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6">
          <table:table-cell/>
          <table:table-cell office:value-type="string" office:string-value="crudini --set /etc/nova/nova.conf vnc enabled True" table:formula="of:=&quot;crudini --set /etc/nova/nova.conf vnc enabled True&quot;" table:style-name="ce51">
            <text:p>crudini --set /etc/nova/nova.conf vnc enabled True</text:p>
          </table:table-cell>
          <table:table-cell table:number-columns-repeated="7" table:style-name="ce46"/>
          <table:table-cell table:number-columns-repeated="16375"/>
        </table:table-row>
        <table:table-row table:style-name="ro6">
          <table:table-cell/>
          <table:table-cell office:value-type="string" office:string-value="crudini --set /etc/nova/nova.conf vnc vncserver_listen 0.0.0.0" table:formula="of:=&quot;crudini --set /etc/nova/nova.conf vnc vncserver_listen 0.0.0.0&quot;" table:style-name="ce51">
            <text:p>crudini --set /etc/nova/nova.conf vnc vncserver_listen 0.0.0.0</text:p>
          </table:table-cell>
          <table:table-cell table:number-columns-repeated="7" table:style-name="ce46"/>
          <table:table-cell table:number-columns-repeated="16375"/>
        </table:table-row>
        <table:table-row table:style-name="ro6">
          <table:table-cell/>
          <table:table-cell office:value-type="string" office:string-value="crudini --set /etc/nova/nova.conf vnc vncserver_proxyclient_address 10.0.0.31" table:formula="of:=&quot;crudini --set /etc/nova/nova.conf vnc vncserver_proxyclient_address &quot;&amp;$$COMPUTE1_IP" table:style-name="ce51">
            <text:p>crudini --set /etc/nova/nova.conf vnc vncserver_proxyclient_address 10.0.0.31</text:p>
          </table:table-cell>
          <table:table-cell table:number-columns-repeated="7" table:style-name="ce46"/>
          <table:table-cell table:number-columns-repeated="16375"/>
        </table:table-row>
        <table:table-row table:style-name="ro6">
          <table:table-cell/>
          <table:table-cell office:value-type="string" office:string-value="crudini --set /etc/nova/nova.conf vnc novncproxy_base_url http://10.0.0.11:6080/vnc_auto.html" table:formula="of:=&quot;crudini --set /etc/nova/nova.conf vnc novncproxy_base_url http://&quot;&amp;$$CONTROLLER_IP&amp;&quot;:6080/vnc_auto.html&quot;" table:style-name="ce51">
            <text:p>crudini --set /etc/nova/nova.conf vnc novncproxy_base_url http://10.0.0.11:6080/vnc_auto.html</text:p>
          </table:table-cell>
          <table:table-cell table:number-columns-repeated="7" table:style-name="ce46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3">
            <text:p>Configure Glance location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Run following command: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6">
          <table:table-cell/>
          <table:table-cell office:value-type="string" office:string-value="crudini --set /etc/nova/nova.conf glance api_servers http://controller:9292" table:formula="of:=&quot;crudini --set /etc/nova/nova.conf glance api_servers http://&quot;&amp;$$CONTROLLER_NAME&amp;&quot;:9292&quot;" table:style-name="ce51">
            <text:p>crudini --set /etc/nova/nova.conf glance api_servers http://controller:9292</text:p>
          </table:table-cell>
          <table:table-cell table:number-columns-repeated="6" table:style-name="ce46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3">
            <text:p>Configure Lock Path for Oslo Concurrency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Run following command: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6">
          <table:table-cell/>
          <table:table-cell office:value-type="string" office:string-value="crudini --set /etc/nova/nova.conf oslo_concurrency lock_path /var/lib/nova/tmp" table:formula="of:=&quot;crudini --set /etc/nova/nova.conf oslo_concurrency lock_path /var/lib/nova/tmp&quot;" table:style-name="ce51">
            <text:p>crudini --set /etc/nova/nova.conf oslo_concurrency lock_path /var/lib/nova/tmp</text:p>
          </table:table-cell>
          <table:table-cell table:number-columns-repeated="6" table:style-name="ce46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3">
            <text:p>Configure Placement API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Run following commands: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6">
          <table:table-cell/>
          <table:table-cell office:value-type="string" office:string-value="crudini --set /etc/nova/nova.conf placement os_region_name RegionOne" table:formula="of:=&quot;crudini --set /etc/nova/nova.conf placement os_region_name RegionOne&quot;" table:style-name="ce51">
            <text:p>crudini --set /etc/nova/nova.conf placement os_region_name RegionOne</text:p>
          </table:table-cell>
          <table:table-cell table:number-columns-repeated="6" table:style-name="ce46"/>
          <table:table-cell table:number-columns-repeated="16376"/>
        </table:table-row>
        <table:table-row table:style-name="ro6">
          <table:table-cell/>
          <table:table-cell office:value-type="string" office:string-value="crudini --set /etc/nova/nova.conf placement project_domain_name Default" table:formula="of:=&quot;crudini --set /etc/nova/nova.conf placement project_domain_name Default&quot;" table:style-name="ce51">
            <text:p>crudini --set /etc/nova/nova.conf placement project_domain_name Default</text:p>
          </table:table-cell>
          <table:table-cell table:number-columns-repeated="6" table:style-name="ce46"/>
          <table:table-cell table:number-columns-repeated="16376"/>
        </table:table-row>
        <table:table-row table:style-name="ro6">
          <table:table-cell table:style-name="ce1"/>
          <table:table-cell office:value-type="string" office:string-value="crudini --set /etc/nova/nova.conf placement project_name service" table:formula="of:=&quot;crudini --set /etc/nova/nova.conf placement project_name service&quot;" table:style-name="ce51">
            <text:p>crudini --set /etc/nova/nova.conf placement project_name service</text:p>
          </table:table-cell>
          <table:table-cell table:number-columns-repeated="6" table:style-name="ce46"/>
          <table:table-cell table:number-columns-repeated="16376"/>
        </table:table-row>
        <table:table-row table:style-name="ro6">
          <table:table-cell table:style-name="ce1"/>
          <table:table-cell office:value-type="string" office:string-value="crudini --set /etc/nova/nova.conf placement auth_type password" table:formula="of:=&quot;crudini --set /etc/nova/nova.conf placement auth_type password&quot;" table:style-name="ce51">
            <text:p>crudini --set /etc/nova/nova.conf placement auth_type password</text:p>
          </table:table-cell>
          <table:table-cell table:number-columns-repeated="6" table:style-name="ce46"/>
          <table:table-cell table:number-columns-repeated="16376"/>
        </table:table-row>
        <table:table-row table:style-name="ro6">
          <table:table-cell table:style-name="ce1"/>
          <table:table-cell office:value-type="string" office:string-value="crudini --set /etc/nova/nova.conf placement user_domain_name Default" table:formula="of:=&quot;crudini --set /etc/nova/nova.conf placement user_domain_name Default&quot;" table:style-name="ce51">
            <text:p>crudini --set /etc/nova/nova.conf placement user_domain_name Default</text:p>
          </table:table-cell>
          <table:table-cell table:number-columns-repeated="6" table:style-name="ce46"/>
          <table:table-cell table:number-columns-repeated="16376"/>
        </table:table-row>
        <table:table-row table:style-name="ro6">
          <table:table-cell table:style-name="ce1"/>
          <table:table-cell office:value-type="string" office:string-value="crudini --set /etc/nova/nova.conf placement auth_url http://controller:35357/v3" table:formula="of:=&quot;crudini --set /etc/nova/nova.conf placement auth_url http://&quot;&amp;$$CONTROLLER_NAME&amp;&quot;:35357/v3&quot;" table:style-name="ce51">
            <text:p>crudini --set /etc/nova/nova.conf placement auth_url http://controller:35357/v3</text:p>
          </table:table-cell>
          <table:table-cell table:number-columns-repeated="6" table:style-name="ce46"/>
          <table:table-cell table:number-columns-repeated="16376"/>
        </table:table-row>
        <table:table-row table:style-name="ro6">
          <table:table-cell table:style-name="ce1"/>
          <table:table-cell office:value-type="string" office:string-value="crudini --set /etc/nova/nova.conf placement username placement" table:formula="of:=&quot;crudini --set /etc/nova/nova.conf placement username placement&quot;" table:style-name="ce51">
            <text:p>crudini --set /etc/nova/nova.conf placement username placement</text:p>
          </table:table-cell>
          <table:table-cell table:number-columns-repeated="6" table:style-name="ce46"/>
          <table:table-cell table:number-columns-repeated="16376"/>
        </table:table-row>
        <table:table-row table:style-name="ro6">
          <table:table-cell table:style-name="ce1"/>
          <table:table-cell office:value-type="string" office:string-value="crudini --set /etc/nova/nova.conf placement password openstack" table:formula="of:=&quot;crudini --set /etc/nova/nova.conf placement password &quot;&amp;$$PLACEMENT_PASS" table:style-name="ce51">
            <text:p>crudini --set /etc/nova/nova.conf placement password openstack</text:p>
          </table:table-cell>
          <table:table-cell table:number-columns-repeated="6" table:style-name="ce46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33">
            <text:p>Remove log_dir parameter in DEFAULT section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Run following command: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6">
          <table:table-cell table:style-name="ce1"/>
          <table:table-cell office:value-type="string" office:string-value="crudini --del /etc/nova/nova.conf DEFAULT log_dir" table:formula="of:=&quot;crudini --del /etc/nova/nova.conf DEFAULT log_dir&quot;" table:style-name="ce51">
            <text:p>crudini --del /etc/nova/nova.conf DEFAULT log_dir</text:p>
          </table:table-cell>
          <table:table-cell table:number-columns-repeated="6" table:style-name="ce46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style-name="ce1">
            <text:p>`</text:p>
          </table:table-cell>
          <table:table-cell office:value-type="string" table:style-name="ce54">
            <text:p>Set-up #1 - Virtual Machines: use QEMU Emulator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Run following command: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6">
          <table:table-cell/>
          <table:table-cell table:style-name="ce1"/>
          <table:table-cell office:value-type="string" office:string-value="crudini --set /etc/nova/nova-compute.conf libvirt virt_type qemu" table:formula="of:=&quot;crudini --set /etc/nova/nova-compute.conf libvirt virt_type qemu&quot;" table:style-name="ce51">
            <text:p>crudini --set /etc/nova/nova-compute.conf libvirt virt_type qemu</text:p>
          </table:table-cell>
          <table:table-cell table:number-columns-repeated="6" table:style-name="ce46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office:value-type="string" table:style-name="ce54">
            <text:p>Set-up #2 - Bare Metal Hosts: use KVM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33">
            <text:p>Verify Compute Host Capabilities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Run following commands: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6">
          <table:table-cell/>
          <table:table-cell table:style-name="ce1"/>
          <table:table-cell office:value-type="string" table:style-name="ce51">
            <text:p>sudo su</text:p>
          </table:table-cell>
          <table:table-cell table:number-columns-repeated="6" table:style-name="ce46"/>
          <table:table-cell table:number-columns-repeated="16375"/>
        </table:table-row>
        <table:table-row table:style-name="ro6">
          <table:table-cell/>
          <table:table-cell table:style-name="ce1"/>
          <table:table-cell office:value-type="string" table:style-name="ce51">
            <text:p>kvm-ok</text:p>
          </table:table-cell>
          <table:table-cell table:number-columns-repeated="6" table:style-name="ce46"/>
          <table:table-cell table:number-columns-repeated="16375"/>
        </table:table-row>
        <table:table-row table:style-name="ro6">
          <table:table-cell/>
          <table:table-cell table:style-name="ce1"/>
          <table:table-cell office:value-type="string" table:style-name="ce51">
            <text:p>uname -m</text:p>
          </table:table-cell>
          <table:table-cell table:number-columns-repeated="6" table:style-name="ce46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33">
            <text:p>Install KVM &amp; Utilities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Run following command: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6">
          <table:table-cell/>
          <table:table-cell table:style-name="ce1"/>
          <table:table-cell office:value-type="string" table:style-name="ce51">
            <text:p>apt-get install -y qemu-kvm libvirt-bin bridge-utils</text:p>
          </table:table-cell>
          <table:table-cell table:number-columns-repeated="6" table:style-name="ce46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33">
            <text:p>Verify KVM Installation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Run following command: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6">
          <table:table-cell/>
          <table:table-cell table:style-name="ce1"/>
          <table:table-cell office:value-type="string" table:style-name="ce51">
            <text:p>virsh list --all</text:p>
          </table:table-cell>
          <table:table-cell table:number-columns-repeated="6" table:style-name="ce46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Run following command: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6">
          <table:table-cell/>
          <table:table-cell table:style-name="ce1"/>
          <table:table-cell office:value-type="string" office:string-value="crudini --set /etc/nova/nova-compute.conf libvirt virt_type kvm" table:formula="of:=&quot;crudini --set /etc/nova/nova-compute.conf libvirt virt_type kvm&quot;" table:style-name="ce51">
            <text:p>crudini --set /etc/nova/nova-compute.conf libvirt virt_type kvm</text:p>
          </table:table-cell>
          <table:table-cell table:number-columns-repeated="6" table:style-name="ce46"/>
          <table:table-cell table:number-columns-repeated="16375"/>
        </table:table-row>
        <table:table-row table:style-name="ro6">
          <table:table-cell/>
          <table:table-cell table:style-name="ce1"/>
          <table:table-cell table:style-name="ce57"/>
          <table:table-cell table:number-columns-repeated="6" table:style-name="ce41"/>
          <table:table-cell table:number-columns-repeated="16375"/>
        </table:table-row>
        <table:table-row table:style-name="ro6">
          <table:table-cell/>
          <table:table-cell office:value-type="string" table:style-name="ce33">
            <text:p>Restart Nova Compute service</text:p>
          </table:table-cell>
          <table:table-cell table:style-name="ce57"/>
          <table:table-cell table:number-columns-repeated="6" table:style-name="ce41"/>
          <table:table-cell table:number-columns-repeated="16375"/>
        </table:table-row>
        <table:table-row table:style-name="ro6">
          <table:table-cell/>
          <table:table-cell office:value-type="string" table:style-name="ce1">
            <text:p>Run following command:</text:p>
          </table:table-cell>
          <table:table-cell table:style-name="ce57"/>
          <table:table-cell table:number-columns-repeated="6" table:style-name="ce41"/>
          <table:table-cell table:number-columns-repeated="16375"/>
        </table:table-row>
        <table:table-row table:style-name="ro6">
          <table:table-cell/>
          <table:table-cell table:style-name="ce1"/>
          <table:table-cell table:style-name="ce57"/>
          <table:table-cell table:number-columns-repeated="6" table:style-name="ce41"/>
          <table:table-cell table:number-columns-repeated="16375"/>
        </table:table-row>
        <table:table-row table:style-name="ro6">
          <table:table-cell/>
          <table:table-cell office:value-type="string" table:style-name="ce51">
            <text:p>service nova-compute restart</text:p>
          </table:table-cell>
          <table:table-cell table:style-name="ce51"/>
          <table:table-cell table:number-columns-repeated="4" table:style-name="ce46"/>
          <table:table-cell table:number-columns-repeated="2" table:style-name="ce41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53">
            <text:p>Discover Compute Node on Controller Node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42"/>
          <table:table-cell table:number-columns-repeated="16383" table:style-name="ce42"/>
        </table:table-row>
        <table:table-row table:style-name="ro5">
          <table:table-cell/>
          <table:table-cell office:value-type="string" table:style-name="ce28">
            <text:p>Install Neutron on Controller Node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42"/>
          <table:table-cell table:style-name="ce42"/>
          <table:table-cell table:number-columns-repeated="6" table:style-name="ce60"/>
          <table:table-cell table:number-columns-repeated="16376" table:style-name="ce42"/>
        </table:table-row>
        <table:table-row table:style-name="ro2">
          <table:table-cell/>
          <table:table-cell office:value-type="string" table:style-name="ce16">
            <text:p>Install Neutron on Compute Node</text:p>
          </table:table-cell>
          <table:table-cell table:number-columns-repeated="6" table:style-name="ce41"/>
          <table:table-cell table:number-columns-repeated="16376" table:style-name="ce1"/>
        </table:table-row>
        <table:table-row table:style-name="ro1">
          <table:table-cell/>
          <table:table-cell table:style-name="ce1"/>
          <table:table-cell table:number-columns-repeated="6" table:style-name="ce41"/>
          <table:table-cell table:number-columns-repeated="16376" table:style-name="ce1"/>
        </table:table-row>
        <table:table-row table:style-name="ro1">
          <table:table-cell/>
          <table:table-cell office:value-type="string" table:style-name="ce33">
            <text:p>Install Packages</text:p>
          </table:table-cell>
          <table:table-cell table:number-columns-repeated="6" table:style-name="ce41"/>
          <table:table-cell table:number-columns-repeated="16376" table:style-name="ce1"/>
        </table:table-row>
        <table:table-row table:style-name="ro1">
          <table:table-cell/>
          <table:table-cell office:value-type="string" table:style-name="ce1">
            <text:p>Run following commands:</text:p>
          </table:table-cell>
          <table:table-cell table:number-columns-repeated="6" table:style-name="ce41"/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45">
            <text:p>sudo su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/>
          <table:table-cell office:value-type="string" table:style-name="ce45">
            <text:p>apt update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/>
          <table:table-cell office:value-type="string" table:style-name="ce45">
            <text:p>apt install -y neutron-linuxbridge-agent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61">
            <text:p>Configure RabbitMQ acces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40">
            <text:p>Run following command: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office:string-value="crudini --set /etc/neutron/neutron.conf DEFAULT transport_url rabbit://openstack:openstack@controller" table:formula="of:=&quot;crudini --set /etc/neutron/neutron.conf DEFAULT transport_url rabbit://openstack:&quot;&amp;$$RABBIT_PASS&amp;&quot;@&quot;&amp;$$CONTROLLER_NAME" table:style-name="ce45">
            <text:p>crudini --set /etc/neutron/neutron.conf DEFAULT transport_url rabbit://openstack:openstack@controller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3">
            <text:p>Configure Indetity Service Access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Run following commands: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office:string-value="crudini --set /etc/neutron/neutron.conf DEFAULT auth_strategy keystone" table:formula="of:=&quot;crudini --set /etc/neutron/neutron.conf DEFAULT auth_strategy keystone&quot;" table:style-name="ce45">
            <text:p>crudini --set /etc/neutron/neutron.conf DEFAULT auth_strategy keystone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/>
          <table:table-cell office:value-type="string" office:string-value="crudini --set /etc/neutron/neutron.conf keystone_authtoken auth_uri http://controller:5000" table:formula="of:=&quot;crudini --set /etc/neutron/neutron.conf keystone_authtoken auth_uri http://&quot;&amp;$$CONTROLLER_NAME&amp;&quot;:5000&quot;" table:style-name="ce45">
            <text:p>crudini --set /etc/neutron/neutron.conf keystone_authtoken auth_uri http://controller:5000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/>
          <table:table-cell office:value-type="string" office:string-value="crudini --set /etc/neutron/neutron.conf keystone_authtoken auth_url http://controller:35357" table:formula="of:=&quot;crudini --set /etc/neutron/neutron.conf keystone_authtoken auth_url http://&quot;&amp;$$CONTROLLER_NAME&amp;&quot;:35357&quot;" table:style-name="ce45">
            <text:p>crudini --set /etc/neutron/neutron.conf keystone_authtoken auth_url http://controller:35357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/>
          <table:table-cell office:value-type="string" office:string-value="crudini --set /etc/neutron/neutron.conf keystone_authtoken memcached_servers controller:11211" table:formula="of:=&quot;crudini --set /etc/neutron/neutron.conf keystone_authtoken memcached_servers &quot;&amp;$$CONTROLLER_NAME&amp;&quot;:11211&quot;" table:style-name="ce45">
            <text:p>crudini --set /etc/neutron/neutron.conf keystone_authtoken memcached_servers controller:11211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/>
          <table:table-cell office:value-type="string" office:string-value="crudini --set /etc/neutron/neutron.conf keystone_authtoken auth_type password" table:formula="of:=&quot;crudini --set /etc/neutron/neutron.conf keystone_authtoken auth_type password&quot;" table:style-name="ce45">
            <text:p>crudini --set /etc/neutron/neutron.conf keystone_authtoken auth_type password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/>
          <table:table-cell office:value-type="string" office:string-value="crudini --set /etc/neutron/neutron.conf keystone_authtoken project_domain_name default" table:formula="of:=&quot;crudini --set /etc/neutron/neutron.conf keystone_authtoken project_domain_name default&quot;" table:style-name="ce45">
            <text:p>crudini --set /etc/neutron/neutron.conf keystone_authtoken project_domain_name default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/>
          <table:table-cell office:value-type="string" office:string-value="crudini --set /etc/neutron/neutron.conf keystone_authtoken user_domain_name default" table:formula="of:=&quot;crudini --set /etc/neutron/neutron.conf keystone_authtoken user_domain_name default&quot;" table:style-name="ce45">
            <text:p>crudini --set /etc/neutron/neutron.conf keystone_authtoken user_domain_name default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/>
          <table:table-cell office:value-type="string" office:string-value="crudini --set /etc/neutron/neutron.conf keystone_authtoken project_name service" table:formula="of:=&quot;crudini --set /etc/neutron/neutron.conf keystone_authtoken project_name service&quot;" table:style-name="ce45">
            <text:p>crudini --set /etc/neutron/neutron.conf keystone_authtoken project_name service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/>
          <table:table-cell office:value-type="string" office:string-value="crudini --set /etc/neutron/neutron.conf keystone_authtoken username neutron" table:formula="of:=&quot;crudini --set /etc/neutron/neutron.conf keystone_authtoken username neutron&quot;" table:style-name="ce45">
            <text:p>crudini --set /etc/neutron/neutron.conf keystone_authtoken username neutron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/>
          <table:table-cell office:value-type="string" office:string-value="crudini --set /etc/neutron/neutron.conf keystone_authtoken password openstack" table:formula="of:=&quot;crudini --set /etc/neutron/neutron.conf keystone_authtoken password &quot;&amp;$$NEUTRON_PASS" table:style-name="ce45">
            <text:p>crudini --set /etc/neutron/neutron.conf keystone_authtoken password openstack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3">
            <text:p>Configure the Linux Bridge Agent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Run following commands: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59">
            <text:p># Configure<text:s/><text:span text:style-name="T5">provider</text:span><text:s/>Virtual Network mapping to Physical Interface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office:string-value="crudini --set /etc/neutron/plugins/ml2/linuxbridge_agent.ini linux_bridge physical_interface_mappings provider:eth1" table:formula="of:=&quot;crudini --set /etc/neutron/plugins/ml2/linuxbridge_agent.ini linux_bridge physical_interface_mappings provider:&quot;&amp;$$PROV_NET_IFACE" table:style-name="ce45">
            <text:p>crudini --set /etc/neutron/plugins/ml2/linuxbridge_agent.ini linux_bridge physical_interface_mappings provider:eth1</text:p>
          </table:table-cell>
          <table:table-cell table:number-columns-repeated="12" table:style-name="ce46"/>
          <table:table-cell table:number-columns-repeated="16370"/>
        </table:table-row>
        <table:table-row table:style-name="ro1">
          <table:table-cell/>
          <table:table-cell office:value-type="string" table:style-name="ce59">
            <text:p># Enable VXLAN for Self-service Networks, configure IP address of the Management Interface handling VXLAN traffic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office:string-value="crudini --set /etc/neutron/plugins/ml2/linuxbridge_agent.ini vxlan enable_vxlan true" table:formula="of:=&quot;crudini --set /etc/neutron/plugins/ml2/linuxbridge_agent.ini vxlan enable_vxlan true&quot;" table:style-name="ce45">
            <text:p>crudini --set /etc/neutron/plugins/ml2/linuxbridge_agent.ini vxlan enable_vxlan true</text:p>
          </table:table-cell>
          <table:table-cell table:number-columns-repeated="12" table:style-name="ce46"/>
          <table:table-cell table:number-columns-repeated="16370"/>
        </table:table-row>
        <table:table-row table:style-name="ro1">
          <table:table-cell/>
          <table:table-cell office:value-type="string" office:string-value="crudini --set /etc/neutron/plugins/ml2/linuxbridge_agent.ini vxlan local_ip 10.0.0.31" table:formula="of:=&quot;crudini --set /etc/neutron/plugins/ml2/linuxbridge_agent.ini vxlan local_ip &quot;&amp;$$COMPUTE1_IP" table:style-name="ce45">
            <text:p>crudini --set /etc/neutron/plugins/ml2/linuxbridge_agent.ini vxlan local_ip 10.0.0.31</text:p>
          </table:table-cell>
          <table:table-cell table:number-columns-repeated="12" table:style-name="ce46"/>
          <table:table-cell table:number-columns-repeated="16370"/>
        </table:table-row>
        <table:table-row table:style-name="ro1">
          <table:table-cell/>
          <table:table-cell office:value-type="string" office:string-value="crudini --set /etc/neutron/plugins/ml2/linuxbridge_agent.ini vxlan l2_population true" table:formula="of:=&quot;crudini --set /etc/neutron/plugins/ml2/linuxbridge_agent.ini vxlan l2_population true&quot;" table:style-name="ce45">
            <text:p>crudini --set /etc/neutron/plugins/ml2/linuxbridge_agent.ini vxlan l2_population true</text:p>
          </table:table-cell>
          <table:table-cell table:number-columns-repeated="12" table:style-name="ce46"/>
          <table:table-cell table:number-columns-repeated="16370"/>
        </table:table-row>
        <table:table-row table:style-name="ro1">
          <table:table-cell/>
          <table:table-cell office:value-type="string" table:style-name="ce59">
            <text:p># Enable security groups and configure the Linux bridge iptables firewall driver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office:string-value="crudini --set /etc/neutron/plugins/ml2/linuxbridge_agent.ini securitygroup enable_security_group true" table:formula="of:=&quot;crudini --set /etc/neutron/plugins/ml2/linuxbridge_agent.ini securitygroup enable_security_group true&quot;" table:style-name="ce45">
            <text:p>crudini --set /etc/neutron/plugins/ml2/linuxbridge_agent.ini securitygroup enable_security_group true</text:p>
          </table:table-cell>
          <table:table-cell table:number-columns-repeated="12" table:style-name="ce46"/>
          <table:table-cell table:number-columns-repeated="16370"/>
        </table:table-row>
        <table:table-row table:style-name="ro1">
          <table:table-cell/>
          <table:table-cell office:value-type="string" office:string-value="crudini --set /etc/neutron/plugins/ml2/linuxbridge_agent.ini securitygroup firewall_driver neutron.agent.linux.iptables_firewall.IptablesFirewallDriver" table:formula="of:=&quot;crudini --set /etc/neutron/plugins/ml2/linuxbridge_agent.ini securitygroup firewall_driver neutron.agent.linux.iptables_firewall.IptablesFirewallDriver&quot;" table:style-name="ce45">
            <text:p>crudini --set /etc/neutron/plugins/ml2/linuxbridge_agent.ini securitygroup firewall_driver neutron.agent.linux.iptables_firewall.IptablesFirewallDriver</text:p>
          </table:table-cell>
          <table:table-cell table:number-columns-repeated="12" table:style-name="ce46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3">
            <text:p>Configure Compute Service to use Neutron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Run following commands: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office:string-value="crudini --set /etc/nova/nova.conf neutron url http://controller:9696" table:formula="of:=&quot;crudini --set /etc/nova/nova.conf neutron url http://&quot;&amp;$$CONTROLLER_NAME&amp;&quot;:9696&quot;" table:style-name="ce45">
            <text:p>crudini --set /etc/nova/nova.conf neutron url http://controller:9696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/>
          <table:table-cell office:value-type="string" office:string-value="crudini --set /etc/nova/nova.conf neutron auth_url http://controller:35357" table:formula="of:=&quot;crudini --set /etc/nova/nova.conf neutron auth_url http://&quot;&amp;$$CONTROLLER_NAME&amp;&quot;:35357&quot;" table:style-name="ce45">
            <text:p>crudini --set /etc/nova/nova.conf neutron auth_url http://controller:35357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/>
          <table:table-cell office:value-type="string" office:string-value="crudini --set /etc/nova/nova.conf neutron auth_type password" table:formula="of:=&quot;crudini --set /etc/nova/nova.conf neutron auth_type password&quot;" table:style-name="ce45">
            <text:p>crudini --set /etc/nova/nova.conf neutron auth_type password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/>
          <table:table-cell office:value-type="string" office:string-value="crudini --set /etc/nova/nova.conf neutron project_domain_name default" table:formula="of:=&quot;crudini --set /etc/nova/nova.conf neutron project_domain_name default&quot;" table:style-name="ce45">
            <text:p>crudini --set /etc/nova/nova.conf neutron project_domain_name default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/>
          <table:table-cell office:value-type="string" office:string-value="crudini --set /etc/nova/nova.conf neutron user_domain_name default" table:formula="of:=&quot;crudini --set /etc/nova/nova.conf neutron user_domain_name default&quot;" table:style-name="ce45">
            <text:p>crudini --set /etc/nova/nova.conf neutron user_domain_name default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/>
          <table:table-cell office:value-type="string" office:string-value="crudini --set /etc/nova/nova.conf neutron region_name RegionOne" table:formula="of:=&quot;crudini --set /etc/nova/nova.conf neutron region_name RegionOne&quot;" table:style-name="ce45">
            <text:p>crudini --set /etc/nova/nova.conf neutron region_name RegionOne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/>
          <table:table-cell office:value-type="string" office:string-value="crudini --set /etc/nova/nova.conf neutron project_name service" table:formula="of:=&quot;crudini --set /etc/nova/nova.conf neutron project_name service&quot;" table:style-name="ce45">
            <text:p>crudini --set /etc/nova/nova.conf neutron project_name service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/>
          <table:table-cell office:value-type="string" office:string-value="crudini --set /etc/nova/nova.conf neutron username neutron" table:formula="of:=&quot;crudini --set /etc/nova/nova.conf neutron username neutron&quot;" table:style-name="ce45">
            <text:p>crudini --set /etc/nova/nova.conf neutron username neutron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/>
          <table:table-cell office:value-type="string" office:string-value="crudini --set /etc/nova/nova.conf neutron password openstack" table:formula="of:=&quot;crudini --set /etc/nova/nova.conf neutron password &quot;&amp;$$NEUTRON_PASS" table:style-name="ce45">
            <text:p>crudini --set /etc/nova/nova.conf neutron password openstack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3">
            <text:p>Restart Service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Run following commands: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45">
            <text:p>service nova-compute restart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/>
          <table:table-cell office:value-type="string" table:style-name="ce45">
            <text:p>service neutron-linuxbridge-agent restart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6384" table:style-name="ce42"/>
        </table:table-row>
        <table:table-row table:number-rows-repeated="1048255" table:style-name="ro1">
          <table:table-cell table:number-columns-repeated="16384"/>
        </table:table-row>
      </table:table>
      <table:table table:name="block1" table:style-name="ta1"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7" table:default-cell-style-name="ce1"/>
        <table:table-column table:style-name="co1" table:default-cell-style-name="ce1"/>
        <table:table-column table:style-name="co15" table:default-cell-style-name="ce1"/>
        <table:table-column table:style-name="co1" table:default-cell-style-name="ce1"/>
        <table:table-column table:style-name="co16" table:default-cell-style-name="ce1"/>
        <table:table-column table:style-name="co1" table:number-columns-repeated="16373" table:default-cell-style-name="ce1"/>
        <table:table-row table:style-name="ro1">
          <table:table-cell table:number-columns-repeated="16384"/>
        </table:table-row>
        <table:table-row table:style-name="ro4">
          <table:table-cell/>
          <table:table-cell office:value-type="string" table:style-name="ce17">
            <text:p>Block1 Installation Checklist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office:value-type="string" table:style-name="ce4">
            <text:p>Set-up 1 - VM</text:p>
          </table:table-cell>
          <table:table-cell table:number-columns-repeated="7" table:style-name="ce1"/>
          <table:table-cell office:value-type="string" table:style-name="ce4">
            <text:p>Set-up 2 - Bare Metal Server</text:p>
          </table:table-cell>
          <table:table-cell table:number-columns-repeated="16374" table:style-name="ce1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office:value-type="string" table:style-name="ce4">
            <text:p>HW Config</text:p>
          </table:table-cell>
          <table:table-cell table:number-columns-repeated="16382" table:style-name="ce1"/>
        </table:table-row>
        <table:table-row table:style-name="ro3">
          <table:table-cell/>
          <table:table-cell table:style-name="ce4"/>
          <table:table-cell table:number-columns-repeated="16382" table:style-name="ce1"/>
        </table:table-row>
        <table:table-row table:style-name="ro1">
          <table:table-cell/>
          <table:table-cell office:value-type="string" table:style-name="ce7">
            <text:p>Virtual</text:p>
          </table:table-cell>
          <table:table-cell office:value-type="string" table:style-name="ce5">
            <text:p>Recommended</text:p>
          </table:table-cell>
          <table:table-cell office:value-type="string" table:style-name="ce5">
            <text:p>Actual</text:p>
          </table:table-cell>
          <table:table-cell table:number-columns-repeated="5" table:style-name="ce1"/>
          <table:table-cell office:value-type="string" table:style-name="ce7">
            <text:p>Bare Metal</text:p>
          </table:table-cell>
          <table:table-cell office:value-type="string" table:style-name="ce5">
            <text:p>Recommended</text:p>
          </table:table-cell>
          <table:table-cell office:value-type="string" table:style-name="ce5">
            <text:p>Actual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5">
            <text:p>VCPU (cores)</text:p>
          </table:table-cell>
          <table:table-cell office:value-type="string" table:style-name="ce5">
            <text:p>1-2+</text:p>
          </table:table-cell>
          <table:table-cell office:value-type="float" office:value="1" table:style-name="ce13">
            <text:p>1</text:p>
          </table:table-cell>
          <table:table-cell table:number-columns-repeated="5" table:style-name="ce1"/>
          <table:table-cell office:value-type="string" table:style-name="ce15">
            <text:p>CPU</text:p>
          </table:table-cell>
          <table:table-cell office:value-type="string" table:style-name="ce5">
            <text:p>1+</text:p>
          </table:table-cell>
          <table:table-cell office:value-type="float" office:value="4" table:style-name="ce13">
            <text:p>4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5">
            <text:p>RAM</text:p>
          </table:table-cell>
          <table:table-cell office:value-type="string" table:style-name="ce5">
            <text:p>4+ GB</text:p>
          </table:table-cell>
          <table:table-cell office:value-type="float" office:value="4" table:style-name="ce13">
            <text:p>4</text:p>
          </table:table-cell>
          <table:table-cell table:number-columns-repeated="5" table:style-name="ce1"/>
          <table:table-cell office:value-type="string" table:style-name="ce15">
            <text:p>RAM</text:p>
          </table:table-cell>
          <table:table-cell office:value-type="string" table:style-name="ce5">
            <text:p>16+</text:p>
          </table:table-cell>
          <table:table-cell office:value-type="float" office:value="24" table:style-name="ce13">
            <text:p>24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5">
            <text:p>Primary Disk</text:p>
          </table:table-cell>
          <table:table-cell office:value-type="string" table:style-name="ce5">
            <text:p>10+ GB</text:p>
          </table:table-cell>
          <table:table-cell office:value-type="float" office:value="20" table:style-name="ce13">
            <text:p>20</text:p>
          </table:table-cell>
          <table:table-cell table:number-columns-repeated="5" table:style-name="ce1"/>
          <table:table-cell office:value-type="string" table:style-name="ce15">
            <text:p>Primary Disk</text:p>
          </table:table-cell>
          <table:table-cell office:value-type="string" table:style-name="ce5">
            <text:p>128+ GB, SSD preffered</text:p>
          </table:table-cell>
          <table:table-cell office:value-type="string" table:style-name="ce13">
            <text:p>256GB + 2TB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VirtualBox Host-Only Network Ethernet Adapter #2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Configure Adapter Manualy</text:p>
          </table:table-cell>
          <table:table-cell table:style-name="ce1"/>
          <table:table-cell office:value-type="string" table:style-name="ce1">
            <text:p>IPv4 Addr</text:p>
          </table:table-cell>
          <table:table-cell office:value-type="string" office:string-value="10.0.0.1" table:formula="of:=$$MGMT_NET_GW" table:style-name="ce1">
            <text:p>10.0.0.1</text:p>
          </table:table-cell>
          <table:table-cell office:value-type="string" table:style-name="ce1">
            <text:p>IPv4 Net Mask</text:p>
          </table:table-cell>
          <table:table-cell office:value-type="string" office:string-value="255.255.255.0" table:formula="of:=$$CONTROLLER_NETMASK" table:style-name="ce1">
            <text:p>255.255.255.0</text:p>
          </table:table-cell>
          <table:table-cell office:value-type="string" table:style-name="ce1">
            <text:p>DHCP Disabled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NAT Network ProviderNetwork1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CIDR</text:p>
          </table:table-cell>
          <table:table-cell office:value-type="string" office:string-value="203.0.113.0/24" table:formula="of:=$$PROV_NET_CIDR" table:style-name="ce1">
            <text:p>203.0.113.0/24</text:p>
          </table:table-cell>
          <table:table-cell table:style-name="ce1"/>
          <table:table-cell office:value-type="string" table:style-name="ce1">
            <text:p>DHCP Disabled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NAT Network NatNetwork1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CIDR</text:p>
          </table:table-cell>
          <table:table-cell office:value-type="string" table:style-name="ce23">
            <text:p>10.10.10.0/24</text:p>
          </table:table-cell>
          <table:table-cell table:style-name="ce1"/>
          <table:table-cell office:value-type="string" table:style-name="ce1">
            <text:p>DHCP Enabled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office:value-type="string" table:style-name="ce4">
            <text:p>Network Interfaces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1">
            <text:p>Interface</text:p>
          </table:table-cell>
          <table:table-cell office:value-type="string" table:style-name="ce11">
            <text:p>Network</text:p>
          </table:table-cell>
          <table:table-cell office:value-type="string" table:style-name="ce11">
            <text:p>OS Name</text:p>
          </table:table-cell>
          <table:table-cell office:value-type="string" table:style-name="ce11">
            <text:p>Config Type</text:p>
          </table:table-cell>
          <table:table-cell office:value-type="string" table:style-name="ce11">
            <text:p>IP Addr</text:p>
          </table:table-cell>
          <table:table-cell office:value-type="string" table:style-name="ce11">
            <text:p>Netmask</text:p>
          </table:table-cell>
          <table:table-cell office:value-type="string" table:style-name="ce11">
            <text:p>Gateway</text:p>
          </table:table-cell>
          <table:table-cell office:value-type="string" table:style-name="ce11">
            <text:p>DNS Server</text:p>
          </table:table-cell>
          <table:table-cell office:value-type="string" table:style-name="ce1">
            <text:p>VirtualBox Network Name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5">
            <text:p>Adapter 1</text:p>
          </table:table-cell>
          <table:table-cell office:value-type="string" table:style-name="ce5">
            <text:p>Management</text:p>
          </table:table-cell>
          <table:table-cell office:value-type="string" office:string-value="eth0" table:formula="of:=$$MGMT_NET_IFACE" table:style-name="ce5">
            <text:p>eth0</text:p>
          </table:table-cell>
          <table:table-cell office:value-type="string" table:style-name="ce5">
            <text:p>static</text:p>
          </table:table-cell>
          <table:table-cell office:value-type="string" office:string-value="10.0.0.41" table:formula="of:=$$BLOCK1_IP" table:style-name="ce5">
            <text:p>10.0.0.41</text:p>
          </table:table-cell>
          <table:table-cell office:value-type="string" office:string-value="255.255.255.0" table:formula="of:=$$BLOCK1_NETMASK" table:style-name="ce5">
            <text:p>255.255.255.0</text:p>
          </table:table-cell>
          <table:table-cell office:value-type="string" office:string-value="10.0.0.1" table:formula="of:=$$MGMT_NET_GW" table:style-name="ce5">
            <text:p>10.0.0.1</text:p>
          </table:table-cell>
          <table:table-cell office:value-type="string" office:string-value="8.8.8.8" table:formula="of:=$$BLOCK1_DNS" table:style-name="ce5">
            <text:p>8.8.8.8</text:p>
          </table:table-cell>
          <table:table-cell office:value-type="string" table:style-name="ce1">
            <text:p>Host Only Adapter #2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5">
            <text:p>Adapter 2</text:p>
          </table:table-cell>
          <table:table-cell office:value-type="string" table:style-name="ce5">
            <text:p>Provider</text:p>
          </table:table-cell>
          <table:table-cell office:value-type="string" office:string-value="eth1" table:formula="of:=$$PROV_NET_IFACE" table:style-name="ce5">
            <text:p>eth1</text:p>
          </table:table-cell>
          <table:table-cell office:value-type="string" table:style-name="ce5">
            <text:p>manual</text:p>
          </table:table-cell>
          <table:table-cell office:value-type="string" table:style-name="ce6">
            <text:p>---</text:p>
          </table:table-cell>
          <table:table-cell office:value-type="string" table:style-name="ce6">
            <text:p>---</text:p>
          </table:table-cell>
          <table:table-cell office:value-type="string" table:style-name="ce6">
            <text:p>---</text:p>
          </table:table-cell>
          <table:table-cell office:value-type="string" table:style-name="ce6">
            <text:p>---</text:p>
          </table:table-cell>
          <table:table-cell office:value-type="string" table:style-name="ce1">
            <text:p>NAT Network ProviderNetwork1</text:p>
          </table:table-cell>
          <table:table-cell table:style-name="ce1"/>
          <table:table-cell office:value-type="string" table:style-name="ce22">
            <text:p>Promiscuous Mode: Allow All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5">
            <text:p>Adapter 3</text:p>
          </table:table-cell>
          <table:table-cell office:value-type="string" table:style-name="ce5">
            <text:p>Internet</text:p>
          </table:table-cell>
          <table:table-cell office:value-type="string" table:style-name="ce13">
            <text:p>wlan0</text:p>
          </table:table-cell>
          <table:table-cell office:value-type="string" table:style-name="ce13">
            <text:p>NetworkManager</text:p>
          </table:table-cell>
          <table:table-cell office:value-type="string" table:style-name="ce13">
            <text:p>DHCP</text:p>
          </table:table-cell>
          <table:table-cell office:value-type="string" table:style-name="ce13">
            <text:p>DHCP</text:p>
          </table:table-cell>
          <table:table-cell office:value-type="string" table:style-name="ce13">
            <text:p>DHCP</text:p>
          </table:table-cell>
          <table:table-cell office:value-type="string" table:style-name="ce13">
            <text:p>DHCP</text:p>
          </table:table-cell>
          <table:table-cell office:value-type="string" table:style-name="ce1">
            <text:p>NAT Network NatNetwork1</text:p>
          </table:table-cell>
          <table:table-cell table:number-columns-repeated="16374" table:style-name="ce1"/>
        </table:table-row>
        <table:table-row table:number-rows-repeated="2" table:style-name="ro1">
          <table:table-cell table:number-columns-repeated="16384"/>
        </table:table-row>
        <table:table-row table:style-name="ro3">
          <table:table-cell/>
          <table:table-cell office:value-type="string" table:style-name="ce4">
            <text:p>Operating System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0">
            <text:p>Name</text:p>
          </table:table-cell>
          <table:table-cell office:value-type="string" office:string-value="Ubuntu Server 16.04 LTS" table:formula="of:=$$HOST_OS_NAME" table:style-name="ce1">
            <text:p>Ubuntu Server 16.04 LTS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0">
            <text:p>Link</text:p>
          </table:table-cell>
          <table:table-cell office:value-type="string" office:string-value="https://www.ubuntu.com/download/server" table:formula="of:=$$HOST_OS_LINK" table:style-name="ce1">
            <text:p>https://www.ubuntu.com/download/server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Operating System Installation Options</text:p>
          </table:table-cell>
          <table:table-cell table:number-columns-repeated="16382" table:style-name="ce1"/>
        </table:table-row>
        <table:table-row table:style-name="ro1">
          <table:table-cell/>
          <table:table-cell table:number-columns-repeated="3" table:style-name="ce1"/>
          <table:table-cell office:value-type="string" table:style-name="ce3">
            <text:p>Recommended</text:p>
          </table:table-cell>
          <table:table-cell table:style-name="ce1"/>
          <table:table-cell office:value-type="string" table:style-name="ce11">
            <text:p>Actual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1. Language</text:p>
          </table:table-cell>
          <table:table-cell table:number-columns-repeated="2" table:style-name="ce1"/>
          <table:table-cell office:value-type="string" table:style-name="ce1">
            <text:p>English</text:p>
          </table:table-cell>
          <table:table-cell table:style-name="ce1"/>
          <table:table-cell office:value-type="string" table:style-name="ce13">
            <text:p>English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2. Hit F4 to choose 'Modes'</text:p>
          </table:table-cell>
          <table:table-cell table:number-columns-repeated="2" table:style-name="ce1"/>
          <table:table-cell office:value-type="string" table:style-name="ce1">
            <text:p>Install a Minimal Virtual Machine</text:p>
          </table:table-cell>
          <table:table-cell table:style-name="ce1"/>
          <table:table-cell office:value-type="string" table:style-name="ce13">
            <text:p>Install a Minimal Virtual Machin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3. Press Enter to 'Install Ubuntu Server'</text:p>
          </table:table-cell>
          <table:table-cell table:number-columns-repeated="4" table:style-name="ce1"/>
          <table:table-cell table:style-name="ce13"/>
          <table:table-cell table:number-columns-repeated="16377"/>
        </table:table-row>
        <table:table-row table:style-name="ro1">
          <table:table-cell/>
          <table:table-cell office:value-type="string" table:style-name="ce1">
            <text:p>4. Choose Language</text:p>
          </table:table-cell>
          <table:table-cell table:number-columns-repeated="2" table:style-name="ce1"/>
          <table:table-cell office:value-type="string" table:style-name="ce1">
            <text:p>English-English</text:p>
          </table:table-cell>
          <table:table-cell table:style-name="ce1"/>
          <table:table-cell office:value-type="string" table:style-name="ce13">
            <text:p>English-English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5. Select your location<text:s/></text:p>
          </table:table-cell>
          <table:table-cell table:number-columns-repeated="2" table:style-name="ce1"/>
          <table:table-cell office:value-type="string" table:style-name="ce1">
            <text:p>United States</text:p>
          </table:table-cell>
          <table:table-cell table:style-name="ce1"/>
          <table:table-cell office:value-type="string" table:style-name="ce13">
            <text:p>United State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6. Detect keyboard layout?</text:p>
          </table:table-cell>
          <table:table-cell table:number-columns-repeated="2" table:style-name="ce1"/>
          <table:table-cell office:value-type="string" table:style-name="ce1">
            <text:p>No</text:p>
          </table:table-cell>
          <table:table-cell table:style-name="ce1"/>
          <table:table-cell office:value-type="string" table:style-name="ce13">
            <text:p>No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7. Keyboard layout</text:p>
          </table:table-cell>
          <table:table-cell table:number-columns-repeated="2" table:style-name="ce1"/>
          <table:table-cell office:value-type="string" table:style-name="ce1">
            <text:p>English (US)</text:p>
          </table:table-cell>
          <table:table-cell table:style-name="ce1"/>
          <table:table-cell office:value-type="string" table:style-name="ce13">
            <text:p>English (US)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8. Primary network interface</text:p>
          </table:table-cell>
          <table:table-cell table:number-columns-repeated="2" table:style-name="ce1"/>
          <table:table-cell office:value-type="string" table:style-name="ce1">
            <text:p>enp0s3</text:p>
          </table:table-cell>
          <table:table-cell table:style-name="ce1"/>
          <table:table-cell office:value-type="string" table:style-name="ce13">
            <text:p>enp0s3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9. Network configration method</text:p>
          </table:table-cell>
          <table:table-cell table:number-columns-repeated="2" table:style-name="ce1"/>
          <table:table-cell office:value-type="string" table:style-name="ce1">
            <text:p>Configure network manualy</text:p>
          </table:table-cell>
          <table:table-cell table:style-name="ce1"/>
          <table:table-cell office:value-type="string" table:style-name="ce13">
            <text:p>Configure Network manual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10. IP address</text:p>
          </table:table-cell>
          <table:table-cell table:number-columns-repeated="2" table:style-name="ce1"/>
          <table:table-cell office:value-type="string" office:string-value="10.0.0.41" table:formula="of:=$$BLOCK1_IP" table:style-name="ce1">
            <text:p>10.0.0.41</text:p>
          </table:table-cell>
          <table:table-cell table:style-name="ce1"/>
          <table:table-cell office:value-type="string" table:style-name="ce13">
            <text:p>10.0.0.41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11. Netmask</text:p>
          </table:table-cell>
          <table:table-cell table:number-columns-repeated="2" table:style-name="ce1"/>
          <table:table-cell office:value-type="string" office:string-value="255.255.255.0" table:formula="of:=$$BLOCK1_NETMASK" table:style-name="ce1">
            <text:p>255.255.255.0</text:p>
          </table:table-cell>
          <table:table-cell table:style-name="ce1"/>
          <table:table-cell office:value-type="string" table:style-name="ce13">
            <text:p>255.255.255.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12. Gateway</text:p>
          </table:table-cell>
          <table:table-cell table:number-columns-repeated="2" table:style-name="ce1"/>
          <table:table-cell office:value-type="string" office:string-value="10.0.0.1" table:formula="of:=$$MGMT_NET_GW" table:style-name="ce1">
            <text:p>10.0.0.1</text:p>
          </table:table-cell>
          <table:table-cell table:style-name="ce1"/>
          <table:table-cell office:value-type="string" table:style-name="ce13">
            <text:p>10.0.0.1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13. Name server address</text:p>
          </table:table-cell>
          <table:table-cell table:number-columns-repeated="2" table:style-name="ce1"/>
          <table:table-cell office:value-type="string" office:string-value="8.8.8.8" table:formula="of:=$$BLOCK1_DNS" table:style-name="ce1">
            <text:p>8.8.8.8</text:p>
          </table:table-cell>
          <table:table-cell table:style-name="ce1"/>
          <table:table-cell office:value-type="string" table:style-name="ce13">
            <text:p>10.0.0.1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14. Hostname</text:p>
          </table:table-cell>
          <table:table-cell table:number-columns-repeated="2" table:style-name="ce1"/>
          <table:table-cell office:value-type="string" office:string-value="block1" table:formula="of:=$$BLOCK1_NAME" table:style-name="ce1">
            <text:p>block1</text:p>
          </table:table-cell>
          <table:table-cell table:style-name="ce1"/>
          <table:table-cell office:value-type="string" table:style-name="ce13">
            <text:p>compute1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15. Domain name</text:p>
          </table:table-cell>
          <table:table-cell table:number-columns-repeated="2" table:style-name="ce1"/>
          <table:table-cell table:style-name="ce2"/>
          <table:table-cell table:style-name="ce1"/>
          <table:table-cell table:style-name="ce13"/>
          <table:table-cell table:number-columns-repeated="16377"/>
        </table:table-row>
        <table:table-row table:style-name="ro1">
          <table:table-cell/>
          <table:table-cell office:value-type="string" table:style-name="ce1">
            <text:p>16. Full name of the new user</text:p>
          </table:table-cell>
          <table:table-cell table:number-columns-repeated="4" table:style-name="ce1"/>
          <table:table-cell office:value-type="string" table:style-name="ce13">
            <text:p>kri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17. Username for your account</text:p>
          </table:table-cell>
          <table:table-cell table:number-columns-repeated="4" table:style-name="ce1"/>
          <table:table-cell office:value-type="string" table:style-name="ce13">
            <text:p>kri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18. Choose password for the new user</text:p>
          </table:table-cell>
          <table:table-cell table:number-columns-repeated="4" table:style-name="ce1"/>
          <table:table-cell office:value-type="string" table:style-name="ce13">
            <text:p>openstack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19. Encrypt your home directory?</text:p>
          </table:table-cell>
          <table:table-cell table:number-columns-repeated="4" table:style-name="ce1"/>
          <table:table-cell office:value-type="string" table:style-name="ce13">
            <text:p>no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20. Select your time zone</text:p>
          </table:table-cell>
          <table:table-cell table:number-columns-repeated="4" table:style-name="ce1"/>
          <table:table-cell office:value-type="string" table:style-name="ce13">
            <text:p>Easter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21. Partitioning method</text:p>
          </table:table-cell>
          <table:table-cell table:number-columns-repeated="2" table:style-name="ce1"/>
          <table:table-cell office:value-type="string" table:style-name="ce1">
            <text:p>use entire disk and set up LVM</text:p>
          </table:table-cell>
          <table:table-cell table:style-name="ce1"/>
          <table:table-cell office:value-type="string" table:style-name="ce13">
            <text:p>use entire disk and set up LVM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22. HTTP Proxy</text:p>
          </table:table-cell>
          <table:table-cell table:number-columns-repeated="4" table:style-name="ce1"/>
          <table:table-cell office:value-type="string" table:style-name="ce13">
            <text:p>non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23. How to manage upgrades?</text:p>
          </table:table-cell>
          <table:table-cell table:number-columns-repeated="2" table:style-name="ce1"/>
          <table:table-cell office:value-type="string" table:style-name="ce1">
            <text:p>No automatic updates</text:p>
          </table:table-cell>
          <table:table-cell table:style-name="ce1"/>
          <table:table-cell office:value-type="string" table:style-name="ce13">
            <text:p>No automatic update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24. Choose software to install</text:p>
          </table:table-cell>
          <table:table-cell table:number-columns-repeated="2" table:style-name="ce1"/>
          <table:table-cell office:value-type="string" table:style-name="ce1">
            <text:p>OpenSSH Server</text:p>
          </table:table-cell>
          <table:table-cell table:style-name="ce1"/>
          <table:table-cell office:value-type="string" table:style-name="ce13">
            <text:p>OpenSSH Server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25. Install GRUB?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style-name="ce1"/>
          <table:table-cell office:value-type="string" table:style-name="ce13">
            <text:p>Yes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5">
          <table:table-cell/>
          <table:table-cell office:value-type="string" table:style-name="ce28">
            <text:p>Configure Security, Networking, Install Linux Utilities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Configure 'sudo' access for<text:s/></text:p>
          </table:table-cell>
          <table:table-cell table:style-name="ce1"/>
          <table:table-cell office:value-type="string" office:string-value="kris" table:formula="of:=$$BLOCK1_SSH_USER" table:style-name="ce3">
            <text:p>kri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30">
            <text:p>sudo su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30">
            <text:p>visudo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add following line at the bottom of the file: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office:string-value="kris ALL=(ALL) NOPASSWD:ALL" table:formula="of:=$$BLOCK1_SSH_USER&amp;&quot; ALL=(ALL) NOPASSWD:ALL&quot;" table:style-name="ce30">
            <text:p>kris ALL=(ALL) NOPASSWD:ALL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25">
            <text:p>save, exit and run sudo su again to test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Edit /etc/host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office:string-value="Remove 127.0.1.1 block1, if present" table:formula="of:=&quot;Remove 127.0.1.1 &quot;&amp;$$BLOCK1_NAME&amp;&quot;, if present&quot;" table:style-name="ce1">
            <text:p>Remove 127.0.1.1 block1, if present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Make sure following lines are present: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office:string-value="10.0.0.11 controller" table:formula="of:=$$CONTROLLER_IP&amp;&quot; &quot;&amp;$$CONTROLLER_NAME" table:style-name="ce30">
            <text:p>10.0.0.11 controller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office:string-value="10.0.0.31 compute1" table:formula="of:=$$COMPUTE1_IP&amp;&quot; &quot;&amp;$$COMPUTE1_NAME" table:style-name="ce30">
            <text:p>10.0.0.31 compute1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office:string-value="10.0.0.41 block1" table:formula="of:=$$BLOCK1_IP&amp;&quot; &quot;&amp;$$BLOCK1_NAME" table:style-name="ce30">
            <text:p>10.0.0.41 block1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Edit /etc/default/grub to include:</text:p>
          </table:table-cell>
          <table:table-cell table:number-columns-repeated="16382" table:style-name="ce1"/>
        </table:table-row>
        <table:table-row table:style-name="ro6">
          <table:table-cell/>
          <table:table-cell office:value-type="string" table:style-name="ce32">
            <text:p>GRUB_CMDLINE_LINUX="net.ifnames=0 biosdevname=0"</text:p>
          </table:table-cell>
          <table:table-cell table:number-columns-repeated="16382"/>
        </table:table-row>
        <table:table-row table:style-name="ro6">
          <table:table-cell/>
          <table:table-cell office:value-type="string" table:style-name="ce29">
            <text:p>Run command:</text:p>
          </table:table-cell>
          <table:table-cell table:number-columns-repeated="16382"/>
        </table:table-row>
        <table:table-row table:style-name="ro6">
          <table:table-cell/>
          <table:table-cell office:value-type="string" table:style-name="ce32">
            <text:p>update-grub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31">
            <text:p>reboot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Enable Network Interface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30">
            <text:p>sudo su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Edit /etc/network/interface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ake sure following Interfaces definitions are present: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office:string-value="auto eth0" table:formula="of:=&quot;auto &quot;&amp;$$MGMT_NET_IFACE" table:style-name="ce30">
            <text:p>auto eth0</text:p>
          </table:table-cell>
          <table:table-cell table:number-columns-repeated="16382"/>
        </table:table-row>
        <table:table-row table:style-name="ro1">
          <table:table-cell/>
          <table:table-cell office:value-type="string" office:string-value="iface eth0 inet static" table:formula="of:=&quot;iface &quot;&amp;$$MGMT_NET_IFACE&amp;&quot; inet static&quot;" table:style-name="ce30">
            <text:p>iface eth0 inet static</text:p>
          </table:table-cell>
          <table:table-cell table:number-columns-repeated="16382"/>
        </table:table-row>
        <table:table-row table:style-name="ro1">
          <table:table-cell/>
          <table:table-cell office:value-type="string" office:string-value="  address 10.0.0.41" table:formula="of:=&quot;  address &quot;&amp;$$BLOCK1_IP" table:style-name="ce30">
            <text:p><text:s text:c="2"/>address 10.0.0.41</text:p>
          </table:table-cell>
          <table:table-cell table:number-columns-repeated="16382"/>
        </table:table-row>
        <table:table-row table:style-name="ro1">
          <table:table-cell/>
          <table:table-cell office:value-type="string" office:string-value="  netmask 255.255.255.0" table:formula="of:=&quot;  netmask &quot;&amp;$$BLOCK1_NETMASK" table:style-name="ce30">
            <text:p><text:s text:c="2"/>netmask 255.255.255.0</text:p>
          </table:table-cell>
          <table:table-cell table:number-columns-repeated="16382"/>
        </table:table-row>
        <table:table-row table:style-name="ro1">
          <table:table-cell/>
          <table:table-cell office:value-type="string" office:string-value="  dns-nameservers 8.8.8.8" table:formula="of:=&quot;  dns-nameservers &quot;&amp;$$BLOCK1_DNS" table:style-name="ce30">
            <text:p><text:s text:c="2"/>dns-nameservers 8.8.8.8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30">
            <text:p>auto eth2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30">
            <text:p>iface eth2 inet dhcp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Reboot the system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Run 'ifconfig' as superuser to verify settings.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Verify connectivity to other hosts, once configured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30">
            <text:p>ping -c 3 openstack.org</text:p>
          </table:table-cell>
          <table:table-cell table:number-columns-repeated="16382"/>
        </table:table-row>
        <table:table-row table:style-name="ro1">
          <table:table-cell/>
          <table:table-cell office:value-type="string" office:string-value="ping -c 3 controller" table:formula="of:=&quot;ping -c 3 &quot;&amp;$$CONTROLLER_NAME" table:style-name="ce30">
            <text:p>ping -c 3 controller</text:p>
          </table:table-cell>
          <table:table-cell table:number-columns-repeated="16382"/>
        </table:table-row>
        <table:table-row table:style-name="ro1">
          <table:table-cell/>
          <table:table-cell office:value-type="string" office:string-value="ping -c 3 compute1" table:formula="of:=&quot;ping -c 3 &quot;&amp;$$COMPUTE1_NAME" table:style-name="ce30">
            <text:p>ping -c 3 compute1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Install basic Linux Utilitie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Run following commands: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30">
            <text:p>sudo su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30">
            <text:p>apt updat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30">
            <text:p>apt install vim glances curl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30">
            <text:p>apt upgrade -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30">
            <text:p>reboot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5">
          <table:table-cell/>
          <table:table-cell office:value-type="string" table:style-name="ce34">
            <text:p>Install and Configure Network Time Protocol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Install and Configure Components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0">
            <text:p>sudo su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30">
            <text:p>apt install chrony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Edit<text:s/><text:span text:style-name="T2">/etc/chrony/chrony.conf</text:span>: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et<text:s/><text:span text:style-name="T2">server</text:span><text:span text:style-name="T3"><text:s/>to<text:s/></text:span><text:span text:style-name="T2">controller</text:span>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30">
            <text:p>server controller iburst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33">
            <text:p><text:span text:style-name="T3">comment out<text:s/></text:span><text:span text:style-name="T2">pool 2.debian.pool.ntp.org offline iburst</text:span><text:span text:style-name="T3"><text:s/>line.</text:span>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ave and quit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Restart<text:s/><text:span text:style-name="T2">chrony</text:span><text:span text:style-name="T3"><text:s/>service:</text:span>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30">
            <text:p>service chrony restart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Verify: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30">
            <text:p>chronyc sources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5">
          <table:table-cell/>
          <table:table-cell office:value-type="string" table:style-name="ce34">
            <text:p>Install Basic OpenStack Packages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0">
            <text:p>sudo su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30">
            <text:p>apt install software-properties-common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30">
            <text:p>add-apt-repository cloud-archive:pik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30">
            <text:p>apt update &amp;&amp; apt dist-upgrad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30">
            <text:p>reboot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30">
            <text:p>apt install python-openstackclient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42"/>
          <table:table-cell table:number-columns-repeated="16383" table:style-name="ce42"/>
        </table:table-row>
        <table:table-row table:style-name="ro3">
          <table:table-cell/>
          <table:table-cell office:value-type="string" table:style-name="ce50">
            <text:p>Install Keystone Identity Service on Controller Node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42"/>
          <table:table-cell table:number-columns-repeated="16383" table:style-name="ce42"/>
        </table:table-row>
        <table:table-row table:style-name="ro3">
          <table:table-cell/>
          <table:table-cell office:value-type="string" table:style-name="ce50">
            <text:p>Install Glance Image Service on Controller Node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42"/>
          <table:table-cell table:number-columns-repeated="16383" table:style-name="ce42"/>
        </table:table-row>
        <table:table-row table:style-name="ro3">
          <table:table-cell/>
          <table:table-cell office:value-type="string" table:style-name="ce50">
            <text:p>Install Compute Service on Controller Node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42"/>
          <table:table-cell table:number-columns-repeated="16383" table:style-name="ce42"/>
        </table:table-row>
        <table:table-row table:style-name="ro3">
          <table:table-cell/>
          <table:table-cell office:value-type="string" table:style-name="ce50">
            <text:p>Install Compute Service on Compute Node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42"/>
          <table:table-cell table:number-columns-repeated="16383" table:style-name="ce42"/>
        </table:table-row>
        <table:table-row table:style-name="ro3">
          <table:table-cell/>
          <table:table-cell office:value-type="string" table:style-name="ce50">
            <text:p>Install Network Service on Controller Node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42"/>
          <table:table-cell table:number-columns-repeated="16383" table:style-name="ce42"/>
        </table:table-row>
        <table:table-row table:style-name="ro3">
          <table:table-cell/>
          <table:table-cell office:value-type="string" table:style-name="ce50">
            <text:p>Install Network Service on Compute Node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42"/>
          <table:table-cell table:number-columns-repeated="16383" table:style-name="ce42"/>
        </table:table-row>
        <table:table-row table:style-name="ro2">
          <table:table-cell/>
          <table:table-cell office:value-type="string" table:style-name="ce16">
            <text:p>Install Block Storage Service on Storage Node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3">
            <text:p>Install Supporting Package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Run following commands: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45">
            <text:p>sudo su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/>
          <table:table-cell office:value-type="string" table:style-name="ce45">
            <text:p>apt update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/>
          <table:table-cell office:value-type="string" table:style-name="ce45">
            <text:p>apt install -y lvm2 thin-provisioning-tools crudini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/>
          <table:table-cell table:style-name="ce62"/>
          <table:table-cell table:number-columns-repeated="8" table:style-name="ce41"/>
          <table:table-cell table:number-columns-repeated="16374"/>
        </table:table-row>
        <table:table-row table:style-name="ro1">
          <table:table-cell/>
          <table:table-cell office:value-type="string" table:style-name="ce65">
            <text:p>Verify sdb Disk</text:p>
          </table:table-cell>
          <table:table-cell table:number-columns-repeated="8" table:style-name="ce41"/>
          <table:table-cell table:number-columns-repeated="16374"/>
        </table:table-row>
        <table:table-row table:style-name="ro1">
          <table:table-cell/>
          <table:table-cell office:value-type="string" table:style-name="ce66">
            <text:p>Run following command:</text:p>
          </table:table-cell>
          <table:table-cell table:number-columns-repeated="8" table:style-name="ce41"/>
          <table:table-cell table:number-columns-repeated="16374"/>
        </table:table-row>
        <table:table-row table:style-name="ro1">
          <table:table-cell/>
          <table:table-cell table:style-name="ce65"/>
          <table:table-cell table:number-columns-repeated="8" table:style-name="ce41"/>
          <table:table-cell table:number-columns-repeated="16374"/>
        </table:table-row>
        <table:table-row table:style-name="ro1">
          <table:table-cell/>
          <table:table-cell office:value-type="string" table:style-name="ce45">
            <text:p>fdisk -l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61">
            <text:p>Create LVM Physical Volume /dev/sdb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40">
            <text:p>Run following command: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45">
            <text:p>pvcreate /dev/sdb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3">
            <text:p>Create LVM Volume Group "cinder-volumes"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Run following command: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45">
            <text:p>vgcreate cinder-volumes /dev/sdb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3">
            <text:p>Edit LVM Configuration File /etc/lvm/lvm.conf to include following line in devices section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47">
            <text:p>filter = [ "a/sda/", "a/sdb/", "r/.*/"]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3">
            <text:p>Install Cinder Package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Run following command: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45">
            <text:p>apt install -y cinder-volume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3">
            <text:p>Configure Database and RabbitMQ Acces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Run following commands: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office:string-value="crudini --set /etc/cinder/cinder.conf database connection mysql+pymysql://cinder:openstack@controller/cinder" table:formula="of:=&quot;crudini --set /etc/cinder/cinder.conf database connection mysql+pymysql://cinder:&quot;&amp;$$CINDER_DBPASS&amp;&quot;@&quot;&amp;$$CONTROLLER_NAME&amp;&quot;/cinder&quot;" table:style-name="ce45">
            <text:p>crudini --set /etc/cinder/cinder.conf database connection mysql+pymysql://cinder:openstack@controller/cinder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/>
          <table:table-cell office:value-type="string" office:string-value="crudini --set /etc/cinder/cinder.conf DEFAULT transport_url rabbit://openstack:openstack@controller" table:formula="of:=&quot;crudini --set /etc/cinder/cinder.conf DEFAULT transport_url rabbit://openstack:&quot;&amp;$$RABBIT_PASS&amp;&quot;@&quot;&amp;$$CONTROLLER_NAME" table:style-name="ce45">
            <text:p>crudini --set /etc/cinder/cinder.conf DEFAULT transport_url rabbit://openstack:openstack@controller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3">
            <text:p>Configure Identity Service Acces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Run following commands: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office:string-value="crudini --set /etc/cinder/cinder.conf DEFAULT auth_strategy keystone" table:formula="of:=&quot;crudini --set /etc/cinder/cinder.conf DEFAULT auth_strategy keystone&quot;" table:style-name="ce45">
            <text:p>crudini --set /etc/cinder/cinder.conf DEFAULT auth_strategy keystone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/>
          <table:table-cell office:value-type="string" office:string-value="crudini --set /etc/cinder/cinder.conf keystone_authtoken auth_uri = http://controller:5000" table:formula="of:=&quot;crudini --set /etc/cinder/cinder.conf keystone_authtoken auth_uri = http://&quot;&amp;$$CONTROLLER_NAME&amp;&quot;:5000&quot;" table:style-name="ce45">
            <text:p>crudini --set /etc/cinder/cinder.conf keystone_authtoken auth_uri = http://controller:5000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/>
          <table:table-cell office:value-type="string" office:string-value="crudini --set /etc/cinder/cinder.conf keystone_authtoken auth_url http://controller:35357" table:formula="of:=&quot;crudini --set /etc/cinder/cinder.conf keystone_authtoken auth_url http://&quot;&amp;$$CONTROLLER_NAME&amp;&quot;:35357&quot;" table:style-name="ce45">
            <text:p>crudini --set /etc/cinder/cinder.conf keystone_authtoken auth_url http://controller:35357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/>
          <table:table-cell office:value-type="string" office:string-value="crudini --set /etc/cinder/cinder.conf keystone_authtoken memcached_servers controller:11211" table:formula="of:=&quot;crudini --set /etc/cinder/cinder.conf keystone_authtoken memcached_servers &quot;&amp;$$CONTROLLER_NAME&amp;&quot;:11211&quot;" table:style-name="ce45">
            <text:p>crudini --set /etc/cinder/cinder.conf keystone_authtoken memcached_servers controller:11211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/>
          <table:table-cell office:value-type="string" office:string-value="crudini --set /etc/cinder/cinder.conf keystone_authtoken auth_type password" table:formula="of:=&quot;crudini --set /etc/cinder/cinder.conf keystone_authtoken auth_type password&quot;" table:style-name="ce45">
            <text:p>crudini --set /etc/cinder/cinder.conf keystone_authtoken auth_type password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/>
          <table:table-cell office:value-type="string" office:string-value="crudini --set /etc/cinder/cinder.conf keystone_authtoken project_domain_name default" table:formula="of:=&quot;crudini --set /etc/cinder/cinder.conf keystone_authtoken project_domain_name default&quot;" table:style-name="ce45">
            <text:p>crudini --set /etc/cinder/cinder.conf keystone_authtoken project_domain_name default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/>
          <table:table-cell office:value-type="string" office:string-value="crudini --set /etc/cinder/cinder.conf keystone_authtoken user_domain_name default" table:formula="of:=&quot;crudini --set /etc/cinder/cinder.conf keystone_authtoken user_domain_name default&quot;" table:style-name="ce45">
            <text:p>crudini --set /etc/cinder/cinder.conf keystone_authtoken user_domain_name default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/>
          <table:table-cell office:value-type="string" office:string-value="crudini --set /etc/cinder/cinder.conf keystone_authtoken project_name service" table:formula="of:=&quot;crudini --set /etc/cinder/cinder.conf keystone_authtoken project_name service&quot;" table:style-name="ce45">
            <text:p>crudini --set /etc/cinder/cinder.conf keystone_authtoken project_name service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/>
          <table:table-cell office:value-type="string" office:string-value="crudini --set /etc/cinder/cinder.conf keystone_authtoken username cinder" table:formula="of:=&quot;crudini --set /etc/cinder/cinder.conf keystone_authtoken username cinder&quot;" table:style-name="ce45">
            <text:p>crudini --set /etc/cinder/cinder.conf keystone_authtoken username cinder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/>
          <table:table-cell office:value-type="string" office:string-value="crudini --set /etc/cinder/cinder.conf keystone_authtoken password openstack" table:formula="of:=&quot;crudini --set /etc/cinder/cinder.conf keystone_authtoken password &quot;&amp;$$CINDER_PASS" table:style-name="ce45">
            <text:p>crudini --set /etc/cinder/cinder.conf keystone_authtoken password openstack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3">
            <text:p>Configure my_ip Parameter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Run following command: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office:string-value="crudini --set /etc/cinder/cinder.conf DEFAULT my_ip 10.0.0.41" table:formula="of:=&quot;crudini --set /etc/cinder/cinder.conf DEFAULT my_ip &quot;&amp;$$BLOCK1_IP" table:style-name="ce45">
            <text:p>crudini --set /etc/cinder/cinder.conf DEFAULT my_ip 10.0.0.41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3">
            <text:p>Configure LVM Backend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Run following commands: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office:string-value="crudini --set /etc/cinder/cinder.conf lvm volume_driver cinder.volume.drivers.lvm.LVMVolumeDriver" table:formula="of:=&quot;crudini --set /etc/cinder/cinder.conf lvm volume_driver cinder.volume.drivers.lvm.LVMVolumeDriver&quot;" table:style-name="ce45">
            <text:p>crudini --set /etc/cinder/cinder.conf lvm volume_driver cinder.volume.drivers.lvm.LVMVolumeDriver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/>
          <table:table-cell office:value-type="string" office:string-value="crudini --set /etc/cinder/cinder.conf lvm volume_group cinder-volumes" table:formula="of:=&quot;crudini --set /etc/cinder/cinder.conf lvm volume_group cinder-volumes&quot;" table:style-name="ce45">
            <text:p>crudini --set /etc/cinder/cinder.conf lvm volume_group cinder-volumes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/>
          <table:table-cell office:value-type="string" office:string-value="crudini --set /etc/cinder/cinder.conf lvm iscsi_protocol iscsi" table:formula="of:=&quot;crudini --set /etc/cinder/cinder.conf lvm iscsi_protocol iscsi&quot;" table:style-name="ce45">
            <text:p>crudini --set /etc/cinder/cinder.conf lvm iscsi_protocol iscsi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/>
          <table:table-cell office:value-type="string" office:string-value="crudini --set /etc/cinder/cinder.conf lvm iscsi_helper tgtadm" table:formula="of:=&quot;crudini --set /etc/cinder/cinder.conf lvm iscsi_helper tgtadm&quot;" table:style-name="ce45">
            <text:p>crudini --set /etc/cinder/cinder.conf lvm iscsi_helper tgtadm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3">
            <text:p>Enable LVM Backend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Run following command: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office:string-value="crudini --set /etc/cinder/cinder.conf DEFAULT enabled_backends lvm" table:formula="of:=&quot;crudini --set /etc/cinder/cinder.conf DEFAULT enabled_backends lvm&quot;" table:style-name="ce45">
            <text:p>crudini --set /etc/cinder/cinder.conf DEFAULT enabled_backends lvm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3">
            <text:p>Configure Location of Image Service and Lock Path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Run following commands: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office:string-value="crudini --set /etc/cinder/cinder.conf DEFAULT glance_api_servers http://controller:9292" table:formula="of:=&quot;crudini --set /etc/cinder/cinder.conf DEFAULT glance_api_servers http://&quot;&amp;$$CONTROLLER_NAME&amp;&quot;:9292&quot;" table:style-name="ce45">
            <text:p>crudini --set /etc/cinder/cinder.conf DEFAULT glance_api_servers http://controller:9292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/>
          <table:table-cell office:value-type="string" office:string-value="crudini --set /etc/cinder/cinder.conf oslo_concurrency lock_path /var/lib/cinder/tmp" table:formula="of:=&quot;crudini --set /etc/cinder/cinder.conf oslo_concurrency lock_path /var/lib/cinder/tmp&quot;" table:style-name="ce45">
            <text:p>crudini --set /etc/cinder/cinder.conf oslo_concurrency lock_path /var/lib/cinder/tmp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Restart Service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Run following commands: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45">
            <text:p>service tgt restart</text:p>
          </table:table-cell>
          <table:table-cell table:number-columns-repeated="8" table:style-name="ce46"/>
          <table:table-cell table:number-columns-repeated="16374"/>
        </table:table-row>
        <table:table-row table:style-name="ro1">
          <table:table-cell/>
          <table:table-cell office:value-type="string" table:style-name="ce45">
            <text:p>service cinder-volume restart</text:p>
          </table:table-cell>
          <table:table-cell table:number-columns-repeated="8" table:style-name="ce46"/>
          <table:table-cell table:number-columns-repeated="16374"/>
        </table:table-row>
        <table:table-row table:number-rows-repeated="1048335" table:style-name="ro1">
          <table:table-cell table:number-columns-repeated="16384"/>
        </table:table-row>
      </table:table>
      <table:named-expressions>
        <table:named-range table:name="ADMIN_PASS" table:cell-range-address="General.$D$16" table:base-cell-address="General.$A$1"/>
        <table:named-range table:name="BLOCK1_DNS" table:cell-range-address="General.$I$18" table:base-cell-address="General.$A$1"/>
        <table:named-range table:name="BLOCK1_IP" table:cell-range-address="General.$G$18" table:base-cell-address="General.$A$1"/>
        <table:named-range table:name="BLOCK1_NAME" table:cell-range-address="General.$F$18" table:base-cell-address="General.$A$1"/>
        <table:named-range table:name="BLOCK1_NETMASK" table:cell-range-address="General.$H$18" table:base-cell-address="General.$A$1"/>
        <table:named-range table:name="BLOCK1_SSH_PASS" table:cell-range-address="General.$H$26" table:base-cell-address="General.$A$1"/>
        <table:named-range table:name="BLOCK1_SSH_USER" table:cell-range-address="General.$G$26" table:base-cell-address="General.$A$1"/>
        <table:named-range table:name="CINDER_DBPASS" table:cell-range-address="General.$D$17" table:base-cell-address="General.$A$1"/>
        <table:named-range table:name="CINDER_PASS" table:cell-range-address="General.$D$18" table:base-cell-address="General.$A$1"/>
        <table:named-range table:name="COMPUTE1_DNS" table:cell-range-address="General.$I$16" table:base-cell-address="General.$A$1"/>
        <table:named-range table:name="COMPUTE1_IP" table:cell-range-address="General.$G$16" table:base-cell-address="General.$A$1"/>
        <table:named-range table:name="COMPUTE1_NAME" table:cell-range-address="General.$F$16" table:base-cell-address="General.$A$1"/>
        <table:named-range table:name="COMPUTE1_NETMASK" table:cell-range-address="General.$H$16" table:base-cell-address="General.$A$1"/>
        <table:named-range table:name="COMPUTE1_SSH_PASS" table:cell-range-address="General.$H$24" table:base-cell-address="General.$A$1"/>
        <table:named-range table:name="COMPUTE1_SSH_USER" table:cell-range-address="General.$G$24" table:base-cell-address="General.$A$1"/>
        <table:named-range table:name="COMPUTE2_DNS" table:cell-range-address="General.$I$17" table:base-cell-address="General.$A$1"/>
        <table:named-range table:name="COMPUTE2_IP" table:cell-range-address="General.$G$17" table:base-cell-address="General.$A$1"/>
        <table:named-range table:name="COMPUTE2_NAME" table:cell-range-address="General.$F$17" table:base-cell-address="General.$A$1"/>
        <table:named-range table:name="COMPUTE2_NETMASK" table:cell-range-address="General.$H$17" table:base-cell-address="General.$A$1"/>
        <table:named-range table:name="COMPUTE2_SSH_PASS" table:cell-range-address="General.$H$25" table:base-cell-address="General.$A$1"/>
        <table:named-range table:name="COMPUTE2_SSH_USER" table:cell-range-address="General.$G$25" table:base-cell-address="General.$A$1"/>
        <table:named-range table:name="CONTROLLER_DNS" table:cell-range-address="General.$I$15" table:base-cell-address="General.$A$1"/>
        <table:named-range table:name="CONTROLLER_IP" table:cell-range-address="General.$G$15" table:base-cell-address="General.$A$1"/>
        <table:named-range table:name="CONTROLLER_NAME" table:cell-range-address="General.$F$15" table:base-cell-address="General.$A$1"/>
        <table:named-range table:name="CONTROLLER_NETMASK" table:cell-range-address="General.$H$15" table:base-cell-address="General.$A$1"/>
        <table:named-range table:name="CONTROLLER_SSH_PASS" table:cell-range-address="General.$H$23" table:base-cell-address="General.$A$1"/>
        <table:named-range table:name="CONTROLLER_SSH_USER" table:cell-range-address="General.$G$23" table:base-cell-address="General.$A$1"/>
        <table:named-range table:name="DASH_DBPASS" table:cell-range-address="General.$D$19" table:base-cell-address="General.$A$1"/>
        <table:named-range table:name="DEMO_PASS" table:cell-range-address="General.$D$20" table:base-cell-address="General.$A$1"/>
        <table:named-range table:name="GLANCE_DBPASS" table:cell-range-address="General.$D$21" table:base-cell-address="General.$A$1"/>
        <table:named-range table:name="GLANCE_PASS" table:cell-range-address="General.$D$22" table:base-cell-address="General.$A$1"/>
        <table:named-range table:name="HOST_OS_LINK" table:cell-range-address="General.$H$7" table:base-cell-address="General.$A$1"/>
        <table:named-range table:name="HOST_OS_NAME" table:cell-range-address="General.$H$6" table:base-cell-address="General.$A$1"/>
        <table:named-range table:name="KEYSTONE_DBPASS" table:cell-range-address="General.$D$23" table:base-cell-address="General.$A$1"/>
        <table:named-range table:name="METADATA_SECRET" table:cell-range-address="General.$D$24" table:base-cell-address="General.$A$1"/>
        <table:named-range table:name="MGMT_NET_CIDR" table:cell-range-address="General.$C$6" table:base-cell-address="General.$A$1"/>
        <table:named-range table:name="MGMT_NET_GW" table:cell-range-address="General.$D$6" table:base-cell-address="General.$A$1"/>
        <table:named-range table:name="MGMT_NET_IFACE" table:cell-range-address="General.$E$6" table:base-cell-address="General.$A$1"/>
        <table:named-range table:name="MySQL_root" table:cell-range-address="General.$D$15" table:base-cell-address="General.$A$1"/>
        <table:named-range table:name="NEUTRON_DBPASS" table:cell-range-address="General.$D$25" table:base-cell-address="General.$A$1"/>
        <table:named-range table:name="NEUTRON_PASS" table:cell-range-address="General.$D$26" table:base-cell-address="General.$A$1"/>
        <table:named-range table:name="NOVA_DBPASS" table:cell-range-address="General.$D$27" table:base-cell-address="General.$A$1"/>
        <table:named-range table:name="NOVA_PASS" table:cell-range-address="General.$D$28" table:base-cell-address="General.$A$1"/>
        <table:named-range table:name="PLACEMENT_PASS" table:cell-range-address="General.$D$29" table:base-cell-address="General.$A$1"/>
        <table:named-range table:name="PROV_NET_CIDR" table:cell-range-address="General.$C$7" table:base-cell-address="General.$A$1"/>
        <table:named-range table:name="PROV_NET_GW" table:cell-range-address="General.$D$7" table:base-cell-address="General.$A$1"/>
        <table:named-range table:name="PROV_NET_IFACE" table:cell-range-address="General.$E$7" table:base-cell-address="General.$A$1"/>
        <table:named-range table:name="RABBIT_PASS" table:cell-range-address="General.$D$30" table:base-cell-address="General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urier" svg:font-family="Courier"/>
    <style:font-face style:name="Courier New" svg:font-family="&quot;Courier New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709</meta:generator>
    <dc:title/>
    <dc:description/>
    <dc:subject/>
    <meta:initial-creator>Krzysztof Celmer</meta:initial-creator>
    <dc:creator>Krzysztof Celmer</dc:creator>
    <meta:creation-date>2018-04-24T07:20:52Z</meta:creation-date>
    <dc:date>2018-07-16T12:42:37Z</dc:date>
  </office:meta>
</office:document-meta>
</file>